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T_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 = 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1.67111" calcext:value-type="float">
            <text:p>-1.67111</text:p>
          </table:table-cell>
          <table:table-cell office:value-type="float" office:value="0" calcext:value-type="float">
            <text:p>0</text:p>
          </table:table-cell>
          <table:table-cell office:value-type="float" office:value="2.79261" calcext:value-type="float">
            <text:p>2.79261</text:p>
          </table:table-cell>
          <table:table-cell office:value-type="float" office:value="7.79868" calcext:value-type="float">
            <text:p>7.79868</text:p>
          </table:table-cell>
          <table:table-cell office:value-type="float" office:value="0.04" calcext:value-type="float">
            <text:p>0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47.6346" calcext:value-type="float">
            <text:p>47.63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1.84889" calcext:value-type="float">
            <text:p>-1.84889</text:p>
          </table:table-cell>
          <table:table-cell office:value-type="float" office:value="0" calcext:value-type="float">
            <text:p>0</text:p>
          </table:table-cell>
          <table:table-cell office:value-type="float" office:value="3.41839" calcext:value-type="float">
            <text:p>3.41839</text:p>
          </table:table-cell>
          <table:table-cell office:value-type="float" office:value="11.6854" calcext:value-type="float">
            <text:p>11.6854</text:p>
          </table:table-cell>
          <table:table-cell office:value-type="float" office:value="0.237778" calcext:value-type="float">
            <text:p>0.237778</text:p>
          </table:table-cell>
          <table:table-cell office:value-type="float" office:value="0.0565383" calcext:value-type="float">
            <text:p>0.0565383</text:p>
          </table:table-cell>
          <table:table-cell office:value-type="float" office:value="0.00319658" calcext:value-type="float">
            <text:p>0.00319658</text:p>
          </table:table-cell>
          <table:table-cell office:value-type="float" office:value="13.8858" calcext:value-type="float">
            <text:p>13.88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-1.28" calcext:value-type="float">
            <text:p>-1.28</text:p>
          </table:table-cell>
          <table:table-cell office:value-type="float" office:value="0" calcext:value-type="float">
            <text:p>0</text:p>
          </table:table-cell>
          <table:table-cell office:value-type="float" office:value="1.6384" calcext:value-type="float">
            <text:p>1.6384</text:p>
          </table:table-cell>
          <table:table-cell office:value-type="float" office:value="2.68435" calcext:value-type="float">
            <text:p>2.68435</text:p>
          </table:table-cell>
          <table:table-cell office:value-type="float" office:value="0.104444" calcext:value-type="float">
            <text:p>0.104444</text:p>
          </table:table-cell>
          <table:table-cell office:value-type="float" office:value="0.0109086" calcext:value-type="float">
            <text:p>0.0109086</text:p>
          </table:table-cell>
          <table:table-cell office:value-type="float" office:value="0.000118998" calcext:value-type="float">
            <text:p>0.000118998</text:p>
          </table:table-cell>
          <table:table-cell office:value-type="float" office:value="16.4487" calcext:value-type="float">
            <text:p>16.44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-1.29778" calcext:value-type="float">
            <text:p>-1.29778</text:p>
          </table:table-cell>
          <table:table-cell office:value-type="float" office:value="0" calcext:value-type="float">
            <text:p>0</text:p>
          </table:table-cell>
          <table:table-cell office:value-type="float" office:value="1.68423" calcext:value-type="float">
            <text:p>1.68423</text:p>
          </table:table-cell>
          <table:table-cell office:value-type="float" office:value="2.83662" calcext:value-type="float">
            <text:p>2.83662</text:p>
          </table:table-cell>
          <table:table-cell office:value-type="float" office:value="0.0977778" calcext:value-type="float">
            <text:p>0.0977778</text:p>
          </table:table-cell>
          <table:table-cell office:value-type="float" office:value="0.00956049" calcext:value-type="float">
            <text:p>0.00956049</text:p>
          </table:table-cell>
          <table:table-cell office:value-type="float" office:value="0.000091403" calcext:value-type="float">
            <text:p>9.1403E-05</text:p>
          </table:table-cell>
          <table:table-cell office:value-type="float" office:value="2.06212" calcext:value-type="float">
            <text:p>2.06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-1.12889" calcext:value-type="float">
            <text:p>-1.12889</text:p>
          </table:table-cell>
          <table:table-cell office:value-type="float" office:value="0" calcext:value-type="float">
            <text:p>0</text:p>
          </table:table-cell>
          <table:table-cell office:value-type="float" office:value="1.27439" calcext:value-type="float">
            <text:p>1.27439</text:p>
          </table:table-cell>
          <table:table-cell office:value-type="float" office:value="1.62407" calcext:value-type="float">
            <text:p>1.62407</text:p>
          </table:table-cell>
          <table:table-cell office:value-type="float" office:value="0.0155556" calcext:value-type="float">
            <text:p>0.0155556</text:p>
          </table:table-cell>
          <table:table-cell office:value-type="float" office:value="0.000241975" calcext:value-type="float">
            <text:p>0.000241975</text:p>
          </table:table-cell>
          <table:table-cell office:value-type="float" office:value="0.000000058552" calcext:value-type="float">
            <text:p>5.8552E-08</text:p>
          </table:table-cell>
          <table:table-cell office:value-type="float" office:value="5.03197" calcext:value-type="float">
            <text:p>5.031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-1.20889" calcext:value-type="float">
            <text:p>-1.20889</text:p>
          </table:table-cell>
          <table:table-cell office:value-type="float" office:value="0" calcext:value-type="float">
            <text:p>0</text:p>
          </table:table-cell>
          <table:table-cell office:value-type="float" office:value="1.46141" calcext:value-type="float">
            <text:p>1.46141</text:p>
          </table:table-cell>
          <table:table-cell office:value-type="float" office:value="2.13573" calcext:value-type="float">
            <text:p>2.13573</text:p>
          </table:table-cell>
          <table:table-cell office:value-type="float" office:value="0.04" calcext:value-type="float">
            <text:p>0.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0.40182" calcext:value-type="float">
            <text:p>0.401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float" office:value="-1.03111" calcext:value-type="float">
            <text:p>-1.03111</text:p>
          </table:table-cell>
          <table:table-cell office:value-type="float" office:value="0" calcext:value-type="float">
            <text:p>0</text:p>
          </table:table-cell>
          <table:table-cell office:value-type="float" office:value="1.06319" calcext:value-type="float">
            <text:p>1.06319</text:p>
          </table:table-cell>
          <table:table-cell office:value-type="float" office:value="1.13037" calcext:value-type="float">
            <text:p>1.13037</text:p>
          </table:table-cell>
          <table:table-cell office:value-type="float" office:value="0.0244444" calcext:value-type="float">
            <text:p>0.0244444</text:p>
          </table:table-cell>
          <table:table-cell office:value-type="float" office:value="0.000597531" calcext:value-type="float">
            <text:p>0.000597531</text:p>
          </table:table-cell>
          <table:table-cell office:value-type="float" office:value="0.000000357043" calcext:value-type="float">
            <text:p>3.57043E-07</text:p>
          </table:table-cell>
          <table:table-cell office:value-type="float" office:value="1.66372" calcext:value-type="float">
            <text:p>1.663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-0.844444" calcext:value-type="float">
            <text:p>-0.844444</text:p>
          </table:table-cell>
          <table:table-cell office:value-type="float" office:value="0" calcext:value-type="float">
            <text:p>0</text:p>
          </table:table-cell>
          <table:table-cell office:value-type="float" office:value="0.713086" calcext:value-type="float">
            <text:p>0.713086</text:p>
          </table:table-cell>
          <table:table-cell office:value-type="float" office:value="0.508492" calcext:value-type="float">
            <text:p>0.508492</text:p>
          </table:table-cell>
          <table:table-cell office:value-type="float" office:value="0.0422222" calcext:value-type="float">
            <text:p>0.0422222</text:p>
          </table:table-cell>
          <table:table-cell office:value-type="float" office:value="0.00178272" calcext:value-type="float">
            <text:p>0.00178272</text:p>
          </table:table-cell>
          <table:table-cell office:value-type="float" office:value="0.00000317808" calcext:value-type="float">
            <text:p>3.17808E-06</text:p>
          </table:table-cell>
          <table:table-cell office:value-type="float" office:value="0.592315" calcext:value-type="float">
            <text:p>0.5923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-0.684444" calcext:value-type="float">
            <text:p>-0.684444</text:p>
          </table:table-cell>
          <table:table-cell office:value-type="float" office:value="0" calcext:value-type="float">
            <text:p>0</text:p>
          </table:table-cell>
          <table:table-cell office:value-type="float" office:value="0.468464" calcext:value-type="float">
            <text:p>0.468464</text:p>
          </table:table-cell>
          <table:table-cell office:value-type="float" office:value="0.219459" calcext:value-type="float">
            <text:p>0.219459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00771605" calcext:value-type="float">
            <text:p>0.000771605</text:p>
          </table:table-cell>
          <table:table-cell office:value-type="float" office:value="6.60453" calcext:value-type="float">
            <text:p>6.60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-0.391111" calcext:value-type="float">
            <text:p>-0.391111</text:p>
          </table:table-cell>
          <table:table-cell office:value-type="float" office:value="0" calcext:value-type="float">
            <text:p>0</text:p>
          </table:table-cell>
          <table:table-cell office:value-type="float" office:value="0.152968" calcext:value-type="float">
            <text:p>0.152968</text:p>
          </table:table-cell>
          <table:table-cell office:value-type="float" office:value="0.0233992" calcext:value-type="float">
            <text:p>0.023399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000967901" calcext:value-type="float">
            <text:p>0.000967901</text:p>
          </table:table-cell>
          <table:table-cell office:value-type="float" office:value="0.000000936833" calcext:value-type="float">
            <text:p>9.36833E-07</text:p>
          </table:table-cell>
          <table:table-cell office:value-type="float" office:value="7.74692" calcext:value-type="float">
            <text:p>7.746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-2.73778" calcext:value-type="float">
            <text:p>-2.73778</text:p>
          </table:table-cell>
          <table:table-cell office:value-type="float" office:value="0.0285235" calcext:value-type="float">
            <text:p>0.0285235</text:p>
          </table:table-cell>
          <table:table-cell office:value-type="float" office:value="7.52395" calcext:value-type="float">
            <text:p>7.52395</text:p>
          </table:table-cell>
          <table:table-cell office:value-type="float" office:value="57.465" calcext:value-type="float">
            <text:p>57.465</text:p>
          </table:table-cell>
          <table:table-cell office:value-type="float" office:value="0.0377778" calcext:value-type="float">
            <text:p>0.0377778</text:p>
          </table:table-cell>
          <table:table-cell office:value-type="float" office:value="0.00144691" calcext:value-type="float">
            <text:p>0.00144691</text:p>
          </table:table-cell>
          <table:table-cell office:value-type="float" office:value="0.00000220632" calcext:value-type="float">
            <text:p>2.20632E-06</text:p>
          </table:table-cell>
          <table:table-cell office:value-type="float" office:value="79.467" calcext:value-type="float">
            <text:p>79.467</text:p>
          </table:table-cell>
          <table:table-cell office:value-type="float" office:value="2.85235" calcext:value-type="float">
            <text:p>2.852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-2.98667" calcext:value-type="float">
            <text:p>-2.98667</text:p>
          </table:table-cell>
          <table:table-cell office:value-type="float" office:value="0.038242" calcext:value-type="float">
            <text:p>0.038242</text:p>
          </table:table-cell>
          <table:table-cell office:value-type="float" office:value="8.95842" calcext:value-type="float">
            <text:p>8.95842</text:p>
          </table:table-cell>
          <table:table-cell office:value-type="float" office:value="81.6178" calcext:value-type="float">
            <text:p>81.6178</text:p>
          </table:table-cell>
          <table:table-cell office:value-type="float" office:value="0.513333" calcext:value-type="float">
            <text:p>0.513333</text:p>
          </table:table-cell>
          <table:table-cell office:value-type="float" office:value="0.267383" calcext:value-type="float">
            <text:p>0.267383</text:p>
          </table:table-cell>
          <table:table-cell office:value-type="float" office:value="0.0755744" calcext:value-type="float">
            <text:p>0.0755744</text:p>
          </table:table-cell>
          <table:table-cell office:value-type="float" office:value="7.42674" calcext:value-type="float">
            <text:p>7.42674</text:p>
          </table:table-cell>
          <table:table-cell office:value-type="float" office:value="0.0316049" calcext:value-type="float">
            <text:p>0.03160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5" calcext:value-type="float">
            <text:p>2.15</text:p>
          </table:table-cell>
          <table:table-cell office:value-type="float" office:value="-2.15556" calcext:value-type="float">
            <text:p>-2.15556</text:p>
          </table:table-cell>
          <table:table-cell office:value-type="float" office:value="0.0436346" calcext:value-type="float">
            <text:p>0.0436346</text:p>
          </table:table-cell>
          <table:table-cell office:value-type="float" office:value="4.69005" calcext:value-type="float">
            <text:p>4.69005</text:p>
          </table:table-cell>
          <table:table-cell office:value-type="float" office:value="22.8076" calcext:value-type="float">
            <text:p>22.8076</text:p>
          </table:table-cell>
          <table:table-cell office:value-type="float" office:value="0.244444" calcext:value-type="float">
            <text:p>0.244444</text:p>
          </table:table-cell>
          <table:table-cell office:value-type="float" office:value="0.059758" calcext:value-type="float">
            <text:p>0.059758</text:p>
          </table:table-cell>
          <table:table-cell office:value-type="float" office:value="0.0035722" calcext:value-type="float">
            <text:p>0.0035722</text:p>
          </table:table-cell>
          <table:table-cell office:value-type="float" office:value="56.177" calcext:value-type="float">
            <text:p>56.177</text:p>
          </table:table-cell>
          <table:table-cell office:value-type="float" office:value="0.0094396" calcext:value-type="float">
            <text:p>0.00943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-1.88889" calcext:value-type="float">
            <text:p>-1.88889</text:p>
          </table:table-cell>
          <table:table-cell office:value-type="float" office:value="0.0365235" calcext:value-type="float">
            <text:p>0.0365235</text:p>
          </table:table-cell>
          <table:table-cell office:value-type="float" office:value="3.60442" calcext:value-type="float">
            <text:p>3.60442</text:p>
          </table:table-cell>
          <table:table-cell office:value-type="float" office:value="13.5131" calcext:value-type="float">
            <text:p>13.5131</text:p>
          </table:table-cell>
          <table:table-cell office:value-type="float" office:value="0.138889" calcext:value-type="float">
            <text:p>0.138889</text:p>
          </table:table-cell>
          <table:table-cell office:value-type="float" office:value="0.0204765" calcext:value-type="float">
            <text:p>0.0204765</text:p>
          </table:table-cell>
          <table:table-cell office:value-type="float" office:value="0.000510834" calcext:value-type="float">
            <text:p>0.000510834</text:p>
          </table:table-cell>
          <table:table-cell office:value-type="float" office:value="17.3057" calcext:value-type="float">
            <text:p>17.3057</text:p>
          </table:table-cell>
          <table:table-cell office:value-type="float" office:value="0.00754617" calcext:value-type="float">
            <text:p>0.007546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-1.87556" calcext:value-type="float">
            <text:p>-1.87556</text:p>
          </table:table-cell>
          <table:table-cell office:value-type="float" office:value="0.038242" calcext:value-type="float">
            <text:p>0.038242</text:p>
          </table:table-cell>
          <table:table-cell office:value-type="float" office:value="3.55595" calcext:value-type="float">
            <text:p>3.55595</text:p>
          </table:table-cell>
          <table:table-cell office:value-type="float" office:value="13.1829" calcext:value-type="float">
            <text:p>13.1829</text:p>
          </table:table-cell>
          <table:table-cell office:value-type="float" office:value="0.00444444" calcext:value-type="float">
            <text:p>0.00444444</text:p>
          </table:table-cell>
          <table:table-cell office:value-type="float" office:value="0.0000246914" calcext:value-type="float">
            <text:p>2.46914E-05</text:p>
          </table:table-cell>
          <table:table-cell office:value-type="float" office:value="0.000000000999848" calcext:value-type="float">
            <text:p>9.99848E-10</text:p>
          </table:table-cell>
          <table:table-cell office:value-type="float" office:value="15.2189" calcext:value-type="float">
            <text:p>15.2189</text:p>
          </table:table-cell>
          <table:table-cell office:value-type="float" office:value="0.00755397" calcext:value-type="float">
            <text:p>0.007553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-1.77333" calcext:value-type="float">
            <text:p>-1.77333</text:p>
          </table:table-cell>
          <table:table-cell office:value-type="float" office:value="0.0189827" calcext:value-type="float">
            <text:p>0.0189827</text:p>
          </table:table-cell>
          <table:table-cell office:value-type="float" office:value="3.16369" calcext:value-type="float">
            <text:p>3.16369</text:p>
          </table:table-cell>
          <table:table-cell office:value-type="float" office:value="10.2477" calcext:value-type="float">
            <text:p>10.2477</text:p>
          </table:table-cell>
          <table:table-cell office:value-type="float" office:value="0.0288889" calcext:value-type="float">
            <text:p>0.0288889</text:p>
          </table:table-cell>
          <table:table-cell office:value-type="float" office:value="0.00107654" calcext:value-type="float">
            <text:p>0.00107654</text:p>
          </table:table-cell>
          <table:table-cell office:value-type="float" office:value="0.00000196672" calcext:value-type="float">
            <text:p>1.96672E-06</text:p>
          </table:table-cell>
          <table:table-cell office:value-type="float" office:value="1.65414" calcext:value-type="float">
            <text:p>1.65414</text:p>
          </table:table-cell>
          <table:table-cell office:value-type="float" office:value="0.00358842" calcext:value-type="float">
            <text:p>0.003588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.35</text:p>
          </table:table-cell>
          <table:table-cell office:value-type="float" office:value="-1.75111" calcext:value-type="float">
            <text:p>-1.75111</text:p>
          </table:table-cell>
          <table:table-cell office:value-type="float" office:value="0.0154864" calcext:value-type="float">
            <text:p>0.0154864</text:p>
          </table:table-cell>
          <table:table-cell office:value-type="float" office:value="3.08188" calcext:value-type="float">
            <text:p>3.08188</text:p>
          </table:table-cell>
          <table:table-cell office:value-type="float" office:value="9.68791" calcext:value-type="float">
            <text:p>9.68791</text:p>
          </table:table-cell>
          <table:table-cell office:value-type="float" office:value="0.0433333" calcext:value-type="float">
            <text:p>0.0433333</text:p>
          </table:table-cell>
          <table:table-cell office:value-type="float" office:value="0.00187901" calcext:value-type="float">
            <text:p>0.00187901</text:p>
          </table:table-cell>
          <table:table-cell office:value-type="float" office:value="0.00000353996" calcext:value-type="float">
            <text:p>3.53996E-06</text:p>
          </table:table-cell>
          <table:table-cell office:value-type="float" office:value="13.7106" calcext:value-type="float">
            <text:p>13.7106</text:p>
          </table:table-cell>
          <table:table-cell office:value-type="float" office:value="0.00280424" calcext:value-type="float">
            <text:p>0.002804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-1.55556" calcext:value-type="float">
            <text:p>-1.5555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2.43753" calcext:value-type="float">
            <text:p>2.43753</text:p>
          </table:table-cell>
          <table:table-cell office:value-type="float" office:value="6.11363" calcext:value-type="float">
            <text:p>6.11363</text:p>
          </table:table-cell>
          <table:table-cell office:value-type="float" office:value="0.0577778" calcext:value-type="float">
            <text:p>0.0577778</text:p>
          </table:table-cell>
          <table:table-cell office:value-type="float" office:value="0.0038321" calcext:value-type="float">
            <text:p>0.0038321</text:p>
          </table:table-cell>
          <table:table-cell office:value-type="float" office:value="0.0000212791" calcext:value-type="float">
            <text:p>2.12791E-05</text:p>
          </table:table-cell>
          <table:table-cell office:value-type="float" office:value="9.4608" calcext:value-type="float">
            <text:p>9.4608</text:p>
          </table:table-cell>
          <table:table-cell office:value-type="float" office:value="0.00262985" calcext:value-type="float">
            <text:p>0.002629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-1.02667" calcext:value-type="float">
            <text:p>-1.02667</text:p>
          </table:table-cell>
          <table:table-cell office:value-type="float" office:value="0.000967901" calcext:value-type="float">
            <text:p>0.000967901</text:p>
          </table:table-cell>
          <table:table-cell office:value-type="float" office:value="1.05501" calcext:value-type="float">
            <text:p>1.05501</text:p>
          </table:table-cell>
          <table:table-cell office:value-type="float" office:value="1.11713" calcext:value-type="float">
            <text:p>1.11713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0141284" calcext:value-type="float">
            <text:p>0.0141284</text:p>
          </table:table-cell>
          <table:table-cell office:value-type="float" office:value="0.000287647" calcext:value-type="float">
            <text:p>0.000287647</text:p>
          </table:table-cell>
          <table:table-cell office:value-type="float" office:value="5.2568" calcext:value-type="float">
            <text:p>5.2568</text:p>
          </table:table-cell>
          <table:table-cell office:value-type="float" office:value="0.0000746837" calcext:value-type="float">
            <text:p>7.46837E-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-0.586667" calcext:value-type="float">
            <text:p>-0.586667</text:p>
          </table:table-cell>
          <table:table-cell office:value-type="float" office:value="0.00284444" calcext:value-type="float">
            <text:p>0.00284444</text:p>
          </table:table-cell>
          <table:table-cell office:value-type="float" office:value="0.347022" calcext:value-type="float">
            <text:p>0.347022</text:p>
          </table:table-cell>
          <table:table-cell office:value-type="float" office:value="0.12434" calcext:value-type="float">
            <text:p>0.12434</text:p>
          </table:table-cell>
          <table:table-cell office:value-type="float" office:value="0.0366667" calcext:value-type="float">
            <text:p>0.0366667</text:p>
          </table:table-cell>
          <table:table-cell office:value-type="float" office:value="0.00137531" calcext:value-type="float">
            <text:p>0.00137531</text:p>
          </table:table-cell>
          <table:table-cell office:value-type="float" office:value="0.00000205745" calcext:value-type="float">
            <text:p>2.05745E-06</text:p>
          </table:table-cell>
          <table:table-cell office:value-type="float" office:value="1.41119" calcext:value-type="float">
            <text:p>1.41119</text:p>
          </table:table-cell>
          <table:table-cell office:value-type="float" office:value="0.000134426" calcext:value-type="float">
            <text:p>0.000134426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-3.18667" calcext:value-type="float">
            <text:p>-3.18667</text:p>
          </table:table-cell>
          <table:table-cell office:value-type="float" office:value="0.00886914" calcext:value-type="float">
            <text:p>0.00886914</text:p>
          </table:table-cell>
          <table:table-cell office:value-type="float" office:value="10.1637" calcext:value-type="float">
            <text:p>10.1637</text:p>
          </table:table-cell>
          <table:table-cell office:value-type="float" office:value="103.664" calcext:value-type="float">
            <text:p>103.664</text:p>
          </table:table-cell>
          <table:table-cell office:value-type="float" office:value="0.09" calcext:value-type="float">
            <text:p>0.09</text:p>
          </table:table-cell>
          <table:table-cell office:value-type="float" office:value="0.00875802" calcext:value-type="float">
            <text:p>0.00875802</text:p>
          </table:table-cell>
          <table:table-cell office:value-type="float" office:value="0.000104585" calcext:value-type="float">
            <text:p>0.000104585</text:p>
          </table:table-cell>
          <table:table-cell office:value-type="float" office:value="64.9017" calcext:value-type="float">
            <text:p>64.9017</text:p>
          </table:table-cell>
          <table:table-cell office:value-type="float" office:value="0.886914" calcext:value-type="float">
            <text:p>0.8869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-3.60444" calcext:value-type="float">
            <text:p>-3.60444</text:p>
          </table:table-cell>
          <table:table-cell office:value-type="float" office:value="0.0257778" calcext:value-type="float">
            <text:p>0.0257778</text:p>
          </table:table-cell>
          <table:table-cell office:value-type="float" office:value="13.0178" calcext:value-type="float">
            <text:p>13.0178</text:p>
          </table:table-cell>
          <table:table-cell office:value-type="float" office:value="170.785" calcext:value-type="float">
            <text:p>170.785</text:p>
          </table:table-cell>
          <table:table-cell office:value-type="float" office:value="0.802222" calcext:value-type="float">
            <text:p>0.802222</text:p>
          </table:table-cell>
          <table:table-cell office:value-type="float" office:value="0.650091" calcext:value-type="float">
            <text:p>0.650091</text:p>
          </table:table-cell>
          <table:table-cell office:value-type="float" office:value="0.438884" calcext:value-type="float">
            <text:p>0.438884</text:p>
          </table:table-cell>
          <table:table-cell office:value-type="float" office:value="6.45991" calcext:value-type="float">
            <text:p>6.45991</text:p>
          </table:table-cell>
          <table:table-cell office:value-type="float" office:value="0.0213039" calcext:value-type="float">
            <text:p>0.02130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-2.59111" calcext:value-type="float">
            <text:p>-2.59111</text:p>
          </table:table-cell>
          <table:table-cell office:value-type="float" office:value="0.0016" calcext:value-type="float">
            <text:p>0.0016</text:p>
          </table:table-cell>
          <table:table-cell office:value-type="float" office:value="6.71546" calcext:value-type="float">
            <text:p>6.71546</text:p>
          </table:table-cell>
          <table:table-cell office:value-type="float" office:value="45.1397" calcext:value-type="float">
            <text:p>45.1397</text:p>
          </table:table-cell>
          <table:table-cell office:value-type="float" office:value="0.0738889" calcext:value-type="float">
            <text:p>0.0738889</text:p>
          </table:table-cell>
          <table:table-cell office:value-type="float" office:value="0.00676667" calcext:value-type="float">
            <text:p>0.00676667</text:p>
          </table:table-cell>
          <table:table-cell office:value-type="float" office:value="0.0000634735" calcext:value-type="float">
            <text:p>6.34735E-05</text:p>
          </table:table-cell>
          <table:table-cell office:value-type="float" office:value="87.4754" calcext:value-type="float">
            <text:p>87.4754</text:p>
          </table:table-cell>
          <table:table-cell office:value-type="float" office:value="0.000346133" calcext:value-type="float">
            <text:p>0.0003461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-2.53111" calcext:value-type="float">
            <text:p>-2.53111</text:p>
          </table:table-cell>
          <table:table-cell office:value-type="float" office:value="0.017516" calcext:value-type="float">
            <text:p>0.017516</text:p>
          </table:table-cell>
          <table:table-cell office:value-type="float" office:value="6.42404" calcext:value-type="float">
            <text:p>6.42404</text:p>
          </table:table-cell>
          <table:table-cell office:value-type="float" office:value="41.7145" calcext:value-type="float">
            <text:p>41.7145</text:p>
          </table:table-cell>
          <table:table-cell office:value-type="float" office:value="0.289444" calcext:value-type="float">
            <text:p>0.289444</text:p>
          </table:table-cell>
          <table:table-cell office:value-type="float" office:value="0.0846457" calcext:value-type="float">
            <text:p>0.0846457</text:p>
          </table:table-cell>
          <table:table-cell office:value-type="float" office:value="0.00744511" calcext:value-type="float">
            <text:p>0.00744511</text:p>
          </table:table-cell>
          <table:table-cell office:value-type="float" office:value="60.8117" calcext:value-type="float">
            <text:p>60.8117</text:p>
          </table:table-cell>
          <table:table-cell office:value-type="float" office:value="0.00361902" calcext:value-type="float">
            <text:p>0.003619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-2.32222" calcext:value-type="float">
            <text:p>-2.32222</text:p>
          </table:table-cell>
          <table:table-cell office:value-type="float" office:value="0.0455654" calcext:value-type="float">
            <text:p>0.0455654</text:p>
          </table:table-cell>
          <table:table-cell office:value-type="float" office:value="5.43828" calcext:value-type="float">
            <text:p>5.43828</text:p>
          </table:table-cell>
          <table:table-cell office:value-type="float" office:value="30.4869" calcext:value-type="float">
            <text:p>30.4869</text:p>
          </table:table-cell>
          <table:table-cell office:value-type="float" office:value="0.0127778" calcext:value-type="float">
            <text:p>0.0127778</text:p>
          </table:table-cell>
          <table:table-cell office:value-type="float" office:value="0.000211111" calcext:value-type="float">
            <text:p>0.000211111</text:p>
          </table:table-cell>
          <table:table-cell office:value-type="float" office:value="0.0000000951257" calcext:value-type="float">
            <text:p>9.51257E-08</text:p>
          </table:table-cell>
          <table:table-cell office:value-type="float" office:value="29.8961" calcext:value-type="float">
            <text:p>29.8961</text:p>
          </table:table-cell>
          <table:table-cell office:value-type="float" office:value="0.00900058" calcext:value-type="float">
            <text:p>0.009000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-2.20444" calcext:value-type="float">
            <text:p>-2.20444</text:p>
          </table:table-cell>
          <table:table-cell office:value-type="float" office:value="0.0178173" calcext:value-type="float">
            <text:p>0.0178173</text:p>
          </table:table-cell>
          <table:table-cell office:value-type="float" office:value="4.87739" calcext:value-type="float">
            <text:p>4.87739</text:p>
          </table:table-cell>
          <table:table-cell office:value-type="float" office:value="24.1116" calcext:value-type="float">
            <text:p>24.1116</text:p>
          </table:table-cell>
          <table:table-cell office:value-type="float" office:value="0.130556" calcext:value-type="float">
            <text:p>0.130556</text:p>
          </table:table-cell>
          <table:table-cell office:value-type="float" office:value="0.0171938" calcext:value-type="float">
            <text:p>0.0171938</text:p>
          </table:table-cell>
          <table:table-cell office:value-type="float" office:value="0.000305221" calcext:value-type="float">
            <text:p>0.000305221</text:p>
          </table:table-cell>
          <table:table-cell office:value-type="float" office:value="5.02872" calcext:value-type="float">
            <text:p>5.02872</text:p>
          </table:table-cell>
          <table:table-cell office:value-type="float" office:value="0.00336811" calcext:value-type="float">
            <text:p>0.003368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5" calcext:value-type="float">
            <text:p>2.35</text:p>
          </table:table-cell>
          <table:table-cell office:value-type="float" office:value="-2.22" calcext:value-type="float">
            <text:p>-2.22</text:p>
          </table:table-cell>
          <table:table-cell office:value-type="float" office:value="0.00432099" calcext:value-type="float">
            <text:p>0.00432099</text:p>
          </table:table-cell>
          <table:table-cell office:value-type="float" office:value="4.93272" calcext:value-type="float">
            <text:p>4.93272</text:p>
          </table:table-cell>
          <table:table-cell office:value-type="float" office:value="24.418" calcext:value-type="float">
            <text:p>24.418</text:p>
          </table:table-cell>
          <table:table-cell office:value-type="float" office:value="0.0855556" calcext:value-type="float">
            <text:p>0.0855556</text:p>
          </table:table-cell>
          <table:table-cell office:value-type="float" office:value="0.00905432" calcext:value-type="float">
            <text:p>0.00905432</text:p>
          </table:table-cell>
          <table:table-cell office:value-type="float" office:value="0.000127045" calcext:value-type="float">
            <text:p>0.000127045</text:p>
          </table:table-cell>
          <table:table-cell office:value-type="float" office:value="6.86306" calcext:value-type="float">
            <text:p>6.86306</text:p>
          </table:table-cell>
          <table:table-cell office:value-type="float" office:value="0.000782433" calcext:value-type="float">
            <text:p>0.0007824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-1.91778" calcext:value-type="float">
            <text:p>-1.91778</text:p>
          </table:table-cell>
          <table:table-cell office:value-type="float" office:value="0.00199012" calcext:value-type="float">
            <text:p>0.00199012</text:p>
          </table:table-cell>
          <table:table-cell office:value-type="float" office:value="3.67986" calcext:value-type="float">
            <text:p>3.67986</text:p>
          </table:table-cell>
          <table:table-cell office:value-type="float" office:value="13.5704" calcext:value-type="float">
            <text:p>13.5704</text:p>
          </table:table-cell>
          <table:table-cell office:value-type="float" office:value="0.0361111" calcext:value-type="float">
            <text:p>0.0361111</text:p>
          </table:table-cell>
          <table:table-cell office:value-type="float" office:value="0.00289012" calcext:value-type="float">
            <text:p>0.00289012</text:p>
          </table:table-cell>
          <table:table-cell office:value-type="float" office:value="0.0000298137" calcext:value-type="float">
            <text:p>2.98137E-05</text:p>
          </table:table-cell>
          <table:table-cell office:value-type="float" office:value="7.59087" calcext:value-type="float">
            <text:p>7.59087</text:p>
          </table:table-cell>
          <table:table-cell office:value-type="float" office:value="0.000294397" calcext:value-type="float">
            <text:p>0.00029439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-1.13778" calcext:value-type="float">
            <text:p>-1.13778</text:p>
          </table:table-cell>
          <table:table-cell office:value-type="float" office:value="0.0019358" calcext:value-type="float">
            <text:p>0.0019358</text:p>
          </table:table-cell>
          <table:table-cell office:value-type="float" office:value="1.29647" calcext:value-type="float">
            <text:p>1.29647</text:p>
          </table:table-cell>
          <table:table-cell office:value-type="float" office:value="1.69058" calcext:value-type="float">
            <text:p>1.69058</text:p>
          </table:table-cell>
          <table:table-cell office:value-type="float" office:value="0.0894444" calcext:value-type="float">
            <text:p>0.0894444</text:p>
          </table:table-cell>
          <table:table-cell office:value-type="float" office:value="0.00935926" calcext:value-type="float">
            <text:p>0.00935926</text:p>
          </table:table-cell>
          <table:table-cell office:value-type="float" office:value="0.000150054" calcext:value-type="float">
            <text:p>0.000150054</text:p>
          </table:table-cell>
          <table:table-cell office:value-type="float" office:value="2.97226" calcext:value-type="float">
            <text:p>2.97226</text:p>
          </table:table-cell>
          <table:table-cell office:value-type="float" office:value="0.000149367" calcext:value-type="float">
            <text:p>0.0001493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-0.815556" calcext:value-type="float">
            <text:p>-0.815556</text:p>
          </table:table-cell>
          <table:table-cell office:value-type="float" office:value="0.00305679" calcext:value-type="float">
            <text:p>0.00305679</text:p>
          </table:table-cell>
          <table:table-cell office:value-type="float" office:value="0.668188" calcext:value-type="float">
            <text:p>0.668188</text:p>
          </table:table-cell>
          <table:table-cell office:value-type="float" office:value="0.454791" calcext:value-type="float">
            <text:p>0.45479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529012" calcext:value-type="float">
            <text:p>0.00529012</text:p>
          </table:table-cell>
          <table:table-cell office:value-type="float" office:value="0.0000511988" calcext:value-type="float">
            <text:p>5.11988E-05</text:p>
          </table:table-cell>
          <table:table-cell office:value-type="float" office:value="1.25697" calcext:value-type="float">
            <text:p>1.25697</text:p>
          </table:table-cell>
          <table:table-cell office:value-type="float" office:value="0.000144461" calcext:value-type="float">
            <text:p>0.000144461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-3.54556" calcext:value-type="float">
            <text:p>-3.54556</text:p>
          </table:table-cell>
          <table:table-cell office:value-type="float" office:value="0.0126309" calcext:value-type="float">
            <text:p>0.0126309</text:p>
          </table:table-cell>
          <table:table-cell office:value-type="float" office:value="12.5836" calcext:value-type="float">
            <text:p>12.5836</text:p>
          </table:table-cell>
          <table:table-cell office:value-type="float" office:value="158.977" calcext:value-type="float">
            <text:p>158.977</text:p>
          </table:table-cell>
          <table:table-cell office:value-type="float" office:value="0.430556" calcext:value-type="float">
            <text:p>0.430556</text:p>
          </table:table-cell>
          <table:table-cell office:value-type="float" office:value="0.21183" calcext:value-type="float">
            <text:p>0.21183</text:p>
          </table:table-cell>
          <table:table-cell office:value-type="float" office:value="0.064331" calcext:value-type="float">
            <text:p>0.064331</text:p>
          </table:table-cell>
          <table:table-cell office:value-type="float" office:value="45.0555" calcext:value-type="float">
            <text:p>45.0555</text:p>
          </table:table-cell>
          <table:table-cell office:value-type="float" office:value="1.26309" calcext:value-type="float">
            <text:p>1.263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-3.92111" calcext:value-type="float">
            <text:p>-3.92111</text:p>
          </table:table-cell>
          <table:table-cell office:value-type="float" office:value="0.00433457" calcext:value-type="float">
            <text:p>0.00433457</text:p>
          </table:table-cell>
          <table:table-cell office:value-type="float" office:value="15.3794" calcext:value-type="float">
            <text:p>15.3794</text:p>
          </table:table-cell>
          <table:table-cell office:value-type="float" office:value="236.794" calcext:value-type="float">
            <text:p>236.794</text:p>
          </table:table-cell>
          <table:table-cell office:value-type="float" office:value="0.97" calcext:value-type="float">
            <text:p>0.97</text:p>
          </table:table-cell>
          <table:table-cell office:value-type="float" office:value="0.941742" calcext:value-type="float">
            <text:p>0.941742</text:p>
          </table:table-cell>
          <table:table-cell office:value-type="float" office:value="0.890014" calcext:value-type="float">
            <text:p>0.890014</text:p>
          </table:table-cell>
          <table:table-cell office:value-type="float" office:value="1.32538" calcext:value-type="float">
            <text:p>1.32538</text:p>
          </table:table-cell>
          <table:table-cell office:value-type="float" office:value="0.00358229" calcext:value-type="float">
            <text:p>0.003582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-2.58556" calcext:value-type="float">
            <text:p>-2.58556</text:p>
          </table:table-cell>
          <table:table-cell office:value-type="float" office:value="0.00767284" calcext:value-type="float">
            <text:p>0.00767284</text:p>
          </table:table-cell>
          <table:table-cell office:value-type="float" office:value="6.69277" calcext:value-type="float">
            <text:p>6.69277</text:p>
          </table:table-cell>
          <table:table-cell office:value-type="float" office:value="45.0042" calcext:value-type="float">
            <text:p>45.0042</text:p>
          </table:table-cell>
          <table:table-cell office:value-type="float" office:value="0.0416667" calcext:value-type="float">
            <text:p>0.0416667</text:p>
          </table:table-cell>
          <table:table-cell office:value-type="float" office:value="0.00292963" calcext:value-type="float">
            <text:p>0.00292963</text:p>
          </table:table-cell>
          <table:table-cell office:value-type="float" office:value="0.0000245035" calcext:value-type="float">
            <text:p>2.45035E-05</text:p>
          </table:table-cell>
          <table:table-cell office:value-type="float" office:value="87.1307" calcext:value-type="float">
            <text:p>87.1307</text:p>
          </table:table-cell>
          <table:table-cell office:value-type="float" office:value="0.00165989" calcext:value-type="float">
            <text:p>0.001659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-2.46556" calcext:value-type="float">
            <text:p>-2.46556</text:p>
          </table:table-cell>
          <table:table-cell office:value-type="float" office:value="0.00720864" calcext:value-type="float">
            <text:p>0.00720864</text:p>
          </table:table-cell>
          <table:table-cell office:value-type="float" office:value="6.08617" calcext:value-type="float">
            <text:p>6.08617</text:p>
          </table:table-cell>
          <table:table-cell office:value-type="float" office:value="37.2175" calcext:value-type="float">
            <text:p>37.2175</text:p>
          </table:table-cell>
          <table:table-cell office:value-type="float" office:value="0.290833" calcext:value-type="float">
            <text:p>0.290833</text:p>
          </table:table-cell>
          <table:table-cell office:value-type="float" office:value="0.0864154" calcext:value-type="float">
            <text:p>0.0864154</text:p>
          </table:table-cell>
          <table:table-cell office:value-type="float" office:value="0.00817623" calcext:value-type="float">
            <text:p>0.00817623</text:p>
          </table:table-cell>
          <table:table-cell office:value-type="float" office:value="24.7517" calcext:value-type="float">
            <text:p>24.7517</text:p>
          </table:table-cell>
          <table:table-cell office:value-type="float" office:value="0.00148939" calcext:value-type="float">
            <text:p>0.001489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-2.59889" calcext:value-type="float">
            <text:p>-2.59889</text:p>
          </table:table-cell>
          <table:table-cell office:value-type="float" office:value="0.00268519" calcext:value-type="float">
            <text:p>0.00268519</text:p>
          </table:table-cell>
          <table:table-cell office:value-type="float" office:value="6.75691" calcext:value-type="float">
            <text:p>6.75691</text:p>
          </table:table-cell>
          <table:table-cell office:value-type="float" office:value="45.7279" calcext:value-type="float">
            <text:p>45.7279</text:p>
          </table:table-cell>
          <table:table-cell office:value-type="float" office:value="0.0897222" calcext:value-type="float">
            <text:p>0.0897222</text:p>
          </table:table-cell>
          <table:table-cell office:value-type="float" office:value="0.00873148" calcext:value-type="float">
            <text:p>0.00873148</text:p>
          </table:table-cell>
          <table:table-cell office:value-type="float" office:value="0.0000991221" calcext:value-type="float">
            <text:p>9.91221E-05</text:p>
          </table:table-cell>
          <table:table-cell office:value-type="float" office:value="48.5497" calcext:value-type="float">
            <text:p>48.5497</text:p>
          </table:table-cell>
          <table:table-cell office:value-type="float" office:value="0.000530407" calcext:value-type="float">
            <text:p>0.0005304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-2.39778" calcext:value-type="float">
            <text:p>-2.39778</text:p>
          </table:table-cell>
          <table:table-cell office:value-type="float" office:value="0.00848889" calcext:value-type="float">
            <text:p>0.00848889</text:p>
          </table:table-cell>
          <table:table-cell office:value-type="float" office:value="5.75783" calcext:value-type="float">
            <text:p>5.75783</text:p>
          </table:table-cell>
          <table:table-cell office:value-type="float" office:value="33.3469" calcext:value-type="float">
            <text:p>33.3469</text:p>
          </table:table-cell>
          <table:table-cell office:value-type="float" office:value="0.248333" calcext:value-type="float">
            <text:p>0.248333</text:p>
          </table:table-cell>
          <table:table-cell office:value-type="float" office:value="0.0887333" calcext:value-type="float">
            <text:p>0.0887333</text:p>
          </table:table-cell>
          <table:table-cell office:value-type="float" office:value="0.0152222" calcext:value-type="float">
            <text:p>0.0152222</text:p>
          </table:table-cell>
          <table:table-cell office:value-type="float" office:value="14.1048" calcext:value-type="float">
            <text:p>14.1048</text:p>
          </table:table-cell>
          <table:table-cell office:value-type="float" office:value="0.0016047" calcext:value-type="float">
            <text:p>0.00160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-2.26556" calcext:value-type="float">
            <text:p>-2.26556</text:p>
          </table:table-cell>
          <table:table-cell office:value-type="float" office:value="0.00421605" calcext:value-type="float">
            <text:p>0.00421605</text:p>
          </table:table-cell>
          <table:table-cell office:value-type="float" office:value="5.13696" calcext:value-type="float">
            <text:p>5.13696</text:p>
          </table:table-cell>
          <table:table-cell office:value-type="float" office:value="26.4734" calcext:value-type="float">
            <text:p>26.4734</text:p>
          </table:table-cell>
          <table:table-cell office:value-type="float" office:value="0.128611" calcext:value-type="float">
            <text:p>0.128611</text:p>
          </table:table-cell>
          <table:table-cell office:value-type="float" office:value="0.0181105" calcext:value-type="float">
            <text:p>0.0181105</text:p>
          </table:table-cell>
          <table:table-cell office:value-type="float" office:value="0.000401985" calcext:value-type="float">
            <text:p>0.000401985</text:p>
          </table:table-cell>
          <table:table-cell office:value-type="float" office:value="3.09105" calcext:value-type="float">
            <text:p>3.09105</text:p>
          </table:table-cell>
          <table:table-cell office:value-type="float" office:value="0.000763431" calcext:value-type="float">
            <text:p>0.0007634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-2.02444" calcext:value-type="float">
            <text:p>-2.02444</text:p>
          </table:table-cell>
          <table:table-cell office:value-type="float" office:value="0.00840988" calcext:value-type="float">
            <text:p>0.00840988</text:p>
          </table:table-cell>
          <table:table-cell office:value-type="float" office:value="4.10679" calcext:value-type="float">
            <text:p>4.10679</text:p>
          </table:table-cell>
          <table:table-cell office:value-type="float" office:value="17.0018" calcext:value-type="float">
            <text:p>17.0018</text:p>
          </table:table-cell>
          <table:table-cell office:value-type="float" office:value="0.152778" calcext:value-type="float">
            <text:p>0.152778</text:p>
          </table:table-cell>
          <table:table-cell office:value-type="float" office:value="0.0282519" calcext:value-type="float">
            <text:p>0.0282519</text:p>
          </table:table-cell>
          <table:table-cell office:value-type="float" office:value="0.0011749" calcext:value-type="float">
            <text:p>0.0011749</text:p>
          </table:table-cell>
          <table:table-cell office:value-type="float" office:value="4.85836" calcext:value-type="float">
            <text:p>4.85836</text:p>
          </table:table-cell>
          <table:table-cell office:value-type="float" office:value="0.00124406" calcext:value-type="float">
            <text:p>0.001244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-1.25778" calcext:value-type="float">
            <text:p>-1.25778</text:p>
          </table:table-cell>
          <table:table-cell office:value-type="float" office:value="0.0174222" calcext:value-type="float">
            <text:p>0.0174222</text:p>
          </table:table-cell>
          <table:table-cell office:value-type="float" office:value="1.59943" calcext:value-type="float">
            <text:p>1.59943</text:p>
          </table:table-cell>
          <table:table-cell office:value-type="float" office:value="2.66501" calcext:value-type="float">
            <text:p>2.66501</text:p>
          </table:table-cell>
          <table:table-cell office:value-type="float" office:value="0.0783333" calcext:value-type="float">
            <text:p>0.0783333</text:p>
          </table:table-cell>
          <table:table-cell office:value-type="float" office:value="0.00866667" calcext:value-type="float">
            <text:p>0.00866667</text:p>
          </table:table-cell>
          <table:table-cell office:value-type="float" office:value="0.000130977" calcext:value-type="float">
            <text:p>0.000130977</text:p>
          </table:table-cell>
          <table:table-cell office:value-type="float" office:value="6.73067" calcext:value-type="float">
            <text:p>6.73067</text:p>
          </table:table-cell>
          <table:table-cell office:value-type="float" office:value="0.00134431" calcext:value-type="float">
            <text:p>0.001344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-0.992222" calcext:value-type="float">
            <text:p>-0.992222</text:p>
          </table:table-cell>
          <table:table-cell office:value-type="float" office:value="0.0044037" calcext:value-type="float">
            <text:p>0.0044037</text:p>
          </table:table-cell>
          <table:table-cell office:value-type="float" office:value="0.988909" calcext:value-type="float">
            <text:p>0.988909</text:p>
          </table:table-cell>
          <table:table-cell office:value-type="float" office:value="0.995584" calcext:value-type="float">
            <text:p>0.995584</text:p>
          </table:table-cell>
          <table:table-cell office:value-type="float" office:value="0.0391667" calcext:value-type="float">
            <text:p>0.0391667</text:p>
          </table:table-cell>
          <table:table-cell office:value-type="float" office:value="0.00191667" calcext:value-type="float">
            <text:p>0.00191667</text:p>
          </table:table-cell>
          <table:table-cell office:value-type="float" office:value="0.00000769279" calcext:value-type="float">
            <text:p>7.69279E-06</text:p>
          </table:table-cell>
          <table:table-cell office:value-type="float" office:value="2.57718" calcext:value-type="float">
            <text:p>2.57718</text:p>
          </table:table-cell>
          <table:table-cell office:value-type="float" office:value="0.000208115" calcext:value-type="float">
            <text:p>0.000208115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-3.93" calcext:value-type="float">
            <text:p>-3.93</text:p>
          </table:table-cell>
          <table:table-cell office:value-type="float" office:value="0.0093321" calcext:value-type="float">
            <text:p>0.0093321</text:p>
          </table:table-cell>
          <table:table-cell office:value-type="float" office:value="15.4542" calcext:value-type="float">
            <text:p>15.4542</text:p>
          </table:table-cell>
          <table:table-cell office:value-type="float" office:value="239.397" calcext:value-type="float">
            <text:p>239.397</text:p>
          </table:table-cell>
          <table:table-cell office:value-type="float" office:value="0.941111" calcext:value-type="float">
            <text:p>0.941111</text:p>
          </table:table-cell>
          <table:table-cell office:value-type="float" office:value="0.893779" calcext:value-type="float">
            <text:p>0.893779</text:p>
          </table:table-cell>
          <table:table-cell office:value-type="float" office:value="0.823749" calcext:value-type="float">
            <text:p>0.823749</text:p>
          </table:table-cell>
          <table:table-cell office:value-type="float" office:value="5.90153" calcext:value-type="float">
            <text:p>5.90153</text:p>
          </table:table-cell>
          <table:table-cell office:value-type="float" office:value="0.93321" calcext:value-type="float">
            <text:p>0.933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-3.98833" calcext:value-type="float">
            <text:p>-3.98833</text:p>
          </table:table-cell>
          <table:table-cell office:value-type="float" office:value="0.000165123" calcext:value-type="float">
            <text:p>0.000165123</text:p>
          </table:table-cell>
          <table:table-cell office:value-type="float" office:value="15.907" calcext:value-type="float">
            <text:p>15.907</text:p>
          </table:table-cell>
          <table:table-cell office:value-type="float" office:value="253.042" calcext:value-type="float">
            <text:p>253.042</text:p>
          </table:table-cell>
          <table:table-cell office:value-type="float" office:value="0.998472" calcext:value-type="float">
            <text:p>0.998472</text:p>
          </table:table-cell>
          <table:table-cell office:value-type="float" office:value="0.99695" calcext:value-type="float">
            <text:p>0.99695</text:p>
          </table:table-cell>
          <table:table-cell office:value-type="float" office:value="0.99392" calcext:value-type="float">
            <text:p>0.99392</text:p>
          </table:table-cell>
          <table:table-cell office:value-type="float" office:value="0.0041086" calcext:value-type="float">
            <text:p>0.0041086</text:p>
          </table:table-cell>
          <table:table-cell office:value-type="float" office:value="0.000136466" calcext:value-type="float">
            <text:p>0.0001364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-2.76889" calcext:value-type="float">
            <text:p>-2.76889</text:p>
          </table:table-cell>
          <table:table-cell office:value-type="float" office:value="0.0149333" calcext:value-type="float">
            <text:p>0.0149333</text:p>
          </table:table-cell>
          <table:table-cell office:value-type="float" office:value="7.68168" calcext:value-type="float">
            <text:p>7.68168</text:p>
          </table:table-cell>
          <table:table-cell office:value-type="float" office:value="59.4593" calcext:value-type="float">
            <text:p>59.4593</text:p>
          </table:table-cell>
          <table:table-cell office:value-type="float" office:value="0.202639" calcext:value-type="float">
            <text:p>0.202639</text:p>
          </table:table-cell>
          <table:table-cell office:value-type="float" office:value="0.0703645" calcext:value-type="float">
            <text:p>0.0703645</text:p>
          </table:table-cell>
          <table:table-cell office:value-type="float" office:value="0.0130499" calcext:value-type="float">
            <text:p>0.0130499</text:p>
          </table:table-cell>
          <table:table-cell office:value-type="float" office:value="109.959" calcext:value-type="float">
            <text:p>109.959</text:p>
          </table:table-cell>
          <table:table-cell office:value-type="float" office:value="0.00323058" calcext:value-type="float">
            <text:p>0.003230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-2.97444" calcext:value-type="float">
            <text:p>-2.97444</text:p>
          </table:table-cell>
          <table:table-cell office:value-type="float" office:value="0.0473864" calcext:value-type="float">
            <text:p>0.0473864</text:p>
          </table:table-cell>
          <table:table-cell office:value-type="float" office:value="8.89471" calcext:value-type="float">
            <text:p>8.89471</text:p>
          </table:table-cell>
          <table:table-cell office:value-type="float" office:value="80.7473" calcext:value-type="float">
            <text:p>80.7473</text:p>
          </table:table-cell>
          <table:table-cell office:value-type="float" office:value="0.719167" calcext:value-type="float">
            <text:p>0.719167</text:p>
          </table:table-cell>
          <table:table-cell office:value-type="float" office:value="0.537957" calcext:value-type="float">
            <text:p>0.537957</text:p>
          </table:table-cell>
          <table:table-cell office:value-type="float" office:value="0.322453" calcext:value-type="float">
            <text:p>0.322453</text:p>
          </table:table-cell>
          <table:table-cell office:value-type="float" office:value="6.3078" calcext:value-type="float">
            <text:p>6.3078</text:p>
          </table:table-cell>
          <table:table-cell office:value-type="float" office:value="0.00979058" calcext:value-type="float">
            <text:p>0.009790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-2.64222" calcext:value-type="float">
            <text:p>-2.64222</text:p>
          </table:table-cell>
          <table:table-cell office:value-type="float" office:value="0.0152642" calcext:value-type="float">
            <text:p>0.0152642</text:p>
          </table:table-cell>
          <table:table-cell office:value-type="float" office:value="6.9966" calcext:value-type="float">
            <text:p>6.9966</text:p>
          </table:table-cell>
          <table:table-cell office:value-type="float" office:value="49.3757" calcext:value-type="float">
            <text:p>49.3757</text:p>
          </table:table-cell>
          <table:table-cell office:value-type="float" office:value="0.153333" calcext:value-type="float">
            <text:p>0.153333</text:p>
          </table:table-cell>
          <table:table-cell office:value-type="float" office:value="0.0308432" calcext:value-type="float">
            <text:p>0.0308432</text:p>
          </table:table-cell>
          <table:table-cell office:value-type="float" office:value="0.00185061" calcext:value-type="float">
            <text:p>0.00185061</text:p>
          </table:table-cell>
          <table:table-cell office:value-type="float" office:value="55.895" calcext:value-type="float">
            <text:p>55.895</text:p>
          </table:table-cell>
          <table:table-cell office:value-type="float" office:value="0.00301515" calcext:value-type="float">
            <text:p>0.003015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-2.78056" calcext:value-type="float">
            <text:p>-2.78056</text:p>
          </table:table-cell>
          <table:table-cell office:value-type="float" office:value="0.0219676" calcext:value-type="float">
            <text:p>0.0219676</text:p>
          </table:table-cell>
          <table:table-cell office:value-type="float" office:value="7.75346" calcext:value-type="float">
            <text:p>7.75346</text:p>
          </table:table-cell>
          <table:table-cell office:value-type="float" office:value="60.8173" calcext:value-type="float">
            <text:p>60.8173</text:p>
          </table:table-cell>
          <table:table-cell office:value-type="float" office:value="0.678611" calcext:value-type="float">
            <text:p>0.678611</text:p>
          </table:table-cell>
          <table:table-cell office:value-type="float" office:value="0.463333" calcext:value-type="float">
            <text:p>0.463333</text:p>
          </table:table-cell>
          <table:table-cell office:value-type="float" office:value="0.219742" calcext:value-type="float">
            <text:p>0.219742</text:p>
          </table:table-cell>
          <table:table-cell office:value-type="float" office:value="11.1853" calcext:value-type="float">
            <text:p>11.1853</text:p>
          </table:table-cell>
          <table:table-cell office:value-type="float" office:value="0.00415266" calcext:value-type="float">
            <text:p>0.004152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5" calcext:value-type="float">
            <text:p>2.35</text:p>
          </table:table-cell>
          <table:table-cell office:value-type="float" office:value="-2.38389" calcext:value-type="float">
            <text:p>-2.38389</text:p>
          </table:table-cell>
          <table:table-cell office:value-type="float" office:value="0.0107873" calcext:value-type="float">
            <text:p>0.0107873</text:p>
          </table:table-cell>
          <table:table-cell office:value-type="float" office:value="5.69371" calcext:value-type="float">
            <text:p>5.69371</text:p>
          </table:table-cell>
          <table:table-cell office:value-type="float" office:value="32.6646" calcext:value-type="float">
            <text:p>32.6646</text:p>
          </table:table-cell>
          <table:table-cell office:value-type="float" office:value="0.200833" calcext:value-type="float">
            <text:p>0.200833</text:p>
          </table:table-cell>
          <table:table-cell office:value-type="float" office:value="0.0437617" calcext:value-type="float">
            <text:p>0.0437617</text:p>
          </table:table-cell>
          <table:table-cell office:value-type="float" office:value="0.00252659" calcext:value-type="float">
            <text:p>0.00252659</text:p>
          </table:table-cell>
          <table:table-cell office:value-type="float" office:value="29.1543" calcext:value-type="float">
            <text:p>29.1543</text:p>
          </table:table-cell>
          <table:table-cell office:value-type="float" office:value="0.00195334" calcext:value-type="float">
            <text:p>0.001953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-2.045" calcext:value-type="float">
            <text:p>-2.045</text:p>
          </table:table-cell>
          <table:table-cell office:value-type="float" office:value="0.0112343" calcext:value-type="float">
            <text:p>0.0112343</text:p>
          </table:table-cell>
          <table:table-cell office:value-type="float" office:value="4.19326" calcext:value-type="float">
            <text:p>4.19326</text:p>
          </table:table-cell>
          <table:table-cell office:value-type="float" office:value="17.7681" calcext:value-type="float">
            <text:p>17.7681</text:p>
          </table:table-cell>
          <table:table-cell office:value-type="float" office:value="0.0598611" calcext:value-type="float">
            <text:p>0.0598611</text:p>
          </table:table-cell>
          <table:table-cell office:value-type="float" office:value="0.00482747" calcext:value-type="float">
            <text:p>0.00482747</text:p>
          </table:table-cell>
          <table:table-cell office:value-type="float" office:value="0.0000452627" calcext:value-type="float">
            <text:p>4.52627E-05</text:p>
          </table:table-cell>
          <table:table-cell office:value-type="float" office:value="8.54515" calcext:value-type="float">
            <text:p>8.54515</text:p>
          </table:table-cell>
          <table:table-cell office:value-type="float" office:value="0.00166187" calcext:value-type="float">
            <text:p>0.0016618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-1.355" calcext:value-type="float">
            <text:p>-1.355</text:p>
          </table:table-cell>
          <table:table-cell office:value-type="float" office:value="0.0077429" calcext:value-type="float">
            <text:p>0.0077429</text:p>
          </table:table-cell>
          <table:table-cell office:value-type="float" office:value="1.84377" calcext:value-type="float">
            <text:p>1.84377</text:p>
          </table:table-cell>
          <table:table-cell office:value-type="float" office:value="3.45581" calcext:value-type="float">
            <text:p>3.45581</text:p>
          </table:table-cell>
          <table:table-cell office:value-type="float" office:value="0.0586111" calcext:value-type="float">
            <text:p>0.0586111</text:p>
          </table:table-cell>
          <table:table-cell office:value-type="float" office:value="0.00610926" calcext:value-type="float">
            <text:p>0.00610926</text:p>
          </table:table-cell>
          <table:table-cell office:value-type="float" office:value="0.000126698" calcext:value-type="float">
            <text:p>0.000126698</text:p>
          </table:table-cell>
          <table:table-cell office:value-type="float" office:value="3.94641" calcext:value-type="float">
            <text:p>3.94641</text:p>
          </table:table-cell>
          <table:table-cell office:value-type="float" office:value="0.000597446" calcext:value-type="float">
            <text:p>0.0005974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-0.935556" calcext:value-type="float">
            <text:p>-0.935556</text:p>
          </table:table-cell>
          <table:table-cell office:value-type="float" office:value="0.00639506" calcext:value-type="float">
            <text:p>0.00639506</text:p>
          </table:table-cell>
          <table:table-cell office:value-type="float" office:value="0.881659" calcext:value-type="float">
            <text:p>0.881659</text:p>
          </table:table-cell>
          <table:table-cell office:value-type="float" office:value="0.798244" calcext:value-type="float">
            <text:p>0.798244</text:p>
          </table:table-cell>
          <table:table-cell office:value-type="float" office:value="0.0569444" calcext:value-type="float">
            <text:p>0.0569444</text:p>
          </table:table-cell>
          <table:table-cell office:value-type="float" office:value="0.00421235" calcext:value-type="float">
            <text:p>0.00421235</text:p>
          </table:table-cell>
          <table:table-cell office:value-type="float" office:value="0.0000337353" calcext:value-type="float">
            <text:p>3.37353E-05</text:p>
          </table:table-cell>
          <table:table-cell office:value-type="float" office:value="4.30153" calcext:value-type="float">
            <text:p>4.30153</text:p>
          </table:table-cell>
          <table:table-cell office:value-type="float" office:value="0.000302224" calcext:value-type="float">
            <text:p>0.000302224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-3.98333" calcext:value-type="float">
            <text:p>-3.98333</text:p>
          </table:table-cell>
          <table:table-cell office:value-type="float" office:value="0.000280247" calcext:value-type="float">
            <text:p>0.000280247</text:p>
          </table:table-cell>
          <table:table-cell office:value-type="float" office:value="15.8672" calcext:value-type="float">
            <text:p>15.8672</text:p>
          </table:table-cell>
          <table:table-cell office:value-type="float" office:value="251.787" calcext:value-type="float">
            <text:p>251.787</text:p>
          </table:table-cell>
          <table:table-cell office:value-type="float" office:value="0.997847" calcext:value-type="float">
            <text:p>0.997847</text:p>
          </table:table-cell>
          <table:table-cell office:value-type="float" office:value="0.995704" calcext:value-type="float">
            <text:p>0.995704</text:p>
          </table:table-cell>
          <table:table-cell office:value-type="float" office:value="0.991445" calcext:value-type="float">
            <text:p>0.991445</text:p>
          </table:table-cell>
          <table:table-cell office:value-type="float" office:value="0.00506763" calcext:value-type="float">
            <text:p>0.00506763</text:p>
          </table:table-cell>
          <table:table-cell office:value-type="float" office:value="0.000231609" calcext:value-type="float">
            <text:p>0.0002316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5" calcext:value-type="float">
            <text:p>2.15</text:p>
          </table:table-cell>
          <table:table-cell office:value-type="float" office:value="-3.0725" calcext:value-type="float">
            <text:p>-3.0725</text:p>
          </table:table-cell>
          <table:table-cell office:value-type="float" office:value="0.0136623" calcext:value-type="float">
            <text:p>0.0136623</text:p>
          </table:table-cell>
          <table:table-cell office:value-type="float" office:value="9.45392" calcext:value-type="float">
            <text:p>9.45392</text:p>
          </table:table-cell>
          <table:table-cell office:value-type="float" office:value="89.8999" calcext:value-type="float">
            <text:p>89.8999</text:p>
          </table:table-cell>
          <table:table-cell office:value-type="float" office:value="0.752639" calcext:value-type="float">
            <text:p>0.752639</text:p>
          </table:table-cell>
          <table:table-cell office:value-type="float" office:value="0.573625" calcext:value-type="float">
            <text:p>0.573625</text:p>
          </table:table-cell>
          <table:table-cell office:value-type="float" office:value="0.344538" calcext:value-type="float">
            <text:p>0.344538</text:p>
          </table:table-cell>
          <table:table-cell office:value-type="float" office:value="13.0257" calcext:value-type="float">
            <text:p>13.0257</text:p>
          </table:table-cell>
          <table:table-cell office:value-type="float" office:value="0.0029556" calcext:value-type="float">
            <text:p>0.00295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-3.01528" calcext:value-type="float">
            <text:p>-3.01528</text:p>
          </table:table-cell>
          <table:table-cell office:value-type="float" office:value="0.027737" calcext:value-type="float">
            <text:p>0.027737</text:p>
          </table:table-cell>
          <table:table-cell office:value-type="float" office:value="9.11964" calcext:value-type="float">
            <text:p>9.11964</text:p>
          </table:table-cell>
          <table:table-cell office:value-type="float" office:value="84.2093" calcext:value-type="float">
            <text:p>84.2093</text:p>
          </table:table-cell>
          <table:table-cell office:value-type="float" office:value="0.746458" calcext:value-type="float">
            <text:p>0.746458</text:p>
          </table:table-cell>
          <table:table-cell office:value-type="float" office:value="0.560948" calcext:value-type="float">
            <text:p>0.560948</text:p>
          </table:table-cell>
          <table:table-cell office:value-type="float" office:value="0.323123" calcext:value-type="float">
            <text:p>0.323123</text:p>
          </table:table-cell>
          <table:table-cell office:value-type="float" office:value="3.78679" calcext:value-type="float">
            <text:p>3.78679</text:p>
          </table:table-cell>
          <table:table-cell office:value-type="float" office:value="0.00573078" calcext:value-type="float">
            <text:p>0.005730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.25</text:p>
          </table:table-cell>
          <table:table-cell office:value-type="float" office:value="-2.69361" calcext:value-type="float">
            <text:p>-2.69361</text:p>
          </table:table-cell>
          <table:table-cell office:value-type="float" office:value="0.0235333" calcext:value-type="float">
            <text:p>0.0235333</text:p>
          </table:table-cell>
          <table:table-cell office:value-type="float" office:value="7.27907" calcext:value-type="float">
            <text:p>7.27907</text:p>
          </table:table-cell>
          <table:table-cell office:value-type="float" office:value="53.6694" calcext:value-type="float">
            <text:p>53.6694</text:p>
          </table:table-cell>
          <table:table-cell office:value-type="float" office:value="0.257292" calcext:value-type="float">
            <text:p>0.257292</text:p>
          </table:table-cell>
          <table:table-cell office:value-type="float" office:value="0.0842215" calcext:value-type="float">
            <text:p>0.0842215</text:p>
          </table:table-cell>
          <table:table-cell office:value-type="float" office:value="0.0130479" calcext:value-type="float">
            <text:p>0.0130479</text:p>
          </table:table-cell>
          <table:table-cell office:value-type="float" office:value="79.7208" calcext:value-type="float">
            <text:p>79.7208</text:p>
          </table:table-cell>
          <table:table-cell office:value-type="float" office:value="0.00464854" calcext:value-type="float">
            <text:p>0.004648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-2.95556" calcext:value-type="float">
            <text:p>-2.95556</text:p>
          </table:table-cell>
          <table:table-cell office:value-type="float" office:value="0.0641086" calcext:value-type="float">
            <text:p>0.0641086</text:p>
          </table:table-cell>
          <table:table-cell office:value-type="float" office:value="8.79942" calcext:value-type="float">
            <text:p>8.79942</text:p>
          </table:table-cell>
          <table:table-cell office:value-type="float" office:value="79.6617" calcext:value-type="float">
            <text:p>79.6617</text:p>
          </table:table-cell>
          <table:table-cell office:value-type="float" office:value="0.745972" calcext:value-type="float">
            <text:p>0.745972</text:p>
          </table:table-cell>
          <table:table-cell office:value-type="float" office:value="0.570253" calcext:value-type="float">
            <text:p>0.570253</text:p>
          </table:table-cell>
          <table:table-cell office:value-type="float" office:value="0.352354" calcext:value-type="float">
            <text:p>0.352354</text:p>
          </table:table-cell>
          <table:table-cell office:value-type="float" office:value="5.50222" calcext:value-type="float">
            <text:p>5.50222</text:p>
          </table:table-cell>
          <table:table-cell office:value-type="float" office:value="0.0121188" calcext:value-type="float">
            <text:p>0.01211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office:value-type="float" office:value="-2.36" calcext:value-type="float">
            <text:p>-2.36</text:p>
          </table:table-cell>
          <table:table-cell office:value-type="float" office:value="0.00945185" calcext:value-type="float">
            <text:p>0.00945185</text:p>
          </table:table-cell>
          <table:table-cell office:value-type="float" office:value="5.57905" calcext:value-type="float">
            <text:p>5.57905</text:p>
          </table:table-cell>
          <table:table-cell office:value-type="float" office:value="31.3316" calcext:value-type="float">
            <text:p>31.3316</text:p>
          </table:table-cell>
          <table:table-cell office:value-type="float" office:value="0.114306" calcext:value-type="float">
            <text:p>0.114306</text:p>
          </table:table-cell>
          <table:table-cell office:value-type="float" office:value="0.0192889" calcext:value-type="float">
            <text:p>0.0192889</text:p>
          </table:table-cell>
          <table:table-cell office:value-type="float" office:value="0.00121519" calcext:value-type="float">
            <text:p>0.00121519</text:p>
          </table:table-cell>
          <table:table-cell office:value-type="float" office:value="30.1782" calcext:value-type="float">
            <text:p>30.1782</text:p>
          </table:table-cell>
          <table:table-cell office:value-type="float" office:value="0.00171152" calcext:value-type="float">
            <text:p>0.001711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-2.04167" calcext:value-type="float">
            <text:p>-2.04167</text:p>
          </table:table-cell>
          <table:table-cell office:value-type="float" office:value="0.0135182" calcext:value-type="float">
            <text:p>0.0135182</text:p>
          </table:table-cell>
          <table:table-cell office:value-type="float" office:value="4.18192" calcext:value-type="float">
            <text:p>4.18192</text:p>
          </table:table-cell>
          <table:table-cell office:value-type="float" office:value="17.7148" calcext:value-type="float">
            <text:p>17.7148</text:p>
          </table:table-cell>
          <table:table-cell office:value-type="float" office:value="0.135764" calcext:value-type="float">
            <text:p>0.135764</text:p>
          </table:table-cell>
          <table:table-cell office:value-type="float" office:value="0.0264514" calcext:value-type="float">
            <text:p>0.0264514</text:p>
          </table:table-cell>
          <table:table-cell office:value-type="float" office:value="0.00165958" calcext:value-type="float">
            <text:p>0.00165958</text:p>
          </table:table-cell>
          <table:table-cell office:value-type="float" office:value="20.5602" calcext:value-type="float">
            <text:p>20.5602</text:p>
          </table:table-cell>
          <table:table-cell office:value-type="float" office:value="0.00199974" calcext:value-type="float">
            <text:p>0.0019997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-1.22472" calcext:value-type="float">
            <text:p>-1.22472</text:p>
          </table:table-cell>
          <table:table-cell office:value-type="float" office:value="0.0123987" calcext:value-type="float">
            <text:p>0.0123987</text:p>
          </table:table-cell>
          <table:table-cell office:value-type="float" office:value="1.51234" calcext:value-type="float">
            <text:p>1.51234</text:p>
          </table:table-cell>
          <table:table-cell office:value-type="float" office:value="2.36252" calcext:value-type="float">
            <text:p>2.36252</text:p>
          </table:table-cell>
          <table:table-cell office:value-type="float" office:value="0.0831944" calcext:value-type="float">
            <text:p>0.0831944</text:p>
          </table:table-cell>
          <table:table-cell office:value-type="float" office:value="0.0111515" calcext:value-type="float">
            <text:p>0.0111515</text:p>
          </table:table-cell>
          <table:table-cell office:value-type="float" office:value="0.000417931" calcext:value-type="float">
            <text:p>0.000417931</text:p>
          </table:table-cell>
          <table:table-cell office:value-type="float" office:value="4.64991" calcext:value-type="float">
            <text:p>4.64991</text:p>
          </table:table-cell>
          <table:table-cell office:value-type="float" office:value="0.000956689" calcext:value-type="float">
            <text:p>0.00095668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-1.00667" calcext:value-type="float">
            <text:p>-1.00667</text:p>
          </table:table-cell>
          <table:table-cell office:value-type="float" office:value="0.0159111" calcext:value-type="float">
            <text:p>0.0159111</text:p>
          </table:table-cell>
          <table:table-cell office:value-type="float" office:value="1.02929" calcext:value-type="float">
            <text:p>1.02929</text:p>
          </table:table-cell>
          <table:table-cell office:value-type="float" office:value="1.11944" calcext:value-type="float">
            <text:p>1.11944</text:p>
          </table:table-cell>
          <table:table-cell office:value-type="float" office:value="0.0486806" calcext:value-type="float">
            <text:p>0.0486806</text:p>
          </table:table-cell>
          <table:table-cell office:value-type="float" office:value="0.00413873" calcext:value-type="float">
            <text:p>0.00413873</text:p>
          </table:table-cell>
          <table:table-cell office:value-type="float" office:value="0.0000660422" calcext:value-type="float">
            <text:p>6.60422E-05</text:p>
          </table:table-cell>
          <table:table-cell office:value-type="float" office:value="3.48278" calcext:value-type="float">
            <text:p>3.48278</text:p>
          </table:table-cell>
          <table:table-cell office:value-type="float" office:value="0.000751943" calcext:value-type="float">
            <text:p>0.000751943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-3.99069" calcext:value-type="float">
            <text:p>-3.99069</text:p>
          </table:table-cell>
          <table:table-cell office:value-type="float" office:value="0.000181308" calcext:value-type="float">
            <text:p>0.000181308</text:p>
          </table:table-cell>
          <table:table-cell office:value-type="float" office:value="15.9258" calcext:value-type="float">
            <text:p>15.9258</text:p>
          </table:table-cell>
          <table:table-cell office:value-type="float" office:value="253.643" calcext:value-type="float">
            <text:p>253.643</text:p>
          </table:table-cell>
          <table:table-cell office:value-type="float" office:value="0.998819" calcext:value-type="float">
            <text:p>0.998819</text:p>
          </table:table-cell>
          <table:table-cell office:value-type="float" office:value="0.997643" calcext:value-type="float">
            <text:p>0.997643</text:p>
          </table:table-cell>
          <table:table-cell office:value-type="float" office:value="0.995304" calcext:value-type="float">
            <text:p>0.995304</text:p>
          </table:table-cell>
          <table:table-cell office:value-type="float" office:value="0.00256182" calcext:value-type="float">
            <text:p>0.00256182</text:p>
          </table:table-cell>
          <table:table-cell office:value-type="float" office:value="0.000149841" calcext:value-type="float">
            <text:p>0.0001498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5" calcext:value-type="float">
            <text:p>2.15</text:p>
          </table:table-cell>
          <table:table-cell office:value-type="float" office:value="-3.20306" calcext:value-type="float">
            <text:p>-3.20306</text:p>
          </table:table-cell>
          <table:table-cell office:value-type="float" office:value="0.0125882" calcext:value-type="float">
            <text:p>0.0125882</text:p>
          </table:table-cell>
          <table:table-cell office:value-type="float" office:value="10.2722" calcext:value-type="float">
            <text:p>10.2722</text:p>
          </table:table-cell>
          <table:table-cell office:value-type="float" office:value="106.04" calcext:value-type="float">
            <text:p>106.04</text:p>
          </table:table-cell>
          <table:table-cell office:value-type="float" office:value="0.832049" calcext:value-type="float">
            <text:p>0.832049</text:p>
          </table:table-cell>
          <table:table-cell office:value-type="float" office:value="0.693546" calcext:value-type="float">
            <text:p>0.693546</text:p>
          </table:table-cell>
          <table:table-cell office:value-type="float" office:value="0.484406" calcext:value-type="float">
            <text:p>0.484406</text:p>
          </table:table-cell>
          <table:table-cell office:value-type="float" office:value="1.29673" calcext:value-type="float">
            <text:p>1.29673</text:p>
          </table:table-cell>
          <table:table-cell office:value-type="float" office:value="0.00272324" calcext:value-type="float">
            <text:p>0.002723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-3.06306" calcext:value-type="float">
            <text:p>-3.06306</text:p>
          </table:table-cell>
          <table:table-cell office:value-type="float" office:value="0.0215573" calcext:value-type="float">
            <text:p>0.0215573</text:p>
          </table:table-cell>
          <table:table-cell office:value-type="float" office:value="9.40387" calcext:value-type="float">
            <text:p>9.40387</text:p>
          </table:table-cell>
          <table:table-cell office:value-type="float" office:value="89.2442" calcext:value-type="float">
            <text:p>89.2442</text:p>
          </table:table-cell>
          <table:table-cell office:value-type="float" office:value="0.785104" calcext:value-type="float">
            <text:p>0.785104</text:p>
          </table:table-cell>
          <table:table-cell office:value-type="float" office:value="0.618355" calcext:value-type="float">
            <text:p>0.618355</text:p>
          </table:table-cell>
          <table:table-cell office:value-type="float" office:value="0.387247" calcext:value-type="float">
            <text:p>0.387247</text:p>
          </table:table-cell>
          <table:table-cell office:value-type="float" office:value="3.71428" calcext:value-type="float">
            <text:p>3.71428</text:p>
          </table:table-cell>
          <table:table-cell office:value-type="float" office:value="0.00445399" calcext:value-type="float">
            <text:p>0.0044539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-2.76986" calcext:value-type="float">
            <text:p>-2.76986</text:p>
          </table:table-cell>
          <table:table-cell office:value-type="float" office:value="0.0110929" calcext:value-type="float">
            <text:p>0.0110929</text:p>
          </table:table-cell>
          <table:table-cell office:value-type="float" office:value="7.68322" calcext:value-type="float">
            <text:p>7.68322</text:p>
          </table:table-cell>
          <table:table-cell office:value-type="float" office:value="59.3801" calcext:value-type="float">
            <text:p>59.3801</text:p>
          </table:table-cell>
          <table:table-cell office:value-type="float" office:value="0.542153" calcext:value-type="float">
            <text:p>0.542153</text:p>
          </table:table-cell>
          <table:table-cell office:value-type="float" office:value="0.300319" calcext:value-type="float">
            <text:p>0.300319</text:p>
          </table:table-cell>
          <table:table-cell office:value-type="float" office:value="0.0983093" calcext:value-type="float">
            <text:p>0.0983093</text:p>
          </table:table-cell>
          <table:table-cell office:value-type="float" office:value="25.561" calcext:value-type="float">
            <text:p>25.561</text:p>
          </table:table-cell>
          <table:table-cell office:value-type="float" office:value="0.00219119" calcext:value-type="float">
            <text:p>0.002191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.3</text:p>
          </table:table-cell>
          <table:table-cell office:value-type="float" office:value="-2.80847" calcext:value-type="float">
            <text:p>-2.80847</text:p>
          </table:table-cell>
          <table:table-cell office:value-type="float" office:value="0.0232628" calcext:value-type="float">
            <text:p>0.0232628</text:p>
          </table:table-cell>
          <table:table-cell office:value-type="float" office:value="7.91078" calcext:value-type="float">
            <text:p>7.91078</text:p>
          </table:table-cell>
          <table:table-cell office:value-type="float" office:value="63.3136" calcext:value-type="float">
            <text:p>63.3136</text:p>
          </table:table-cell>
          <table:table-cell office:value-type="float" office:value="0.630903" calcext:value-type="float">
            <text:p>0.630903</text:p>
          </table:table-cell>
          <table:table-cell office:value-type="float" office:value="0.413822" calcext:value-type="float">
            <text:p>0.413822</text:p>
          </table:table-cell>
          <table:table-cell office:value-type="float" office:value="0.195338" calcext:value-type="float">
            <text:p>0.195338</text:p>
          </table:table-cell>
          <table:table-cell office:value-type="float" office:value="10.156" calcext:value-type="float">
            <text:p>10.156</text:p>
          </table:table-cell>
          <table:table-cell office:value-type="float" office:value="0.0043975" calcext:value-type="float">
            <text:p>0.00439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5" calcext:value-type="float">
            <text:p>2.35</text:p>
          </table:table-cell>
          <table:table-cell office:value-type="float" office:value="-2.45875" calcext:value-type="float">
            <text:p>-2.45875</text:p>
          </table:table-cell>
          <table:table-cell office:value-type="float" office:value="0.0138879" calcext:value-type="float">
            <text:p>0.0138879</text:p>
          </table:table-cell>
          <table:table-cell office:value-type="float" office:value="6.05934" calcext:value-type="float">
            <text:p>6.05934</text:p>
          </table:table-cell>
          <table:table-cell office:value-type="float" office:value="37.0595" calcext:value-type="float">
            <text:p>37.0595</text:p>
          </table:table-cell>
          <table:table-cell office:value-type="float" office:value="0.167569" calcext:value-type="float">
            <text:p>0.167569</text:p>
          </table:table-cell>
          <table:table-cell office:value-type="float" office:value="0.0386551" calcext:value-type="float">
            <text:p>0.0386551</text:p>
          </table:table-cell>
          <table:table-cell office:value-type="float" office:value="0.00321008" calcext:value-type="float">
            <text:p>0.00321008</text:p>
          </table:table-cell>
          <table:table-cell office:value-type="float" office:value="54.3967" calcext:value-type="float">
            <text:p>54.3967</text:p>
          </table:table-cell>
          <table:table-cell office:value-type="float" office:value="0.00251479" calcext:value-type="float">
            <text:p>0.0025147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-2.07986" calcext:value-type="float">
            <text:p>-2.07986</text:p>
          </table:table-cell>
          <table:table-cell office:value-type="float" office:value="0.0281864" calcext:value-type="float">
            <text:p>0.0281864</text:p>
          </table:table-cell>
          <table:table-cell office:value-type="float" office:value="4.35401" calcext:value-type="float">
            <text:p>4.35401</text:p>
          </table:table-cell>
          <table:table-cell office:value-type="float" office:value="19.4458" calcext:value-type="float">
            <text:p>19.4458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75181" calcext:value-type="float">
            <text:p>0.0275181</text:p>
          </table:table-cell>
          <table:table-cell office:value-type="float" office:value="0.00200991" calcext:value-type="float">
            <text:p>0.00200991</text:p>
          </table:table-cell>
          <table:table-cell office:value-type="float" office:value="37.6242" calcext:value-type="float">
            <text:p>37.6242</text:p>
          </table:table-cell>
          <table:table-cell office:value-type="float" office:value="0.00416959" calcext:value-type="float">
            <text:p>0.004169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-1.28222" calcext:value-type="float">
            <text:p>-1.28222</text:p>
          </table:table-cell>
          <table:table-cell office:value-type="float" office:value="0.0113309" calcext:value-type="float">
            <text:p>0.0113309</text:p>
          </table:table-cell>
          <table:table-cell office:value-type="float" office:value="1.65542" calcext:value-type="float">
            <text:p>1.65542</text:p>
          </table:table-cell>
          <table:table-cell office:value-type="float" office:value="2.81634" calcext:value-type="float">
            <text:p>2.81634</text:p>
          </table:table-cell>
          <table:table-cell office:value-type="float" office:value="0.0739236" calcext:value-type="float">
            <text:p>0.0739236</text:p>
          </table:table-cell>
          <table:table-cell office:value-type="float" office:value="0.00775301" calcext:value-type="float">
            <text:p>0.00775301</text:p>
          </table:table-cell>
          <table:table-cell office:value-type="float" office:value="0.000128875" calcext:value-type="float">
            <text:p>0.000128875</text:p>
          </table:table-cell>
          <table:table-cell office:value-type="float" office:value="5.31711" calcext:value-type="float">
            <text:p>5.31711</text:p>
          </table:table-cell>
          <table:table-cell office:value-type="float" office:value="0.000874295" calcext:value-type="float">
            <text:p>0.0008742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.6</text:p>
          </table:table-cell>
          <table:table-cell office:value-type="float" office:value="-0.939722" calcext:value-type="float">
            <text:p>-0.939722</text:p>
          </table:table-cell>
          <table:table-cell office:value-type="float" office:value="0.0114308" calcext:value-type="float">
            <text:p>0.0114308</text:p>
          </table:table-cell>
          <table:table-cell office:value-type="float" office:value="0.894509" calcext:value-type="float">
            <text:p>0.894509</text:p>
          </table:table-cell>
          <table:table-cell office:value-type="float" office:value="0.841776" calcext:value-type="float">
            <text:p>0.841776</text:p>
          </table:table-cell>
          <table:table-cell office:value-type="float" office:value="0.0430903" calcext:value-type="float">
            <text:p>0.0430903</text:p>
          </table:table-cell>
          <table:table-cell office:value-type="float" office:value="0.00281458" calcext:value-type="float">
            <text:p>0.00281458</text:p>
          </table:table-cell>
          <table:table-cell office:value-type="float" office:value="0.0000197183" calcext:value-type="float">
            <text:p>1.97183E-05</text:p>
          </table:table-cell>
          <table:table-cell office:value-type="float" office:value="3.18891" calcext:value-type="float">
            <text:p>3.18891</text:p>
          </table:table-cell>
          <table:table-cell office:value-type="float" office:value="0.000540207" calcext:value-type="float">
            <text:p>0.000540207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float" office:value="-3.98604" calcext:value-type="float">
            <text:p>-3.98604</text:p>
          </table:table-cell>
          <table:table-cell office:value-type="float" office:value="0.000218128" calcext:value-type="float">
            <text:p>0.000218128</text:p>
          </table:table-cell>
          <table:table-cell office:value-type="float" office:value="15.8887" calcext:value-type="float">
            <text:p>15.8887</text:p>
          </table:table-cell>
          <table:table-cell office:value-type="float" office:value="252.466" calcext:value-type="float">
            <text:p>252.466</text:p>
          </table:table-cell>
          <table:table-cell office:value-type="float" office:value="0.998212" calcext:value-type="float">
            <text:p>0.998212</text:p>
          </table:table-cell>
          <table:table-cell office:value-type="float" office:value="0.996431" calcext:value-type="float">
            <text:p>0.996431</text:p>
          </table:table-cell>
          <table:table-cell office:value-type="float" office:value="0.992889" calcext:value-type="float">
            <text:p>0.992889</text:p>
          </table:table-cell>
          <table:table-cell office:value-type="float" office:value="0.00381483" calcext:value-type="float">
            <text:p>0.00381483</text:p>
          </table:table-cell>
          <table:table-cell office:value-type="float" office:value="0.000180271" calcext:value-type="float">
            <text:p>0.00018027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5" calcext:value-type="float">
            <text:p>2.15</text:p>
          </table:table-cell>
          <table:table-cell office:value-type="float" office:value="-3.22833" calcext:value-type="float">
            <text:p>-3.22833</text:p>
          </table:table-cell>
          <table:table-cell office:value-type="float" office:value="0.0191219" calcext:value-type="float">
            <text:p>0.0191219</text:p>
          </table:table-cell>
          <table:table-cell office:value-type="float" office:value="10.4413" calcext:value-type="float">
            <text:p>10.4413</text:p>
          </table:table-cell>
          <table:table-cell office:value-type="float" office:value="109.81" calcext:value-type="float">
            <text:p>109.81</text:p>
          </table:table-cell>
          <table:table-cell office:value-type="float" office:value="0.848941" calcext:value-type="float">
            <text:p>0.848941</text:p>
          </table:table-cell>
          <table:table-cell office:value-type="float" office:value="0.722332" calcext:value-type="float">
            <text:p>0.722332</text:p>
          </table:table-cell>
          <table:table-cell office:value-type="float" office:value="0.526331" calcext:value-type="float">
            <text:p>0.526331</text:p>
          </table:table-cell>
          <table:table-cell office:value-type="float" office:value="1.36967" calcext:value-type="float">
            <text:p>1.36967</text:p>
          </table:table-cell>
          <table:table-cell office:value-type="float" office:value="0.0041367" calcext:value-type="float">
            <text:p>0.00413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float" office:value="-3.02965" calcext:value-type="float">
            <text:p>-3.02965</text:p>
          </table:table-cell>
          <table:table-cell office:value-type="float" office:value="0.0289071" calcext:value-type="float">
            <text:p>0.0289071</text:p>
          </table:table-cell>
          <table:table-cell office:value-type="float" office:value="9.2077" calcext:value-type="float">
            <text:p>9.2077</text:p>
          </table:table-cell>
          <table:table-cell office:value-type="float" office:value="85.8528" calcext:value-type="float">
            <text:p>85.8528</text:p>
          </table:table-cell>
          <table:table-cell office:value-type="float" office:value="0.720556" calcext:value-type="float">
            <text:p>0.720556</text:p>
          </table:table-cell>
          <table:table-cell office:value-type="float" office:value="0.541183" calcext:value-type="float">
            <text:p>0.541183</text:p>
          </table:table-cell>
          <table:table-cell office:value-type="float" office:value="0.330748" calcext:value-type="float">
            <text:p>0.330748</text:p>
          </table:table-cell>
          <table:table-cell office:value-type="float" office:value="13.9551" calcext:value-type="float">
            <text:p>13.9551</text:p>
          </table:table-cell>
          <table:table-cell office:value-type="float" office:value="0.00597255" calcext:value-type="float">
            <text:p>0.005972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office:value-type="float" office:value="-2.99604" calcext:value-type="float">
            <text:p>-2.99604</text:p>
          </table:table-cell>
          <table:table-cell office:value-type="float" office:value="0.0233794" calcext:value-type="float">
            <text:p>0.0233794</text:p>
          </table:table-cell>
          <table:table-cell office:value-type="float" office:value="8.99965" calcext:value-type="float">
            <text:p>8.99965</text:p>
          </table:table-cell>
          <table:table-cell office:value-type="float" office:value="81.8286" calcext:value-type="float">
            <text:p>81.8286</text:p>
          </table:table-cell>
          <table:table-cell office:value-type="float" office:value="0.749184" calcext:value-type="float">
            <text:p>0.749184</text:p>
          </table:table-cell>
          <table:table-cell office:value-type="float" office:value="0.567925" calcext:value-type="float">
            <text:p>0.567925</text:p>
          </table:table-cell>
          <table:table-cell office:value-type="float" office:value="0.336153" calcext:value-type="float">
            <text:p>0.336153</text:p>
          </table:table-cell>
          <table:table-cell office:value-type="float" office:value="4.76881" calcext:value-type="float">
            <text:p>4.76881</text:p>
          </table:table-cell>
          <table:table-cell office:value-type="float" office:value="0.00461815" calcext:value-type="float">
            <text:p>0.0046181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.3</text:p>
          </table:table-cell>
          <table:table-cell office:value-type="float" office:value="-2.86312" calcext:value-type="float">
            <text:p>-2.86312</text:p>
          </table:table-cell>
          <table:table-cell office:value-type="float" office:value="0.0324023" calcext:value-type="float">
            <text:p>0.0324023</text:p>
          </table:table-cell>
          <table:table-cell office:value-type="float" office:value="8.22989" calcext:value-type="float">
            <text:p>8.22989</text:p>
          </table:table-cell>
          <table:table-cell office:value-type="float" office:value="68.7708" calcext:value-type="float">
            <text:p>68.7708</text:p>
          </table:table-cell>
          <table:table-cell office:value-type="float" office:value="0.716302" calcext:value-type="float">
            <text:p>0.716302</text:p>
          </table:table-cell>
          <table:table-cell office:value-type="float" office:value="0.52021" calcext:value-type="float">
            <text:p>0.52021</text:p>
          </table:table-cell>
          <table:table-cell office:value-type="float" office:value="0.283569" calcext:value-type="float">
            <text:p>0.283569</text:p>
          </table:table-cell>
          <table:table-cell office:value-type="float" office:value="6.22698" calcext:value-type="float">
            <text:p>6.22698</text:p>
          </table:table-cell>
          <table:table-cell office:value-type="float" office:value="0.00612519" calcext:value-type="float">
            <text:p>0.0061251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5" calcext:value-type="float">
            <text:p>2.35</text:p>
          </table:table-cell>
          <table:table-cell office:value-type="float" office:value="-2.49597" calcext:value-type="float">
            <text:p>-2.49597</text:p>
          </table:table-cell>
          <table:table-cell office:value-type="float" office:value="0.021835" calcext:value-type="float">
            <text:p>0.021835</text:p>
          </table:table-cell>
          <table:table-cell office:value-type="float" office:value="6.25171" calcext:value-type="float">
            <text:p>6.25171</text:p>
          </table:table-cell>
          <table:table-cell office:value-type="float" office:value="39.642" calcext:value-type="float">
            <text:p>39.642</text:p>
          </table:table-cell>
          <table:table-cell office:value-type="float" office:value="0.292934" calcext:value-type="float">
            <text:p>0.292934</text:p>
          </table:table-cell>
          <table:table-cell office:value-type="float" office:value="0.110228" calcext:value-type="float">
            <text:p>0.110228</text:p>
          </table:table-cell>
          <table:table-cell office:value-type="float" office:value="0.0207267" calcext:value-type="float">
            <text:p>0.0207267</text:p>
          </table:table-cell>
          <table:table-cell office:value-type="float" office:value="33.4337" calcext:value-type="float">
            <text:p>33.4337</text:p>
          </table:table-cell>
          <table:table-cell office:value-type="float" office:value="0.00395383" calcext:value-type="float">
            <text:p>0.003953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.6</text:p>
          </table:table-cell>
          <table:table-cell office:value-type="float" office:value="-2.06903" calcext:value-type="float">
            <text:p>-2.06903</text:p>
          </table:table-cell>
          <table:table-cell office:value-type="float" office:value="0.0235228" calcext:value-type="float">
            <text:p>0.0235228</text:p>
          </table:table-cell>
          <table:table-cell office:value-type="float" office:value="4.3044" calcext:value-type="float">
            <text:p>4.3044</text:p>
          </table:table-cell>
          <table:table-cell office:value-type="float" office:value="18.9335" calcext:value-type="float">
            <text:p>18.9335</text:p>
          </table:table-cell>
          <table:table-cell office:value-type="float" office:value="0.12908" calcext:value-type="float">
            <text:p>0.12908</text:p>
          </table:table-cell>
          <table:table-cell office:value-type="float" office:value="0.0235511" calcext:value-type="float">
            <text:p>0.0235511</text:p>
          </table:table-cell>
          <table:table-cell office:value-type="float" office:value="0.00124462" calcext:value-type="float">
            <text:p>0.00124462</text:p>
          </table:table-cell>
          <table:table-cell office:value-type="float" office:value="26.306" calcext:value-type="float">
            <text:p>26.306</text:p>
          </table:table-cell>
          <table:table-cell office:value-type="float" office:value="0.00347971" calcext:value-type="float">
            <text:p>0.0034797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.6</text:p>
          </table:table-cell>
          <table:table-cell office:value-type="float" office:value="-1.24944" calcext:value-type="float">
            <text:p>-1.24944</text:p>
          </table:table-cell>
          <table:table-cell office:value-type="float" office:value="0.0129417" calcext:value-type="float">
            <text:p>0.0129417</text:p>
          </table:table-cell>
          <table:table-cell office:value-type="float" office:value="1.57405" calcext:value-type="float">
            <text:p>1.57405</text:p>
          </table:table-cell>
          <table:table-cell office:value-type="float" office:value="2.55937" calcext:value-type="float">
            <text:p>2.55937</text:p>
          </table:table-cell>
          <table:table-cell office:value-type="float" office:value="0.0574132" calcext:value-type="float">
            <text:p>0.0574132</text:p>
          </table:table-cell>
          <table:table-cell office:value-type="float" office:value="0.00532612" calcext:value-type="float">
            <text:p>0.00532612</text:p>
          </table:table-cell>
          <table:table-cell office:value-type="float" office:value="0.0000783761" calcext:value-type="float">
            <text:p>7.83761E-05</text:p>
          </table:table-cell>
          <table:table-cell office:value-type="float" office:value="5.64933" calcext:value-type="float">
            <text:p>5.64933</text:p>
          </table:table-cell>
          <table:table-cell office:value-type="float" office:value="0.000998585" calcext:value-type="float">
            <text:p>0.00099858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float" office:value="-0.955486" calcext:value-type="float">
            <text:p>-0.955486</text:p>
          </table:table-cell>
          <table:table-cell office:value-type="float" office:value="0.0122765" calcext:value-type="float">
            <text:p>0.0122765</text:p>
          </table:table-cell>
          <table:table-cell office:value-type="float" office:value="0.92523" calcext:value-type="float">
            <text:p>0.92523</text:p>
          </table:table-cell>
          <table:table-cell office:value-type="float" office:value="0.900648" calcext:value-type="float">
            <text:p>0.900648</text:p>
          </table:table-cell>
          <table:table-cell office:value-type="float" office:value="0.0509722" calcext:value-type="float">
            <text:p>0.0509722</text:p>
          </table:table-cell>
          <table:table-cell office:value-type="float" office:value="0.00418272" calcext:value-type="float">
            <text:p>0.00418272</text:p>
          </table:table-cell>
          <table:table-cell office:value-type="float" office:value="0.0000563539" calcext:value-type="float">
            <text:p>5.63539E-05</text:p>
          </table:table-cell>
          <table:table-cell office:value-type="float" office:value="2.88218" calcext:value-type="float">
            <text:p>2.88218</text:p>
          </table:table-cell>
          <table:table-cell office:value-type="float" office:value="0.000580177" calcext:value-type="float">
            <text:p>0.000580177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-3.98681" calcext:value-type="float">
            <text:p>-3.98681</text:p>
          </table:table-cell>
          <table:table-cell office:value-type="float" office:value="0.000242573" calcext:value-type="float">
            <text:p>0.000242573</text:p>
          </table:table-cell>
          <table:table-cell office:value-type="float" office:value="15.8949" calcext:value-type="float">
            <text:p>15.8949</text:p>
          </table:table-cell>
          <table:table-cell office:value-type="float" office:value="252.662" calcext:value-type="float">
            <text:p>252.662</text:p>
          </table:table-cell>
          <table:table-cell office:value-type="float" office:value="0.998281" calcext:value-type="float">
            <text:p>0.998281</text:p>
          </table:table-cell>
          <table:table-cell office:value-type="float" office:value="0.99657" calcext:value-type="float">
            <text:p>0.99657</text:p>
          </table:table-cell>
          <table:table-cell office:value-type="float" office:value="0.993168" calcext:value-type="float">
            <text:p>0.993168</text:p>
          </table:table-cell>
          <table:table-cell office:value-type="float" office:value="0.00374195" calcext:value-type="float">
            <text:p>0.00374195</text:p>
          </table:table-cell>
          <table:table-cell office:value-type="float" office:value="0.000200474" calcext:value-type="float">
            <text:p>0.0002004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5" calcext:value-type="float">
            <text:p>2.15</text:p>
          </table:table-cell>
          <table:table-cell office:value-type="float" office:value="-3.18899" calcext:value-type="float">
            <text:p>-3.18899</text:p>
          </table:table-cell>
          <table:table-cell office:value-type="float" office:value="0.0226032" calcext:value-type="float">
            <text:p>0.0226032</text:p>
          </table:table-cell>
          <table:table-cell office:value-type="float" office:value="10.1923" calcext:value-type="float">
            <text:p>10.1923</text:p>
          </table:table-cell>
          <table:table-cell office:value-type="float" office:value="104.8" calcext:value-type="float">
            <text:p>104.8</text:p>
          </table:table-cell>
          <table:table-cell office:value-type="float" office:value="0.829714" calcext:value-type="float">
            <text:p>0.829714</text:p>
          </table:table-cell>
          <table:table-cell office:value-type="float" office:value="0.691143" calcext:value-type="float">
            <text:p>0.691143</text:p>
          </table:table-cell>
          <table:table-cell office:value-type="float" office:value="0.484878" calcext:value-type="float">
            <text:p>0.484878</text:p>
          </table:table-cell>
          <table:table-cell office:value-type="float" office:value="2.30575" calcext:value-type="float">
            <text:p>2.30575</text:p>
          </table:table-cell>
          <table:table-cell office:value-type="float" office:value="0.00488983" calcext:value-type="float">
            <text:p>0.0048898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office:value-type="float" office:value="-3.11017" calcext:value-type="float">
            <text:p>-3.11017</text:p>
          </table:table-cell>
          <table:table-cell office:value-type="float" office:value="0.0253525" calcext:value-type="float">
            <text:p>0.0253525</text:p>
          </table:table-cell>
          <table:table-cell office:value-type="float" office:value="9.69853" calcext:value-type="float">
            <text:p>9.69853</text:p>
          </table:table-cell>
          <table:table-cell office:value-type="float" office:value="95.0402" calcext:value-type="float">
            <text:p>95.0402</text:p>
          </table:table-cell>
          <table:table-cell office:value-type="float" office:value="0.800929" calcext:value-type="float">
            <text:p>0.800929</text:p>
          </table:table-cell>
          <table:table-cell office:value-type="float" office:value="0.646137" calcext:value-type="float">
            <text:p>0.646137</text:p>
          </table:table-cell>
          <table:table-cell office:value-type="float" office:value="0.428556" calcext:value-type="float">
            <text:p>0.428556</text:p>
          </table:table-cell>
          <table:table-cell office:value-type="float" office:value="4.38217" calcext:value-type="float">
            <text:p>4.38217</text:p>
          </table:table-cell>
          <table:table-cell office:value-type="float" office:value="0.00523812" calcext:value-type="float">
            <text:p>0.005238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5" calcext:value-type="float">
            <text:p>2.25</text:p>
          </table:table-cell>
          <table:table-cell office:value-type="float" office:value="-2.99934" calcext:value-type="float">
            <text:p>-2.99934</text:p>
          </table:table-cell>
          <table:table-cell office:value-type="float" office:value="0.0392175" calcext:value-type="float">
            <text:p>0.0392175</text:p>
          </table:table-cell>
          <table:table-cell office:value-type="float" office:value="9.03526" calcext:value-type="float">
            <text:p>9.03526</text:p>
          </table:table-cell>
          <table:table-cell office:value-type="float" office:value="83.0158" calcext:value-type="float">
            <text:p>83.0158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591123" calcext:value-type="float">
            <text:p>0.591123</text:p>
          </table:table-cell>
          <table:table-cell office:value-type="float" office:value="0.36827" calcext:value-type="float">
            <text:p>0.36827</text:p>
          </table:table-cell>
          <table:table-cell office:value-type="float" office:value="4.31734" calcext:value-type="float">
            <text:p>4.31734</text:p>
          </table:table-cell>
          <table:table-cell office:value-type="float" office:value="0.00774666" calcext:value-type="float">
            <text:p>0.0077466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-2.65806" calcext:value-type="float">
            <text:p>-2.65806</text:p>
          </table:table-cell>
          <table:table-cell office:value-type="float" office:value="0.0296493" calcext:value-type="float">
            <text:p>0.0296493</text:p>
          </table:table-cell>
          <table:table-cell office:value-type="float" office:value="7.09491" calcext:value-type="float">
            <text:p>7.09491</text:p>
          </table:table-cell>
          <table:table-cell office:value-type="float" office:value="51.1737" calcext:value-type="float">
            <text:p>51.1737</text:p>
          </table:table-cell>
          <table:table-cell office:value-type="float" office:value="0.508507" calcext:value-type="float">
            <text:p>0.508507</text:p>
          </table:table-cell>
          <table:table-cell office:value-type="float" office:value="0.284562" calcext:value-type="float">
            <text:p>0.284562</text:p>
          </table:table-cell>
          <table:table-cell office:value-type="float" office:value="0.105514" calcext:value-type="float">
            <text:p>0.105514</text:p>
          </table:table-cell>
          <table:table-cell office:value-type="float" office:value="19.6192" calcext:value-type="float">
            <text:p>19.6192</text:p>
          </table:table-cell>
          <table:table-cell office:value-type="float" office:value="0.00560478" calcext:value-type="float">
            <text:p>0.005604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5" calcext:value-type="float">
            <text:p>2.35</text:p>
          </table:table-cell>
          <table:table-cell office:value-type="float" office:value="-2.61465" calcext:value-type="float">
            <text:p>-2.61465</text:p>
          </table:table-cell>
          <table:table-cell office:value-type="float" office:value="0.037426" calcext:value-type="float">
            <text:p>0.037426</text:p>
          </table:table-cell>
          <table:table-cell office:value-type="float" office:value="6.87384" calcext:value-type="float">
            <text:p>6.87384</text:p>
          </table:table-cell>
          <table:table-cell office:value-type="float" office:value="48.2645" calcext:value-type="float">
            <text:p>48.2645</text:p>
          </table:table-cell>
          <table:table-cell office:value-type="float" office:value="0.491745" calcext:value-type="float">
            <text:p>0.491745</text:p>
          </table:table-cell>
          <table:table-cell office:value-type="float" office:value="0.283729" calcext:value-type="float">
            <text:p>0.283729</text:p>
          </table:table-cell>
          <table:table-cell office:value-type="float" office:value="0.112692" calcext:value-type="float">
            <text:p>0.112692</text:p>
          </table:table-cell>
          <table:table-cell office:value-type="float" office:value="16.1152" calcext:value-type="float">
            <text:p>16.1152</text:p>
          </table:table-cell>
          <table:table-cell office:value-type="float" office:value="0.00677701" calcext:value-type="float">
            <text:p>0.006777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.6</text:p>
          </table:table-cell>
          <table:table-cell office:value-type="float" office:value="-2.05771" calcext:value-type="float">
            <text:p>-2.05771</text:p>
          </table:table-cell>
          <table:table-cell office:value-type="float" office:value="0.0184012" calcext:value-type="float">
            <text:p>0.0184012</text:p>
          </table:table-cell>
          <table:table-cell office:value-type="float" office:value="4.25256" calcext:value-type="float">
            <text:p>4.25256</text:p>
          </table:table-cell>
          <table:table-cell office:value-type="float" office:value="18.3998" calcext:value-type="float">
            <text:p>18.3998</text:p>
          </table:table-cell>
          <table:table-cell office:value-type="float" office:value="0.163446" calcext:value-type="float">
            <text:p>0.163446</text:p>
          </table:table-cell>
          <table:table-cell office:value-type="float" office:value="0.040991" calcext:value-type="float">
            <text:p>0.040991</text:p>
          </table:table-cell>
          <table:table-cell office:value-type="float" office:value="0.0047423" calcext:value-type="float">
            <text:p>0.0047423</text:p>
          </table:table-cell>
          <table:table-cell office:value-type="float" office:value="20.4628" calcext:value-type="float">
            <text:p>20.4628</text:p>
          </table:table-cell>
          <table:table-cell office:value-type="float" office:value="0.00272208" calcext:value-type="float">
            <text:p>0.0027220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-1.26497" calcext:value-type="float">
            <text:p>-1.26497</text:p>
          </table:table-cell>
          <table:table-cell office:value-type="float" office:value="0.0128033" calcext:value-type="float">
            <text:p>0.0128033</text:p>
          </table:table-cell>
          <table:table-cell office:value-type="float" office:value="1.61294" calcext:value-type="float">
            <text:p>1.61294</text:p>
          </table:table-cell>
          <table:table-cell office:value-type="float" office:value="2.6828" calcext:value-type="float">
            <text:p>2.6828</text:p>
          </table:table-cell>
          <table:table-cell office:value-type="float" office:value="0.0692882" calcext:value-type="float">
            <text:p>0.0692882</text:p>
          </table:table-cell>
          <table:table-cell office:value-type="float" office:value="0.00720015" calcext:value-type="float">
            <text:p>0.00720015</text:p>
          </table:table-cell>
          <table:table-cell office:value-type="float" office:value="0.000137421" calcext:value-type="float">
            <text:p>0.000137421</text:p>
          </table:table-cell>
          <table:table-cell office:value-type="float" office:value="4.78743" calcext:value-type="float">
            <text:p>4.78743</text:p>
          </table:table-cell>
          <table:table-cell office:value-type="float" office:value="0.000987907" calcext:value-type="float">
            <text:p>0.0009879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-0.924306" calcext:value-type="float">
            <text:p>-0.924306</text:p>
          </table:table-cell>
          <table:table-cell office:value-type="float" office:value="0.0109265" calcext:value-type="float">
            <text:p>0.0109265</text:p>
          </table:table-cell>
          <table:table-cell office:value-type="float" office:value="0.865267" calcext:value-type="float">
            <text:p>0.865267</text:p>
          </table:table-cell>
          <table:table-cell office:value-type="float" office:value="0.785318" calcext:value-type="float">
            <text:p>0.785318</text:p>
          </table:table-cell>
          <table:table-cell office:value-type="float" office:value="0.0527431" calcext:value-type="float">
            <text:p>0.0527431</text:p>
          </table:table-cell>
          <table:table-cell office:value-type="float" office:value="0.00411134" calcext:value-type="float">
            <text:p>0.00411134</text:p>
          </table:table-cell>
          <table:table-cell office:value-type="float" office:value="0.0000425162" calcext:value-type="float">
            <text:p>4.25162E-05</text:p>
          </table:table-cell>
          <table:table-cell office:value-type="float" office:value="3.12931" calcext:value-type="float">
            <text:p>3.12931</text:p>
          </table:table-cell>
          <table:table-cell office:value-type="float" office:value="0.000516376" calcext:value-type="float">
            <text:p>0.000516376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float" office:value="-3.98747" calcext:value-type="float">
            <text:p>-3.98747</text:p>
          </table:table-cell>
          <table:table-cell office:value-type="float" office:value="0.000213868" calcext:value-type="float">
            <text:p>0.000213868</text:p>
          </table:table-cell>
          <table:table-cell office:value-type="float" office:value="15.9001" calcext:value-type="float">
            <text:p>15.9001</text:p>
          </table:table-cell>
          <table:table-cell office:value-type="float" office:value="252.827" calcext:value-type="float">
            <text:p>252.827</text:p>
          </table:table-cell>
          <table:table-cell office:value-type="float" office:value="0.998381" calcext:value-type="float">
            <text:p>0.998381</text:p>
          </table:table-cell>
          <table:table-cell office:value-type="float" office:value="0.996769" calcext:value-type="float">
            <text:p>0.996769</text:p>
          </table:table-cell>
          <table:table-cell office:value-type="float" office:value="0.993562" calcext:value-type="float">
            <text:p>0.993562</text:p>
          </table:table-cell>
          <table:table-cell office:value-type="float" office:value="0.00366654" calcext:value-type="float">
            <text:p>0.00366654</text:p>
          </table:table-cell>
          <table:table-cell office:value-type="float" office:value="0.000176751" calcext:value-type="float">
            <text:p>0.00017675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15" calcext:value-type="float">
            <text:p>2.15</text:p>
          </table:table-cell>
          <table:table-cell office:value-type="float" office:value="-3.21549" calcext:value-type="float">
            <text:p>-3.21549</text:p>
          </table:table-cell>
          <table:table-cell office:value-type="float" office:value="0.0236373" calcext:value-type="float">
            <text:p>0.0236373</text:p>
          </table:table-cell>
          <table:table-cell office:value-type="float" office:value="10.363" calcext:value-type="float">
            <text:p>10.363</text:p>
          </table:table-cell>
          <table:table-cell office:value-type="float" office:value="108.345" calcext:value-type="float">
            <text:p>108.345</text:p>
          </table:table-cell>
          <table:table-cell office:value-type="float" office:value="0.831155" calcext:value-type="float">
            <text:p>0.831155</text:p>
          </table:table-cell>
          <table:table-cell office:value-type="float" office:value="0.695099" calcext:value-type="float">
            <text:p>0.695099</text:p>
          </table:table-cell>
          <table:table-cell office:value-type="float" office:value="0.49394" calcext:value-type="float">
            <text:p>0.49394</text:p>
          </table:table-cell>
          <table:table-cell office:value-type="float" office:value="3.0435" calcext:value-type="float">
            <text:p>3.0435</text:p>
          </table:table-cell>
          <table:table-cell office:value-type="float" office:value="0.00511354" calcext:value-type="float">
            <text:p>0.0051135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.2</text:p>
          </table:table-cell>
          <table:table-cell office:value-type="float" office:value="-3.12569" calcext:value-type="float">
            <text:p>-3.12569</text:p>
          </table:table-cell>
          <table:table-cell office:value-type="float" office:value="0.0254021" calcext:value-type="float">
            <text:p>0.0254021</text:p>
          </table:table-cell>
          <table:table-cell office:value-type="float" office:value="9.79537" calcext:value-type="float">
            <text:p>9.79537</text:p>
          </table:table-cell>
          <table:table-cell office:value-type="float" office:value="96.9386" calcext:value-type="float">
            <text:p>96.9386</text:p>
          </table:table-cell>
          <table:table-cell office:value-type="float" office:value="0.81661" calcext:value-type="float">
            <text:p>0.81661</text:p>
          </table:table-cell>
          <table:table-cell office:value-type="float" office:value="0.669867" calcext:value-type="float">
            <text:p>0.669867</text:p>
          </table:table-cell>
          <table:table-cell office:value-type="float" office:value="0.456507" calcext:value-type="float">
            <text:p>0.456507</text:p>
          </table:table-cell>
          <table:table-cell office:value-type="float" office:value="2.44112" calcext:value-type="float">
            <text:p>2.44112</text:p>
          </table:table-cell>
          <table:table-cell office:value-type="float" office:value="0.00524838" calcext:value-type="float">
            <text:p>0.0052483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office:value-type="float" office:value="-2.95547" calcext:value-type="float">
            <text:p>-2.95547</text:p>
          </table:table-cell>
          <table:table-cell office:value-type="float" office:value="0.0394701" calcext:value-type="float">
            <text:p>0.0394701</text:p>
          </table:table-cell>
          <table:table-cell office:value-type="float" office:value="8.77427" calcext:value-type="float">
            <text:p>8.77427</text:p>
          </table:table-cell>
          <table:table-cell office:value-type="float" office:value="78.3651" calcext:value-type="float">
            <text:p>78.3651</text:p>
          </table:table-cell>
          <table:table-cell office:value-type="float" office:value="0.713902" calcext:value-type="float">
            <text:p>0.713902</text:p>
          </table:table-cell>
          <table:table-cell office:value-type="float" office:value="0.528128" calcext:value-type="float">
            <text:p>0.528128</text:p>
          </table:table-cell>
          <table:table-cell office:value-type="float" office:value="0.310797" calcext:value-type="float">
            <text:p>0.310797</text:p>
          </table:table-cell>
          <table:table-cell office:value-type="float" office:value="9.48453" calcext:value-type="float">
            <text:p>9.48453</text:p>
          </table:table-cell>
          <table:table-cell office:value-type="float" office:value="0.00779655" calcext:value-type="float">
            <text:p>0.0077965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.3</text:p>
          </table:table-cell>
          <table:table-cell office:value-type="float" office:value="-2.70872" calcext:value-type="float">
            <text:p>-2.70872</text:p>
          </table:table-cell>
          <table:table-cell office:value-type="float" office:value="0.0432362" calcext:value-type="float">
            <text:p>0.0432362</text:p>
          </table:table-cell>
          <table:table-cell office:value-type="float" office:value="7.38037" calcext:value-type="float">
            <text:p>7.38037</text:p>
          </table:table-cell>
          <table:table-cell office:value-type="float" office:value="55.7512" calcext:value-type="float">
            <text:p>55.7512</text:p>
          </table:table-cell>
          <table:table-cell office:value-type="float" office:value="0.51421" calcext:value-type="float">
            <text:p>0.51421</text:p>
          </table:table-cell>
          <table:table-cell office:value-type="float" office:value="0.317882" calcext:value-type="float">
            <text:p>0.317882</text:p>
          </table:table-cell>
          <table:table-cell office:value-type="float" office:value="0.145392" calcext:value-type="float">
            <text:p>0.145392</text:p>
          </table:table-cell>
          <table:table-cell office:value-type="float" office:value="17.4107" calcext:value-type="float">
            <text:p>17.4107</text:p>
          </table:table-cell>
          <table:table-cell office:value-type="float" office:value="0.0081732" calcext:value-type="float">
            <text:p>0.00817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5" calcext:value-type="float">
            <text:p>2.35</text:p>
          </table:table-cell>
          <table:table-cell office:value-type="float" office:value="-2.61373" calcext:value-type="float">
            <text:p>-2.61373</text:p>
          </table:table-cell>
          <table:table-cell office:value-type="float" office:value="0.0381358" calcext:value-type="float">
            <text:p>0.0381358</text:p>
          </table:table-cell>
          <table:table-cell office:value-type="float" office:value="6.86973" calcext:value-type="float">
            <text:p>6.86973</text:p>
          </table:table-cell>
          <table:table-cell office:value-type="float" office:value="48.2558" calcext:value-type="float">
            <text:p>48.2558</text:p>
          </table:table-cell>
          <table:table-cell office:value-type="float" office:value="0.532891" calcext:value-type="float">
            <text:p>0.532891</text:p>
          </table:table-cell>
          <table:table-cell office:value-type="float" office:value="0.308104" calcext:value-type="float">
            <text:p>0.308104</text:p>
          </table:table-cell>
          <table:table-cell office:value-type="float" office:value="0.121246" calcext:value-type="float">
            <text:p>0.121246</text:p>
          </table:table-cell>
          <table:table-cell office:value-type="float" office:value="13.7482" calcext:value-type="float">
            <text:p>13.7482</text:p>
          </table:table-cell>
          <table:table-cell office:value-type="float" office:value="0.00690553" calcext:value-type="float">
            <text:p>0.0069055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" calcext:value-type="float">
            <text:p>2.6</text:p>
          </table:table-cell>
          <table:table-cell office:value-type="float" office:value="-2.06797" calcext:value-type="float">
            <text:p>-2.06797</text:p>
          </table:table-cell>
          <table:table-cell office:value-type="float" office:value="0.0267644" calcext:value-type="float">
            <text:p>0.0267644</text:p>
          </table:table-cell>
          <table:table-cell office:value-type="float" office:value="4.30326" calcext:value-type="float">
            <text:p>4.30326</text:p>
          </table:table-cell>
          <table:table-cell office:value-type="float" office:value="18.9769" calcext:value-type="float">
            <text:p>18.9769</text:p>
          </table:table-cell>
          <table:table-cell office:value-type="float" office:value="0.167248" calcext:value-type="float">
            <text:p>0.167248</text:p>
          </table:table-cell>
          <table:table-cell office:value-type="float" office:value="0.0432637" calcext:value-type="float">
            <text:p>0.0432637</text:p>
          </table:table-cell>
          <table:table-cell office:value-type="float" office:value="0.00508631" calcext:value-type="float">
            <text:p>0.00508631</text:p>
          </table:table-cell>
          <table:table-cell office:value-type="float" office:value="21.7844" calcext:value-type="float">
            <text:p>21.7844</text:p>
          </table:table-cell>
          <table:table-cell office:value-type="float" office:value="0.00395922" calcext:value-type="float">
            <text:p>0.003959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" calcext:value-type="float">
            <text:p>3.6</text:p>
          </table:table-cell>
          <table:table-cell office:value-type="float" office:value="-1.27267" calcext:value-type="float">
            <text:p>-1.27267</text:p>
          </table:table-cell>
          <table:table-cell office:value-type="float" office:value="0.0137195" calcext:value-type="float">
            <text:p>0.0137195</text:p>
          </table:table-cell>
          <table:table-cell office:value-type="float" office:value="1.63342" calcext:value-type="float">
            <text:p>1.63342</text:p>
          </table:table-cell>
          <table:table-cell office:value-type="float" office:value="2.75814" calcext:value-type="float">
            <text:p>2.75814</text:p>
          </table:table-cell>
          <table:table-cell office:value-type="float" office:value="0.0552908" calcext:value-type="float">
            <text:p>0.0552908</text:p>
          </table:table-cell>
          <table:table-cell office:value-type="float" office:value="0.00477742" calcext:value-type="float">
            <text:p>0.00477742</text:p>
          </table:table-cell>
          <table:table-cell office:value-type="float" office:value="0.0000630549" calcext:value-type="float">
            <text:p>6.30549E-05</text:p>
          </table:table-cell>
          <table:table-cell office:value-type="float" office:value="5.03254" calcext:value-type="float">
            <text:p>5.03254</text:p>
          </table:table-cell>
          <table:table-cell office:value-type="float" office:value="0.0010586" calcext:value-type="float">
            <text:p>0.001058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6" calcext:value-type="float">
            <text:p>4.6</text:p>
          </table:table-cell>
          <table:table-cell office:value-type="float" office:value="-0.926233" calcext:value-type="float">
            <text:p>-0.926233</text:p>
          </table:table-cell>
          <table:table-cell office:value-type="float" office:value="0.0117167" calcext:value-type="float">
            <text:p>0.0117167</text:p>
          </table:table-cell>
          <table:table-cell office:value-type="float" office:value="0.869624" calcext:value-type="float">
            <text:p>0.869624</text:p>
          </table:table-cell>
          <table:table-cell office:value-type="float" office:value="0.797276" calcext:value-type="float">
            <text:p>0.797276</text:p>
          </table:table-cell>
          <table:table-cell office:value-type="float" office:value="0.0459809" calcext:value-type="float">
            <text:p>0.0459809</text:p>
          </table:table-cell>
          <table:table-cell office:value-type="float" office:value="0.00323081" calcext:value-type="float">
            <text:p>0.00323081</text:p>
          </table:table-cell>
          <table:table-cell office:value-type="float" office:value="0.0000295001" calcext:value-type="float">
            <text:p>2.95001E-05</text:p>
          </table:table-cell>
          <table:table-cell office:value-type="float" office:value="3.38729" calcext:value-type="float">
            <text:p>3.38729</text:p>
          </table:table-cell>
          <table:table-cell office:value-type="float" office:value="0.00055372" calcext:value-type="float">
            <text:p>0.00055372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-3.98708" calcext:value-type="float">
            <text:p>-3.98708</text:p>
          </table:table-cell>
          <table:table-cell office:value-type="float" office:value="0.000225135" calcext:value-type="float">
            <text:p>0.000225135</text:p>
          </table:table-cell>
          <table:table-cell office:value-type="float" office:value="15.8971" calcext:value-type="float">
            <text:p>15.8971</text:p>
          </table:table-cell>
          <table:table-cell office:value-type="float" office:value="252.731" calcext:value-type="float">
            <text:p>252.731</text:p>
          </table:table-cell>
          <table:table-cell office:value-type="float" office:value="0.998329" calcext:value-type="float">
            <text:p>0.998329</text:p>
          </table:table-cell>
          <table:table-cell office:value-type="float" office:value="0.996665" calcext:value-type="float">
            <text:p>0.996665</text:p>
          </table:table-cell>
          <table:table-cell office:value-type="float" office:value="0.993357" calcext:value-type="float">
            <text:p>0.993357</text:p>
          </table:table-cell>
          <table:table-cell office:value-type="float" office:value="0.00412149" calcext:value-type="float">
            <text:p>0.00412149</text:p>
          </table:table-cell>
          <table:table-cell office:value-type="float" office:value="0.000186062" calcext:value-type="float">
            <text:p>0.00018606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15" calcext:value-type="float">
            <text:p>2.15</text:p>
          </table:table-cell>
          <table:table-cell office:value-type="float" office:value="-3.22801" calcext:value-type="float">
            <text:p>-3.22801</text:p>
          </table:table-cell>
          <table:table-cell office:value-type="float" office:value="0.0212767" calcext:value-type="float">
            <text:p>0.0212767</text:p>
          </table:table-cell>
          <table:table-cell office:value-type="float" office:value="10.4413" calcext:value-type="float">
            <text:p>10.4413</text:p>
          </table:table-cell>
          <table:table-cell office:value-type="float" office:value="109.906" calcext:value-type="float">
            <text:p>109.906</text:p>
          </table:table-cell>
          <table:table-cell office:value-type="float" office:value="0.842454" calcext:value-type="float">
            <text:p>0.842454</text:p>
          </table:table-cell>
          <table:table-cell office:value-type="float" office:value="0.71244" calcext:value-type="float">
            <text:p>0.71244</text:p>
          </table:table-cell>
          <table:table-cell office:value-type="float" office:value="0.514839" calcext:value-type="float">
            <text:p>0.514839</text:p>
          </table:table-cell>
          <table:table-cell office:value-type="float" office:value="2.29076" calcext:value-type="float">
            <text:p>2.29076</text:p>
          </table:table-cell>
          <table:table-cell office:value-type="float" office:value="0.00460285" calcext:value-type="float">
            <text:p>0.004602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-3.08214" calcext:value-type="float">
            <text:p>-3.08214</text:p>
          </table:table-cell>
          <table:table-cell office:value-type="float" office:value="0.0265888" calcext:value-type="float">
            <text:p>0.0265888</text:p>
          </table:table-cell>
          <table:table-cell office:value-type="float" office:value="9.52615" calcext:value-type="float">
            <text:p>9.52615</text:p>
          </table:table-cell>
          <table:table-cell office:value-type="float" office:value="91.7423" calcext:value-type="float">
            <text:p>91.7423</text:p>
          </table:table-cell>
          <table:table-cell office:value-type="float" office:value="0.787346" calcext:value-type="float">
            <text:p>0.787346</text:p>
          </table:table-cell>
          <table:table-cell office:value-type="float" office:value="0.625628" calcext:value-type="float">
            <text:p>0.625628</text:p>
          </table:table-cell>
          <table:table-cell office:value-type="float" office:value="0.40412" calcext:value-type="float">
            <text:p>0.40412</text:p>
          </table:table-cell>
          <table:table-cell office:value-type="float" office:value="3.98648" calcext:value-type="float">
            <text:p>3.98648</text:p>
          </table:table-cell>
          <table:table-cell office:value-type="float" office:value="0.00549355" calcext:value-type="float">
            <text:p>0.005493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5" calcext:value-type="float">
            <text:p>2.25</text:p>
          </table:table-cell>
          <table:table-cell office:value-type="float" office:value="-2.96095" calcext:value-type="float">
            <text:p>-2.96095</text:p>
          </table:table-cell>
          <table:table-cell office:value-type="float" office:value="0.0366895" calcext:value-type="float">
            <text:p>0.0366895</text:p>
          </table:table-cell>
          <table:table-cell office:value-type="float" office:value="8.80394" calcext:value-type="float">
            <text:p>8.80394</text:p>
          </table:table-cell>
          <table:table-cell office:value-type="float" office:value="78.7614" calcext:value-type="float">
            <text:p>78.7614</text:p>
          </table:table-cell>
          <table:table-cell office:value-type="float" office:value="0.722355" calcext:value-type="float">
            <text:p>0.722355</text:p>
          </table:table-cell>
          <table:table-cell office:value-type="float" office:value="0.551027" calcext:value-type="float">
            <text:p>0.551027</text:p>
          </table:table-cell>
          <table:table-cell office:value-type="float" office:value="0.333378" calcext:value-type="float">
            <text:p>0.333378</text:p>
          </table:table-cell>
          <table:table-cell office:value-type="float" office:value="10.3338" calcext:value-type="float">
            <text:p>10.3338</text:p>
          </table:table-cell>
          <table:table-cell office:value-type="float" office:value="0.00724731" calcext:value-type="float">
            <text:p>0.007247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-2.66478" calcext:value-type="float">
            <text:p>-2.66478</text:p>
          </table:table-cell>
          <table:table-cell office:value-type="float" office:value="0.0447027" calcext:value-type="float">
            <text:p>0.0447027</text:p>
          </table:table-cell>
          <table:table-cell office:value-type="float" office:value="7.14577" calcext:value-type="float">
            <text:p>7.14577</text:p>
          </table:table-cell>
          <table:table-cell office:value-type="float" office:value="52.3705" calcext:value-type="float">
            <text:p>52.3705</text:p>
          </table:table-cell>
          <table:table-cell office:value-type="float" office:value="0.449796" calcext:value-type="float">
            <text:p>0.449796</text:p>
          </table:table-cell>
          <table:table-cell office:value-type="float" office:value="0.264692" calcext:value-type="float">
            <text:p>0.264692</text:p>
          </table:table-cell>
          <table:table-cell office:value-type="float" office:value="0.119136" calcext:value-type="float">
            <text:p>0.119136</text:p>
          </table:table-cell>
          <table:table-cell office:value-type="float" office:value="28.2744" calcext:value-type="float">
            <text:p>28.2744</text:p>
          </table:table-cell>
          <table:table-cell office:value-type="float" office:value="0.00845042" calcext:value-type="float">
            <text:p>0.008450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5" calcext:value-type="float">
            <text:p>2.35</text:p>
          </table:table-cell>
          <table:table-cell office:value-type="float" office:value="-2.62104" calcext:value-type="float">
            <text:p>-2.62104</text:p>
          </table:table-cell>
          <table:table-cell office:value-type="float" office:value="0.0348628" calcext:value-type="float">
            <text:p>0.0348628</text:p>
          </table:table-cell>
          <table:table-cell office:value-type="float" office:value="6.90472" calcext:value-type="float">
            <text:p>6.90472</text:p>
          </table:table-cell>
          <table:table-cell office:value-type="float" office:value="48.6578" calcext:value-type="float">
            <text:p>48.6578</text:p>
          </table:table-cell>
          <table:table-cell office:value-type="float" office:value="0.50033" calcext:value-type="float">
            <text:p>0.50033</text:p>
          </table:table-cell>
          <table:table-cell office:value-type="float" office:value="0.285399" calcext:value-type="float">
            <text:p>0.285399</text:p>
          </table:table-cell>
          <table:table-cell office:value-type="float" office:value="0.11049" calcext:value-type="float">
            <text:p>0.11049</text:p>
          </table:table-cell>
          <table:table-cell office:value-type="float" office:value="17.9496" calcext:value-type="float">
            <text:p>17.9496</text:p>
          </table:table-cell>
          <table:table-cell office:value-type="float" office:value="0.00631287" calcext:value-type="float">
            <text:p>0.0063128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.6</text:p>
          </table:table-cell>
          <table:table-cell office:value-type="float" office:value="-2.07675" calcext:value-type="float">
            <text:p>-2.07675</text:p>
          </table:table-cell>
          <table:table-cell office:value-type="float" office:value="0.022087" calcext:value-type="float">
            <text:p>0.022087</text:p>
          </table:table-cell>
          <table:table-cell office:value-type="float" office:value="4.33499" calcext:value-type="float">
            <text:p>4.33499</text:p>
          </table:table-cell>
          <table:table-cell office:value-type="float" office:value="19.1746" calcext:value-type="float">
            <text:p>19.1746</text:p>
          </table:table-cell>
          <table:table-cell office:value-type="float" office:value="0.166827" calcext:value-type="float">
            <text:p>0.166827</text:p>
          </table:table-cell>
          <table:table-cell office:value-type="float" office:value="0.0422998" calcext:value-type="float">
            <text:p>0.0422998</text:p>
          </table:table-cell>
          <table:table-cell office:value-type="float" office:value="0.00469077" calcext:value-type="float">
            <text:p>0.00469077</text:p>
          </table:table-cell>
          <table:table-cell office:value-type="float" office:value="24.9249" calcext:value-type="float">
            <text:p>24.9249</text:p>
          </table:table-cell>
          <table:table-cell office:value-type="float" office:value="0.00326731" calcext:value-type="float">
            <text:p>0.003267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table-cell office:value-type="float" office:value="-1.27898" calcext:value-type="float">
            <text:p>-1.27898</text:p>
          </table:table-cell>
          <table:table-cell office:value-type="float" office:value="0.0139179" calcext:value-type="float">
            <text:p>0.0139179</text:p>
          </table:table-cell>
          <table:table-cell office:value-type="float" office:value="1.6497" calcext:value-type="float">
            <text:p>1.6497</text:p>
          </table:table-cell>
          <table:table-cell office:value-type="float" office:value="2.81302" calcext:value-type="float">
            <text:p>2.81302</text:p>
          </table:table-cell>
          <table:table-cell office:value-type="float" office:value="0.0637739" calcext:value-type="float">
            <text:p>0.0637739</text:p>
          </table:table-cell>
          <table:table-cell office:value-type="float" office:value="0.00631813" calcext:value-type="float">
            <text:p>0.00631813</text:p>
          </table:table-cell>
          <table:table-cell office:value-type="float" office:value="0.000113731" calcext:value-type="float">
            <text:p>0.000113731</text:p>
          </table:table-cell>
          <table:table-cell office:value-type="float" office:value="5.55996" calcext:value-type="float">
            <text:p>5.55996</text:p>
          </table:table-cell>
          <table:table-cell office:value-type="float" office:value="0.00107391" calcext:value-type="float">
            <text:p>0.0010739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  <table:table-cell office:value-type="float" office:value="-0.943681" calcext:value-type="float">
            <text:p>-0.943681</text:p>
          </table:table-cell>
          <table:table-cell office:value-type="float" office:value="0.0121071" calcext:value-type="float">
            <text:p>0.0121071</text:p>
          </table:table-cell>
          <table:table-cell office:value-type="float" office:value="0.90264" calcext:value-type="float">
            <text:p>0.90264</text:p>
          </table:table-cell>
          <table:table-cell office:value-type="float" office:value="0.858298" calcext:value-type="float">
            <text:p>0.858298</text:p>
          </table:table-cell>
          <table:table-cell office:value-type="float" office:value="0.0473069" calcext:value-type="float">
            <text:p>0.0473069</text:p>
          </table:table-cell>
          <table:table-cell office:value-type="float" office:value="0.00359189" calcext:value-type="float">
            <text:p>0.00359189</text:p>
          </table:table-cell>
          <table:table-cell office:value-type="float" office:value="0.0000375906" calcext:value-type="float">
            <text:p>3.75906E-05</text:p>
          </table:table-cell>
          <table:table-cell office:value-type="float" office:value="3.31392" calcext:value-type="float">
            <text:p>3.31392</text:p>
          </table:table-cell>
          <table:table-cell office:value-type="float" office:value="0.000572171" calcext:value-type="float">
            <text:p>0.000572171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float" office:value="-3.98808" calcext:value-type="float">
            <text:p>-3.98808</text:p>
          </table:table-cell>
          <table:table-cell office:value-type="float" office:value="0.000224618" calcext:value-type="float">
            <text:p>0.000224618</text:p>
          </table:table-cell>
          <table:table-cell office:value-type="float" office:value="15.905" calcext:value-type="float">
            <text:p>15.905</text:p>
          </table:table-cell>
          <table:table-cell office:value-type="float" office:value="252.984" calcext:value-type="float">
            <text:p>252.984</text:p>
          </table:table-cell>
          <table:table-cell office:value-type="float" office:value="0.998465" calcext:value-type="float">
            <text:p>0.998465</text:p>
          </table:table-cell>
          <table:table-cell office:value-type="float" office:value="0.996935" calcext:value-type="float">
            <text:p>0.996935</text:p>
          </table:table-cell>
          <table:table-cell office:value-type="float" office:value="0.993896" calcext:value-type="float">
            <text:p>0.993896</text:p>
          </table:table-cell>
          <table:table-cell office:value-type="float" office:value="0.00364574" calcext:value-type="float">
            <text:p>0.00364574</text:p>
          </table:table-cell>
          <table:table-cell office:value-type="float" office:value="0.000185635" calcext:value-type="float">
            <text:p>0.0001856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15" calcext:value-type="float">
            <text:p>2.15</text:p>
          </table:table-cell>
          <table:table-cell office:value-type="float" office:value="-3.22989" calcext:value-type="float">
            <text:p>-3.22989</text:p>
          </table:table-cell>
          <table:table-cell office:value-type="float" office:value="0.0214393" calcext:value-type="float">
            <text:p>0.0214393</text:p>
          </table:table-cell>
          <table:table-cell office:value-type="float" office:value="10.4536" calcext:value-type="float">
            <text:p>10.4536</text:p>
          </table:table-cell>
          <table:table-cell office:value-type="float" office:value="110.164" calcext:value-type="float">
            <text:p>110.164</text:p>
          </table:table-cell>
          <table:table-cell office:value-type="float" office:value="0.843202" calcext:value-type="float">
            <text:p>0.843202</text:p>
          </table:table-cell>
          <table:table-cell office:value-type="float" office:value="0.713739" calcext:value-type="float">
            <text:p>0.713739</text:p>
          </table:table-cell>
          <table:table-cell office:value-type="float" office:value="0.516787" calcext:value-type="float">
            <text:p>0.516787</text:p>
          </table:table-cell>
          <table:table-cell office:value-type="float" office:value="2.19343" calcext:value-type="float">
            <text:p>2.19343</text:p>
          </table:table-cell>
          <table:table-cell office:value-type="float" office:value="0.00463804" calcext:value-type="float">
            <text:p>0.0046380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.2</text:p>
          </table:table-cell>
          <table:table-cell office:value-type="float" office:value="-3.08892" calcext:value-type="float">
            <text:p>-3.08892</text:p>
          </table:table-cell>
          <table:table-cell office:value-type="float" office:value="0.0293078" calcext:value-type="float">
            <text:p>0.0293078</text:p>
          </table:table-cell>
          <table:table-cell office:value-type="float" office:value="9.57076" calcext:value-type="float">
            <text:p>9.57076</text:p>
          </table:table-cell>
          <table:table-cell office:value-type="float" office:value="92.7064" calcext:value-type="float">
            <text:p>92.7064</text:p>
          </table:table-cell>
          <table:table-cell office:value-type="float" office:value="0.785677" calcext:value-type="float">
            <text:p>0.785677</text:p>
          </table:table-cell>
          <table:table-cell office:value-type="float" office:value="0.624995" calcext:value-type="float">
            <text:p>0.624995</text:p>
          </table:table-cell>
          <table:table-cell office:value-type="float" office:value="0.406578" calcext:value-type="float">
            <text:p>0.406578</text:p>
          </table:table-cell>
          <table:table-cell office:value-type="float" office:value="4.74552" calcext:value-type="float">
            <text:p>4.74552</text:p>
          </table:table-cell>
          <table:table-cell office:value-type="float" office:value="0.00605533" calcext:value-type="float">
            <text:p>0.006055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5" calcext:value-type="float">
            <text:p>2.25</text:p>
          </table:table-cell>
          <table:table-cell office:value-type="float" office:value="-2.95249" calcext:value-type="float">
            <text:p>-2.95249</text:p>
          </table:table-cell>
          <table:table-cell office:value-type="float" office:value="0.0364424" calcext:value-type="float">
            <text:p>0.0364424</text:p>
          </table:table-cell>
          <table:table-cell office:value-type="float" office:value="8.75365" calcext:value-type="float">
            <text:p>8.75365</text:p>
          </table:table-cell>
          <table:table-cell office:value-type="float" office:value="77.886" calcext:value-type="float">
            <text:p>77.886</text:p>
          </table:table-cell>
          <table:table-cell office:value-type="float" office:value="0.71199" calcext:value-type="float">
            <text:p>0.71199</text:p>
          </table:table-cell>
          <table:table-cell office:value-type="float" office:value="0.532023" calcext:value-type="float">
            <text:p>0.532023</text:p>
          </table:table-cell>
          <table:table-cell office:value-type="float" office:value="0.314888" calcext:value-type="float">
            <text:p>0.314888</text:p>
          </table:table-cell>
          <table:table-cell office:value-type="float" office:value="12.7706" calcext:value-type="float">
            <text:p>12.7706</text:p>
          </table:table-cell>
          <table:table-cell office:value-type="float" office:value="0.0071985" calcext:value-type="float">
            <text:p>0.007198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.3</text:p>
          </table:table-cell>
          <table:table-cell office:value-type="float" office:value="-2.7539" calcext:value-type="float">
            <text:p>-2.7539</text:p>
          </table:table-cell>
          <table:table-cell office:value-type="float" office:value="0.0385583" calcext:value-type="float">
            <text:p>0.0385583</text:p>
          </table:table-cell>
          <table:table-cell office:value-type="float" office:value="7.62253" calcext:value-type="float">
            <text:p>7.62253</text:p>
          </table:table-cell>
          <table:table-cell office:value-type="float" office:value="59.2719" calcext:value-type="float">
            <text:p>59.2719</text:p>
          </table:table-cell>
          <table:table-cell office:value-type="float" office:value="0.601651" calcext:value-type="float">
            <text:p>0.601651</text:p>
          </table:table-cell>
          <table:table-cell office:value-type="float" office:value="0.389927" calcext:value-type="float">
            <text:p>0.389927</text:p>
          </table:table-cell>
          <table:table-cell office:value-type="float" office:value="0.183872" calcext:value-type="float">
            <text:p>0.183872</text:p>
          </table:table-cell>
          <table:table-cell office:value-type="float" office:value="16.6903" calcext:value-type="float">
            <text:p>16.6903</text:p>
          </table:table-cell>
          <table:table-cell office:value-type="float" office:value="0.00728891" calcext:value-type="float">
            <text:p>0.0072889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-2.57342" calcext:value-type="float">
            <text:p>-2.57342</text:p>
          </table:table-cell>
          <table:table-cell office:value-type="float" office:value="0.0432269" calcext:value-type="float">
            <text:p>0.0432269</text:p>
          </table:table-cell>
          <table:table-cell office:value-type="float" office:value="6.66572" calcext:value-type="float">
            <text:p>6.66572</text:p>
          </table:table-cell>
          <table:table-cell office:value-type="float" office:value="45.603" calcext:value-type="float">
            <text:p>45.603</text:p>
          </table:table-cell>
          <table:table-cell office:value-type="float" office:value="0.440893" calcext:value-type="float">
            <text:p>0.440893</text:p>
          </table:table-cell>
          <table:table-cell office:value-type="float" office:value="0.243612" calcext:value-type="float">
            <text:p>0.243612</text:p>
          </table:table-cell>
          <table:table-cell office:value-type="float" office:value="0.0940236" calcext:value-type="float">
            <text:p>0.0940236</text:p>
          </table:table-cell>
          <table:table-cell office:value-type="float" office:value="22.9429" calcext:value-type="float">
            <text:p>22.9429</text:p>
          </table:table-cell>
          <table:table-cell office:value-type="float" office:value="0.00782742" calcext:value-type="float">
            <text:p>0.007827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6" calcext:value-type="float">
            <text:p>2.6</text:p>
          </table:table-cell>
          <table:table-cell office:value-type="float" office:value="-2.05564" calcext:value-type="float">
            <text:p>-2.05564</text:p>
          </table:table-cell>
          <table:table-cell office:value-type="float" office:value="0.0216085" calcext:value-type="float">
            <text:p>0.0216085</text:p>
          </table:table-cell>
          <table:table-cell office:value-type="float" office:value="4.24727" calcext:value-type="float">
            <text:p>4.24727</text:p>
          </table:table-cell>
          <table:table-cell office:value-type="float" office:value="18.4109" calcext:value-type="float">
            <text:p>18.4109</text:p>
          </table:table-cell>
          <table:table-cell office:value-type="float" office:value="0.154362" calcext:value-type="float">
            <text:p>0.154362</text:p>
          </table:table-cell>
          <table:table-cell office:value-type="float" office:value="0.0365563" calcext:value-type="float">
            <text:p>0.0365563</text:p>
          </table:table-cell>
          <table:table-cell office:value-type="float" office:value="0.00377831" calcext:value-type="float">
            <text:p>0.00377831</text:p>
          </table:table-cell>
          <table:table-cell office:value-type="float" office:value="19.7349" calcext:value-type="float">
            <text:p>19.7349</text:p>
          </table:table-cell>
          <table:table-cell office:value-type="float" office:value="0.00319652" calcext:value-type="float">
            <text:p>0.0031965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.6</text:p>
          </table:table-cell>
          <table:table-cell office:value-type="float" office:value="-1.27483" calcext:value-type="float">
            <text:p>-1.27483</text:p>
          </table:table-cell>
          <table:table-cell office:value-type="float" office:value="0.0134781" calcext:value-type="float">
            <text:p>0.0134781</text:p>
          </table:table-cell>
          <table:table-cell office:value-type="float" office:value="1.63867" calcext:value-type="float">
            <text:p>1.63867</text:p>
          </table:table-cell>
          <table:table-cell office:value-type="float" office:value="2.77369" calcext:value-type="float">
            <text:p>2.77369</text:p>
          </table:table-cell>
          <table:table-cell office:value-type="float" office:value="0.0624902" calcext:value-type="float">
            <text:p>0.0624902</text:p>
          </table:table-cell>
          <table:table-cell office:value-type="float" office:value="0.00609146" calcext:value-type="float">
            <text:p>0.00609146</text:p>
          </table:table-cell>
          <table:table-cell office:value-type="float" office:value="0.000112017" calcext:value-type="float">
            <text:p>0.000112017</text:p>
          </table:table-cell>
          <table:table-cell office:value-type="float" office:value="5.266" calcext:value-type="float">
            <text:p>5.266</text:p>
          </table:table-cell>
          <table:table-cell office:value-type="float" office:value="0.00103998" calcext:value-type="float">
            <text:p>0.001039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6" calcext:value-type="float">
            <text:p>4.6</text:p>
          </table:table-cell>
          <table:table-cell office:value-type="float" office:value="-0.936918" calcext:value-type="float">
            <text:p>-0.936918</text:p>
          </table:table-cell>
          <table:table-cell office:value-type="float" office:value="0.0107581" calcext:value-type="float">
            <text:p>0.0107581</text:p>
          </table:table-cell>
          <table:table-cell office:value-type="float" office:value="0.888574" calcext:value-type="float">
            <text:p>0.888574</text:p>
          </table:table-cell>
          <table:table-cell office:value-type="float" office:value="0.827413" calcext:value-type="float">
            <text:p>0.827413</text:p>
          </table:table-cell>
          <table:table-cell office:value-type="float" office:value="0.0479047" calcext:value-type="float">
            <text:p>0.0479047</text:p>
          </table:table-cell>
          <table:table-cell office:value-type="float" office:value="0.00357897" calcext:value-type="float">
            <text:p>0.00357897</text:p>
          </table:table-cell>
          <table:table-cell office:value-type="float" office:value="0.0000374735" calcext:value-type="float">
            <text:p>3.74735E-05</text:p>
          </table:table-cell>
          <table:table-cell office:value-type="float" office:value="3.09952" calcext:value-type="float">
            <text:p>3.09952</text:p>
          </table:table-cell>
          <table:table-cell office:value-type="float" office:value="0.000508418" calcext:value-type="float">
            <text:p>0.000508418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-3.98847" calcext:value-type="float">
            <text:p>-3.98847</text:p>
          </table:table-cell>
          <table:table-cell office:value-type="float" office:value="0.000209657" calcext:value-type="float">
            <text:p>0.000209657</text:p>
          </table:table-cell>
          <table:table-cell office:value-type="float" office:value="15.9081" calcext:value-type="float">
            <text:p>15.9081</text:p>
          </table:table-cell>
          <table:table-cell office:value-type="float" office:value="253.082" calcext:value-type="float">
            <text:p>253.082</text:p>
          </table:table-cell>
          <table:table-cell office:value-type="float" office:value="0.998525" calcext:value-type="float">
            <text:p>0.998525</text:p>
          </table:table-cell>
          <table:table-cell office:value-type="float" office:value="0.997057" calcext:value-type="float">
            <text:p>0.997057</text:p>
          </table:table-cell>
          <table:table-cell office:value-type="float" office:value="0.994136" calcext:value-type="float">
            <text:p>0.994136</text:p>
          </table:table-cell>
          <table:table-cell office:value-type="float" office:value="0.00321488" calcext:value-type="float">
            <text:p>0.00321488</text:p>
          </table:table-cell>
          <table:table-cell office:value-type="float" office:value="0.00017327" calcext:value-type="float">
            <text:p>0.0001732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5" calcext:value-type="float">
            <text:p>2.15</text:p>
          </table:table-cell>
          <table:table-cell office:value-type="float" office:value="-3.22799" calcext:value-type="float">
            <text:p>-3.22799</text:p>
          </table:table-cell>
          <table:table-cell office:value-type="float" office:value="0.0214141" calcext:value-type="float">
            <text:p>0.0214141</text:p>
          </table:table-cell>
          <table:table-cell office:value-type="float" office:value="10.4413" calcext:value-type="float">
            <text:p>10.4413</text:p>
          </table:table-cell>
          <table:table-cell office:value-type="float" office:value="109.905" calcext:value-type="float">
            <text:p>109.905</text:p>
          </table:table-cell>
          <table:table-cell office:value-type="float" office:value="0.837957" calcext:value-type="float">
            <text:p>0.837957</text:p>
          </table:table-cell>
          <table:table-cell office:value-type="float" office:value="0.706168" calcext:value-type="float">
            <text:p>0.706168</text:p>
          </table:table-cell>
          <table:table-cell office:value-type="float" office:value="0.508413" calcext:value-type="float">
            <text:p>0.508413</text:p>
          </table:table-cell>
          <table:table-cell office:value-type="float" office:value="2.89274" calcext:value-type="float">
            <text:p>2.89274</text:p>
          </table:table-cell>
          <table:table-cell office:value-type="float" office:value="0.00463259" calcext:value-type="float">
            <text:p>0.0046325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  <table:table-cell office:value-type="float" office:value="-3.06627" calcext:value-type="float">
            <text:p>-3.06627</text:p>
          </table:table-cell>
          <table:table-cell office:value-type="float" office:value="0.0337507" calcext:value-type="float">
            <text:p>0.0337507</text:p>
          </table:table-cell>
          <table:table-cell office:value-type="float" office:value="9.43575" calcext:value-type="float">
            <text:p>9.43575</text:p>
          </table:table-cell>
          <table:table-cell office:value-type="float" office:value="90.2813" calcext:value-type="float">
            <text:p>90.2813</text:p>
          </table:table-cell>
          <table:table-cell office:value-type="float" office:value="0.758147" calcext:value-type="float">
            <text:p>0.758147</text:p>
          </table:table-cell>
          <table:table-cell office:value-type="float" office:value="0.59385" calcext:value-type="float">
            <text:p>0.59385</text:p>
          </table:table-cell>
          <table:table-cell office:value-type="float" office:value="0.381191" calcext:value-type="float">
            <text:p>0.381191</text:p>
          </table:table-cell>
          <table:table-cell office:value-type="float" office:value="8.8444" calcext:value-type="float">
            <text:p>8.8444</text:p>
          </table:table-cell>
          <table:table-cell office:value-type="float" office:value="0.00697327" calcext:value-type="float">
            <text:p>0.0069732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5" calcext:value-type="float">
            <text:p>2.25</text:p>
          </table:table-cell>
          <table:table-cell office:value-type="float" office:value="-2.9245" calcext:value-type="float">
            <text:p>-2.9245</text:p>
          </table:table-cell>
          <table:table-cell office:value-type="float" office:value="0.0402053" calcext:value-type="float">
            <text:p>0.0402053</text:p>
          </table:table-cell>
          <table:table-cell office:value-type="float" office:value="8.59292" calcext:value-type="float">
            <text:p>8.59292</text:p>
          </table:table-cell>
          <table:table-cell office:value-type="float" office:value="75.1992" calcext:value-type="float">
            <text:p>75.1992</text:p>
          </table:table-cell>
          <table:table-cell office:value-type="float" office:value="0.689798" calcext:value-type="float">
            <text:p>0.689798</text:p>
          </table:table-cell>
          <table:table-cell office:value-type="float" office:value="0.503042" calcext:value-type="float">
            <text:p>0.503042</text:p>
          </table:table-cell>
          <table:table-cell office:value-type="float" office:value="0.286466" calcext:value-type="float">
            <text:p>0.286466</text:p>
          </table:table-cell>
          <table:table-cell office:value-type="float" office:value="11.0796" calcext:value-type="float">
            <text:p>11.0796</text:p>
          </table:table-cell>
          <table:table-cell office:value-type="float" office:value="0.0079418" calcext:value-type="float">
            <text:p>0.00794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.3</text:p>
          </table:table-cell>
          <table:table-cell office:value-type="float" office:value="-2.71565" calcext:value-type="float">
            <text:p>-2.71565</text:p>
          </table:table-cell>
          <table:table-cell office:value-type="float" office:value="0.0433157" calcext:value-type="float">
            <text:p>0.0433157</text:p>
          </table:table-cell>
          <table:table-cell office:value-type="float" office:value="7.41806" calcext:value-type="float">
            <text:p>7.41806</text:p>
          </table:table-cell>
          <table:table-cell office:value-type="float" office:value="56.3112" calcext:value-type="float">
            <text:p>56.3112</text:p>
          </table:table-cell>
          <table:table-cell office:value-type="float" office:value="0.528961" calcext:value-type="float">
            <text:p>0.528961</text:p>
          </table:table-cell>
          <table:table-cell office:value-type="float" office:value="0.329736" calcext:value-type="float">
            <text:p>0.329736</text:p>
          </table:table-cell>
          <table:table-cell office:value-type="float" office:value="0.150333" calcext:value-type="float">
            <text:p>0.150333</text:p>
          </table:table-cell>
          <table:table-cell office:value-type="float" office:value="22.6328" calcext:value-type="float">
            <text:p>22.6328</text:p>
          </table:table-cell>
          <table:table-cell office:value-type="float" office:value="0.00818823" calcext:value-type="float">
            <text:p>0.0081882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5" calcext:value-type="float">
            <text:p>2.35</text:p>
          </table:table-cell>
          <table:table-cell office:value-type="float" office:value="-2.56268" calcext:value-type="float">
            <text:p>-2.56268</text:p>
          </table:table-cell>
          <table:table-cell office:value-type="float" office:value="0.0393628" calcext:value-type="float">
            <text:p>0.0393628</text:p>
          </table:table-cell>
          <table:table-cell office:value-type="float" office:value="6.60667" calcext:value-type="float">
            <text:p>6.60667</text:p>
          </table:table-cell>
          <table:table-cell office:value-type="float" office:value="44.7003" calcext:value-type="float">
            <text:p>44.7003</text:p>
          </table:table-cell>
          <table:table-cell office:value-type="float" office:value="0.41251" calcext:value-type="float">
            <text:p>0.41251</text:p>
          </table:table-cell>
          <table:table-cell office:value-type="float" office:value="0.218558" calcext:value-type="float">
            <text:p>0.218558</text:p>
          </table:table-cell>
          <table:table-cell office:value-type="float" office:value="0.0811639" calcext:value-type="float">
            <text:p>0.0811639</text:p>
          </table:table-cell>
          <table:table-cell office:value-type="float" office:value="25.7275" calcext:value-type="float">
            <text:p>25.7275</text:p>
          </table:table-cell>
          <table:table-cell office:value-type="float" office:value="0.00712772" calcext:value-type="float">
            <text:p>0.0071277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" calcext:value-type="float">
            <text:p>2.6</text:p>
          </table:table-cell>
          <table:table-cell office:value-type="float" office:value="-2.06091" calcext:value-type="float">
            <text:p>-2.06091</text:p>
          </table:table-cell>
          <table:table-cell office:value-type="float" office:value="0.0208746" calcext:value-type="float">
            <text:p>0.0208746</text:p>
          </table:table-cell>
          <table:table-cell office:value-type="float" office:value="4.26822" calcext:value-type="float">
            <text:p>4.26822</text:p>
          </table:table-cell>
          <table:table-cell office:value-type="float" office:value="18.5754" calcext:value-type="float">
            <text:p>18.5754</text:p>
          </table:table-cell>
          <table:table-cell office:value-type="float" office:value="0.165279" calcext:value-type="float">
            <text:p>0.165279</text:p>
          </table:table-cell>
          <table:table-cell office:value-type="float" office:value="0.0413956" calcext:value-type="float">
            <text:p>0.0413956</text:p>
          </table:table-cell>
          <table:table-cell office:value-type="float" office:value="0.00454113" calcext:value-type="float">
            <text:p>0.00454113</text:p>
          </table:table-cell>
          <table:table-cell office:value-type="float" office:value="19.9567" calcext:value-type="float">
            <text:p>19.9567</text:p>
          </table:table-cell>
          <table:table-cell office:value-type="float" office:value="0.00308797" calcext:value-type="float">
            <text:p>0.0030879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-1.27113" calcext:value-type="float">
            <text:p>-1.27113</text:p>
          </table:table-cell>
          <table:table-cell office:value-type="float" office:value="0.0133508" calcext:value-type="float">
            <text:p>0.0133508</text:p>
          </table:table-cell>
          <table:table-cell office:value-type="float" office:value="1.62912" calcext:value-type="float">
            <text:p>1.62912</text:p>
          </table:table-cell>
          <table:table-cell office:value-type="float" office:value="2.74184" calcext:value-type="float">
            <text:p>2.74184</text:p>
          </table:table-cell>
          <table:table-cell office:value-type="float" office:value="0.0617589" calcext:value-type="float">
            <text:p>0.0617589</text:p>
          </table:table-cell>
          <table:table-cell office:value-type="float" office:value="0.0059435" calcext:value-type="float">
            <text:p>0.0059435</text:p>
          </table:table-cell>
          <table:table-cell office:value-type="float" office:value="0.000106398" calcext:value-type="float">
            <text:p>0.000106398</text:p>
          </table:table-cell>
          <table:table-cell office:value-type="float" office:value="5.28001" calcext:value-type="float">
            <text:p>5.28001</text:p>
          </table:table-cell>
          <table:table-cell office:value-type="float" office:value="0.00103016" calcext:value-type="float">
            <text:p>0.001030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6" calcext:value-type="float">
            <text:p>4.6</text:p>
          </table:table-cell>
          <table:table-cell office:value-type="float" office:value="-0.940082" calcext:value-type="float">
            <text:p>-0.940082</text:p>
          </table:table-cell>
          <table:table-cell office:value-type="float" office:value="0.0111023" calcext:value-type="float">
            <text:p>0.0111023</text:p>
          </table:table-cell>
          <table:table-cell office:value-type="float" office:value="0.894857" calcext:value-type="float">
            <text:p>0.894857</text:p>
          </table:table-cell>
          <table:table-cell office:value-type="float" office:value="0.840175" calcext:value-type="float">
            <text:p>0.840175</text:p>
          </table:table-cell>
          <table:table-cell office:value-type="float" office:value="0.0479226" calcext:value-type="float">
            <text:p>0.0479226</text:p>
          </table:table-cell>
          <table:table-cell office:value-type="float" office:value="0.00367335" calcext:value-type="float">
            <text:p>0.00367335</text:p>
          </table:table-cell>
          <table:table-cell office:value-type="float" office:value="0.0000427763" calcext:value-type="float">
            <text:p>4.27763E-05</text:p>
          </table:table-cell>
          <table:table-cell office:value-type="float" office:value="3.17257" calcext:value-type="float">
            <text:p>3.17257</text:p>
          </table:table-cell>
          <table:table-cell office:value-type="float" office:value="0.000524681" calcext:value-type="float">
            <text:p>0.000524681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float" office:value="-3.98768" calcext:value-type="float">
            <text:p>-3.98768</text:p>
          </table:table-cell>
          <table:table-cell office:value-type="float" office:value="0.000231933" calcext:value-type="float">
            <text:p>0.000231933</text:p>
          </table:table-cell>
          <table:table-cell office:value-type="float" office:value="15.9019" calcext:value-type="float">
            <text:p>15.9019</text:p>
          </table:table-cell>
          <table:table-cell office:value-type="float" office:value="252.884" calcext:value-type="float">
            <text:p>252.884</text:p>
          </table:table-cell>
          <table:table-cell office:value-type="float" office:value="0.998414" calcext:value-type="float">
            <text:p>0.998414</text:p>
          </table:table-cell>
          <table:table-cell office:value-type="float" office:value="0.996834" calcext:value-type="float">
            <text:p>0.996834</text:p>
          </table:table-cell>
          <table:table-cell office:value-type="float" office:value="0.993695" calcext:value-type="float">
            <text:p>0.993695</text:p>
          </table:table-cell>
          <table:table-cell office:value-type="float" office:value="0.00356654" calcext:value-type="float">
            <text:p>0.00356654</text:p>
          </table:table-cell>
          <table:table-cell office:value-type="float" office:value="0.00019168" calcext:value-type="float">
            <text:p>0.0001916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15" calcext:value-type="float">
            <text:p>2.15</text:p>
          </table:table-cell>
          <table:table-cell office:value-type="float" office:value="-3.22709" calcext:value-type="float">
            <text:p>-3.22709</text:p>
          </table:table-cell>
          <table:table-cell office:value-type="float" office:value="0.0216014" calcext:value-type="float">
            <text:p>0.0216014</text:p>
          </table:table-cell>
          <table:table-cell office:value-type="float" office:value="10.4357" calcext:value-type="float">
            <text:p>10.4357</text:p>
          </table:table-cell>
          <table:table-cell office:value-type="float" office:value="109.796" calcext:value-type="float">
            <text:p>109.796</text:p>
          </table:table-cell>
          <table:table-cell office:value-type="float" office:value="0.841409" calcext:value-type="float">
            <text:p>0.841409</text:p>
          </table:table-cell>
          <table:table-cell office:value-type="float" office:value="0.710799" calcext:value-type="float">
            <text:p>0.710799</text:p>
          </table:table-cell>
          <table:table-cell office:value-type="float" office:value="0.512668" calcext:value-type="float">
            <text:p>0.512668</text:p>
          </table:table-cell>
          <table:table-cell office:value-type="float" office:value="2.33972" calcext:value-type="float">
            <text:p>2.33972</text:p>
          </table:table-cell>
          <table:table-cell office:value-type="float" office:value="0.0046731" calcext:value-type="float">
            <text:p>0.004673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-3.09832" calcext:value-type="float">
            <text:p>-3.09832</text:p>
          </table:table-cell>
          <table:table-cell office:value-type="float" office:value="0.0285137" calcext:value-type="float">
            <text:p>0.0285137</text:p>
          </table:table-cell>
          <table:table-cell office:value-type="float" office:value="9.62811" calcext:value-type="float">
            <text:p>9.62811</text:p>
          </table:table-cell>
          <table:table-cell office:value-type="float" office:value="93.7804" calcext:value-type="float">
            <text:p>93.7804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634378" calcext:value-type="float">
            <text:p>0.634378</text:p>
          </table:table-cell>
          <table:table-cell office:value-type="float" office:value="0.417846" calcext:value-type="float">
            <text:p>0.417846</text:p>
          </table:table-cell>
          <table:table-cell office:value-type="float" office:value="4.44088" calcext:value-type="float">
            <text:p>4.44088</text:p>
          </table:table-cell>
          <table:table-cell office:value-type="float" office:value="0.00589125" calcext:value-type="float">
            <text:p>0.005891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25" calcext:value-type="float">
            <text:p>2.25</text:p>
          </table:table-cell>
          <table:table-cell office:value-type="float" office:value="-2.95617" calcext:value-type="float">
            <text:p>-2.95617</text:p>
          </table:table-cell>
          <table:table-cell office:value-type="float" office:value="0.0358135" calcext:value-type="float">
            <text:p>0.0358135</text:p>
          </table:table-cell>
          <table:table-cell office:value-type="float" office:value="8.77475" calcext:value-type="float">
            <text:p>8.77475</text:p>
          </table:table-cell>
          <table:table-cell office:value-type="float" office:value="78.2337" calcext:value-type="float">
            <text:p>78.2337</text:p>
          </table:table-cell>
          <table:table-cell office:value-type="float" office:value="0.719915" calcext:value-type="float">
            <text:p>0.719915</text:p>
          </table:table-cell>
          <table:table-cell office:value-type="float" office:value="0.537215" calcext:value-type="float">
            <text:p>0.537215</text:p>
          </table:table-cell>
          <table:table-cell office:value-type="float" office:value="0.315221" calcext:value-type="float">
            <text:p>0.315221</text:p>
          </table:table-cell>
          <table:table-cell office:value-type="float" office:value="8.59983" calcext:value-type="float">
            <text:p>8.59983</text:p>
          </table:table-cell>
          <table:table-cell office:value-type="float" office:value="0.00707427" calcext:value-type="float">
            <text:p>0.0070742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.3</text:p>
          </table:table-cell>
          <table:table-cell office:value-type="float" office:value="-2.75112" calcext:value-type="float">
            <text:p>-2.75112</text:p>
          </table:table-cell>
          <table:table-cell office:value-type="float" office:value="0.0467279" calcext:value-type="float">
            <text:p>0.0467279</text:p>
          </table:table-cell>
          <table:table-cell office:value-type="float" office:value="7.6154" calcext:value-type="float">
            <text:p>7.6154</text:p>
          </table:table-cell>
          <table:table-cell office:value-type="float" office:value="59.4109" calcext:value-type="float">
            <text:p>59.4109</text:p>
          </table:table-cell>
          <table:table-cell office:value-type="float" office:value="0.571725" calcext:value-type="float">
            <text:p>0.571725</text:p>
          </table:table-cell>
          <table:table-cell office:value-type="float" office:value="0.373423" calcext:value-type="float">
            <text:p>0.373423</text:p>
          </table:table-cell>
          <table:table-cell office:value-type="float" office:value="0.183177" calcext:value-type="float">
            <text:p>0.183177</text:p>
          </table:table-cell>
          <table:table-cell office:value-type="float" office:value="18.4516" calcext:value-type="float">
            <text:p>18.4516</text:p>
          </table:table-cell>
          <table:table-cell office:value-type="float" office:value="0.00883325" calcext:value-type="float">
            <text:p>0.008833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35" calcext:value-type="float">
            <text:p>2.35</text:p>
          </table:table-cell>
          <table:table-cell office:value-type="float" office:value="-2.55842" calcext:value-type="float">
            <text:p>-2.55842</text:p>
          </table:table-cell>
          <table:table-cell office:value-type="float" office:value="0.0404995" calcext:value-type="float">
            <text:p>0.0404995</text:p>
          </table:table-cell>
          <table:table-cell office:value-type="float" office:value="6.58604" calcext:value-type="float">
            <text:p>6.58604</text:p>
          </table:table-cell>
          <table:table-cell office:value-type="float" office:value="44.4561" calcext:value-type="float">
            <text:p>44.4561</text:p>
          </table:table-cell>
          <table:table-cell office:value-type="float" office:value="0.416793" calcext:value-type="float">
            <text:p>0.416793</text:p>
          </table:table-cell>
          <table:table-cell office:value-type="float" office:value="0.223416" calcext:value-type="float">
            <text:p>0.223416</text:p>
          </table:table-cell>
          <table:table-cell office:value-type="float" office:value="0.0834985" calcext:value-type="float">
            <text:p>0.0834985</text:p>
          </table:table-cell>
          <table:table-cell office:value-type="float" office:value="25.4717" calcext:value-type="float">
            <text:p>25.4717</text:p>
          </table:table-cell>
          <table:table-cell office:value-type="float" office:value="0.00733355" calcext:value-type="float">
            <text:p>0.0073335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-2.05469" calcext:value-type="float">
            <text:p>-2.05469</text:p>
          </table:table-cell>
          <table:table-cell office:value-type="float" office:value="0.0200668" calcext:value-type="float">
            <text:p>0.0200668</text:p>
          </table:table-cell>
          <table:table-cell office:value-type="float" office:value="4.24181" calcext:value-type="float">
            <text:p>4.24181</text:p>
          </table:table-cell>
          <table:table-cell office:value-type="float" office:value="18.334" calcext:value-type="float">
            <text:p>18.334</text:p>
          </table:table-cell>
          <table:table-cell office:value-type="float" office:value="0.158422" calcext:value-type="float">
            <text:p>0.158422</text:p>
          </table:table-cell>
          <table:table-cell office:value-type="float" office:value="0.0385535" calcext:value-type="float">
            <text:p>0.0385535</text:p>
          </table:table-cell>
          <table:table-cell office:value-type="float" office:value="0.00409641" calcext:value-type="float">
            <text:p>0.00409641</text:p>
          </table:table-cell>
          <table:table-cell office:value-type="float" office:value="19.6194" calcext:value-type="float">
            <text:p>19.6194</text:p>
          </table:table-cell>
          <table:table-cell office:value-type="float" office:value="0.00296846" calcext:value-type="float">
            <text:p>0.0029684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.6</text:p>
          </table:table-cell>
          <table:table-cell office:value-type="float" office:value="-1.27111" calcext:value-type="float">
            <text:p>-1.27111</text:p>
          </table:table-cell>
          <table:table-cell office:value-type="float" office:value="0.0131508" calcext:value-type="float">
            <text:p>0.0131508</text:p>
          </table:table-cell>
          <table:table-cell office:value-type="float" office:value="1.62887" calcext:value-type="float">
            <text:p>1.62887</text:p>
          </table:table-cell>
          <table:table-cell office:value-type="float" office:value="2.73888" calcext:value-type="float">
            <text:p>2.73888</text:p>
          </table:table-cell>
          <table:table-cell office:value-type="float" office:value="0.0633716" calcext:value-type="float">
            <text:p>0.0633716</text:p>
          </table:table-cell>
          <table:table-cell office:value-type="float" office:value="0.00623803" calcext:value-type="float">
            <text:p>0.00623803</text:p>
          </table:table-cell>
          <table:table-cell office:value-type="float" office:value="0.000111451" calcext:value-type="float">
            <text:p>0.000111451</text:p>
          </table:table-cell>
          <table:table-cell office:value-type="float" office:value="5.24098" calcext:value-type="float">
            <text:p>5.24098</text:p>
          </table:table-cell>
          <table:table-cell office:value-type="float" office:value="0.00101472" calcext:value-type="float">
            <text:p>0.0010147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office:value-type="float" office:value="-0.940801" calcext:value-type="float">
            <text:p>-0.940801</text:p>
          </table:table-cell>
          <table:table-cell office:value-type="float" office:value="0.0109177" calcext:value-type="float">
            <text:p>0.0109177</text:p>
          </table:table-cell>
          <table:table-cell office:value-type="float" office:value="0.896024" calcext:value-type="float">
            <text:p>0.896024</text:p>
          </table:table-cell>
          <table:table-cell office:value-type="float" office:value="0.842208" calcext:value-type="float">
            <text:p>0.842208</text:p>
          </table:table-cell>
          <table:table-cell office:value-type="float" office:value="0.0484776" calcext:value-type="float">
            <text:p>0.0484776</text:p>
          </table:table-cell>
          <table:table-cell office:value-type="float" office:value="0.00368826" calcext:value-type="float">
            <text:p>0.00368826</text:p>
          </table:table-cell>
          <table:table-cell office:value-type="float" office:value="0.0000397739" calcext:value-type="float">
            <text:p>3.97739E-05</text:p>
          </table:table-cell>
          <table:table-cell office:value-type="float" office:value="3.12207" calcext:value-type="float">
            <text:p>3.12207</text:p>
          </table:table-cell>
          <table:table-cell office:value-type="float" office:value="0.000515957" calcext:value-type="float">
            <text:p>0.000515957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-3.98811" calcext:value-type="float">
            <text:p>-3.98811</text:p>
          </table:table-cell>
          <table:table-cell office:value-type="float" office:value="0.000226415" calcext:value-type="float">
            <text:p>0.000226415</text:p>
          </table:table-cell>
          <table:table-cell office:value-type="float" office:value="15.9053" calcext:value-type="float">
            <text:p>15.9053</text:p>
          </table:table-cell>
          <table:table-cell office:value-type="float" office:value="252.991" calcext:value-type="float">
            <text:p>252.991</text:p>
          </table:table-cell>
          <table:table-cell office:value-type="float" office:value="0.998466" calcext:value-type="float">
            <text:p>0.998466</text:p>
          </table:table-cell>
          <table:table-cell office:value-type="float" office:value="0.996938" calcext:value-type="float">
            <text:p>0.996938</text:p>
          </table:table-cell>
          <table:table-cell office:value-type="float" office:value="0.993901" calcext:value-type="float">
            <text:p>0.993901</text:p>
          </table:table-cell>
          <table:table-cell office:value-type="float" office:value="0.00348242" calcext:value-type="float">
            <text:p>0.00348242</text:p>
          </table:table-cell>
          <table:table-cell office:value-type="float" office:value="0.00018712" calcext:value-type="float">
            <text:p>0.000187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15" calcext:value-type="float">
            <text:p>2.15</text:p>
          </table:table-cell>
          <table:table-cell office:value-type="float" office:value="-3.21857" calcext:value-type="float">
            <text:p>-3.21857</text:p>
          </table:table-cell>
          <table:table-cell office:value-type="float" office:value="0.0236046" calcext:value-type="float">
            <text:p>0.0236046</text:p>
          </table:table-cell>
          <table:table-cell office:value-type="float" office:value="10.3828" calcext:value-type="float">
            <text:p>10.3828</text:p>
          </table:table-cell>
          <table:table-cell office:value-type="float" office:value="108.767" calcext:value-type="float">
            <text:p>108.767</text:p>
          </table:table-cell>
          <table:table-cell office:value-type="float" office:value="0.835445" calcext:value-type="float">
            <text:p>0.835445</text:p>
          </table:table-cell>
          <table:table-cell office:value-type="float" office:value="0.702602" calcext:value-type="float">
            <text:p>0.702602</text:p>
          </table:table-cell>
          <table:table-cell office:value-type="float" office:value="0.50421" calcext:value-type="float">
            <text:p>0.50421</text:p>
          </table:table-cell>
          <table:table-cell office:value-type="float" office:value="2.68539" calcext:value-type="float">
            <text:p>2.68539</text:p>
          </table:table-cell>
          <table:table-cell office:value-type="float" office:value="0.00510645" calcext:value-type="float">
            <text:p>0.0051064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.2</text:p>
          </table:table-cell>
          <table:table-cell office:value-type="float" office:value="-3.09422" calcext:value-type="float">
            <text:p>-3.09422</text:p>
          </table:table-cell>
          <table:table-cell office:value-type="float" office:value="0.0301559" calcext:value-type="float">
            <text:p>0.0301559</text:p>
          </table:table-cell>
          <table:table-cell office:value-type="float" office:value="9.60437" calcext:value-type="float">
            <text:p>9.60437</text:p>
          </table:table-cell>
          <table:table-cell office:value-type="float" office:value="93.3772" calcext:value-type="float">
            <text:p>93.3772</text:p>
          </table:table-cell>
          <table:table-cell office:value-type="float" office:value="0.784677" calcext:value-type="float">
            <text:p>0.784677</text:p>
          </table:table-cell>
          <table:table-cell office:value-type="float" office:value="0.625989" calcext:value-type="float">
            <text:p>0.625989</text:p>
          </table:table-cell>
          <table:table-cell office:value-type="float" office:value="0.410542" calcext:value-type="float">
            <text:p>0.410542</text:p>
          </table:table-cell>
          <table:table-cell office:value-type="float" office:value="5.35158" calcext:value-type="float">
            <text:p>5.35158</text:p>
          </table:table-cell>
          <table:table-cell office:value-type="float" office:value="0.00623056" calcext:value-type="float">
            <text:p>0.0062305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25" calcext:value-type="float">
            <text:p>2.25</text:p>
          </table:table-cell>
          <table:table-cell office:value-type="float" office:value="-2.9466" calcext:value-type="float">
            <text:p>-2.9466</text:p>
          </table:table-cell>
          <table:table-cell office:value-type="float" office:value="0.0363511" calcext:value-type="float">
            <text:p>0.0363511</text:p>
          </table:table-cell>
          <table:table-cell office:value-type="float" office:value="8.7188" calcext:value-type="float">
            <text:p>8.7188</text:p>
          </table:table-cell>
          <table:table-cell office:value-type="float" office:value="77.2635" calcext:value-type="float">
            <text:p>77.2635</text:p>
          </table:table-cell>
          <table:table-cell office:value-type="float" office:value="0.718152" calcext:value-type="float">
            <text:p>0.718152</text:p>
          </table:table-cell>
          <table:table-cell office:value-type="float" office:value="0.533107" calcext:value-type="float">
            <text:p>0.533107</text:p>
          </table:table-cell>
          <table:table-cell office:value-type="float" office:value="0.310076" calcext:value-type="float">
            <text:p>0.310076</text:p>
          </table:table-cell>
          <table:table-cell office:value-type="float" office:value="8.28984" calcext:value-type="float">
            <text:p>8.28984</text:p>
          </table:table-cell>
          <table:table-cell office:value-type="float" office:value="0.00718047" calcext:value-type="float">
            <text:p>0.0071804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" calcext:value-type="float">
            <text:p>2.3</text:p>
          </table:table-cell>
          <table:table-cell office:value-type="float" office:value="-2.75091" calcext:value-type="float">
            <text:p>-2.75091</text:p>
          </table:table-cell>
          <table:table-cell office:value-type="float" office:value="0.0439427" calcext:value-type="float">
            <text:p>0.0439427</text:p>
          </table:table-cell>
          <table:table-cell office:value-type="float" office:value="7.61144" calcext:value-type="float">
            <text:p>7.61144</text:p>
          </table:table-cell>
          <table:table-cell office:value-type="float" office:value="59.2659" calcext:value-type="float">
            <text:p>59.2659</text:p>
          </table:table-cell>
          <table:table-cell office:value-type="float" office:value="0.575673" calcext:value-type="float">
            <text:p>0.575673</text:p>
          </table:table-cell>
          <table:table-cell office:value-type="float" office:value="0.372083" calcext:value-type="float">
            <text:p>0.372083</text:p>
          </table:table-cell>
          <table:table-cell office:value-type="float" office:value="0.178546" calcext:value-type="float">
            <text:p>0.178546</text:p>
          </table:table-cell>
          <table:table-cell office:value-type="float" office:value="17.6395" calcext:value-type="float">
            <text:p>17.6395</text:p>
          </table:table-cell>
          <table:table-cell office:value-type="float" office:value="0.00830674" calcext:value-type="float">
            <text:p>0.0083067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5" calcext:value-type="float">
            <text:p>2.35</text:p>
          </table:table-cell>
          <table:table-cell office:value-type="float" office:value="-2.56955" calcext:value-type="float">
            <text:p>-2.56955</text:p>
          </table:table-cell>
          <table:table-cell office:value-type="float" office:value="0.0396344" calcext:value-type="float">
            <text:p>0.0396344</text:p>
          </table:table-cell>
          <table:table-cell office:value-type="float" office:value="6.64221" calcext:value-type="float">
            <text:p>6.64221</text:p>
          </table:table-cell>
          <table:table-cell office:value-type="float" office:value="45.1895" calcext:value-type="float">
            <text:p>45.1895</text:p>
          </table:table-cell>
          <table:table-cell office:value-type="float" office:value="0.427649" calcext:value-type="float">
            <text:p>0.427649</text:p>
          </table:table-cell>
          <table:table-cell office:value-type="float" office:value="0.231326" calcext:value-type="float">
            <text:p>0.231326</text:p>
          </table:table-cell>
          <table:table-cell office:value-type="float" office:value="0.0872565" calcext:value-type="float">
            <text:p>0.0872565</text:p>
          </table:table-cell>
          <table:table-cell office:value-type="float" office:value="24.8847" calcext:value-type="float">
            <text:p>24.8847</text:p>
          </table:table-cell>
          <table:table-cell office:value-type="float" office:value="0.00717689" calcext:value-type="float">
            <text:p>0.0071768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 office:value-type="float" office:value="-2.05624" calcext:value-type="float">
            <text:p>-2.05624</text:p>
          </table:table-cell>
          <table:table-cell office:value-type="float" office:value="0.0214071" calcext:value-type="float">
            <text:p>0.0214071</text:p>
          </table:table-cell>
          <table:table-cell office:value-type="float" office:value="4.24952" calcext:value-type="float">
            <text:p>4.24952</text:p>
          </table:table-cell>
          <table:table-cell office:value-type="float" office:value="18.4246" calcext:value-type="float">
            <text:p>18.4246</text:p>
          </table:table-cell>
          <table:table-cell office:value-type="float" office:value="0.161287" calcext:value-type="float">
            <text:p>0.161287</text:p>
          </table:table-cell>
          <table:table-cell office:value-type="float" office:value="0.0397409" calcext:value-type="float">
            <text:p>0.0397409</text:p>
          </table:table-cell>
          <table:table-cell office:value-type="float" office:value="0.00433998" calcext:value-type="float">
            <text:p>0.00433998</text:p>
          </table:table-cell>
          <table:table-cell office:value-type="float" office:value="20.2646" calcext:value-type="float">
            <text:p>20.2646</text:p>
          </table:table-cell>
          <table:table-cell office:value-type="float" office:value="0.00316672" calcext:value-type="float">
            <text:p>0.003166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.6</text:p>
          </table:table-cell>
          <table:table-cell office:value-type="float" office:value="-1.27242" calcext:value-type="float">
            <text:p>-1.27242</text:p>
          </table:table-cell>
          <table:table-cell office:value-type="float" office:value="0.0130266" calcext:value-type="float">
            <text:p>0.0130266</text:p>
          </table:table-cell>
          <table:table-cell office:value-type="float" office:value="1.63209" calcext:value-type="float">
            <text:p>1.63209</text:p>
          </table:table-cell>
          <table:table-cell office:value-type="float" office:value="2.74891" calcext:value-type="float">
            <text:p>2.74891</text:p>
          </table:table-cell>
          <table:table-cell office:value-type="float" office:value="0.0629148" calcext:value-type="float">
            <text:p>0.0629148</text:p>
          </table:table-cell>
          <table:table-cell office:value-type="float" office:value="0.00619581" calcext:value-type="float">
            <text:p>0.00619581</text:p>
          </table:table-cell>
          <table:table-cell office:value-type="float" office:value="0.000113867" calcext:value-type="float">
            <text:p>0.000113867</text:p>
          </table:table-cell>
          <table:table-cell office:value-type="float" office:value="5.18768" calcext:value-type="float">
            <text:p>5.18768</text:p>
          </table:table-cell>
          <table:table-cell office:value-type="float" office:value="0.00100514" calcext:value-type="float">
            <text:p>0.001005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6" calcext:value-type="float">
            <text:p>4.6</text:p>
          </table:table-cell>
          <table:table-cell office:value-type="float" office:value="-0.941705" calcext:value-type="float">
            <text:p>-0.941705</text:p>
          </table:table-cell>
          <table:table-cell office:value-type="float" office:value="0.0115339" calcext:value-type="float">
            <text:p>0.0115339</text:p>
          </table:table-cell>
          <table:table-cell office:value-type="float" office:value="0.898343" calcext:value-type="float">
            <text:p>0.898343</text:p>
          </table:table-cell>
          <table:table-cell office:value-type="float" office:value="0.848405" calcext:value-type="float">
            <text:p>0.848405</text:p>
          </table:table-cell>
          <table:table-cell office:value-type="float" office:value="0.0482789" calcext:value-type="float">
            <text:p>0.0482789</text:p>
          </table:table-cell>
          <table:table-cell office:value-type="float" office:value="0.00365581" calcext:value-type="float">
            <text:p>0.00365581</text:p>
          </table:table-cell>
          <table:table-cell office:value-type="float" office:value="0.0000400706" calcext:value-type="float">
            <text:p>4.00706E-05</text:p>
          </table:table-cell>
          <table:table-cell office:value-type="float" office:value="3.21671" calcext:value-type="float">
            <text:p>3.21671</text:p>
          </table:table-cell>
          <table:table-cell office:value-type="float" office:value="0.000545082" calcext:value-type="float">
            <text:p>0.000545082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float" office:value="-3.98793" calcext:value-type="float">
            <text:p>-3.98793</text:p>
          </table:table-cell>
          <table:table-cell office:value-type="float" office:value="0.000223264" calcext:value-type="float">
            <text:p>0.000223264</text:p>
          </table:table-cell>
          <table:table-cell office:value-type="float" office:value="15.9038" calcext:value-type="float">
            <text:p>15.9038</text:p>
          </table:table-cell>
          <table:table-cell office:value-type="float" office:value="252.945" calcext:value-type="float">
            <text:p>252.945</text:p>
          </table:table-cell>
          <table:table-cell office:value-type="float" office:value="0.998447" calcext:value-type="float">
            <text:p>0.998447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93826" calcext:value-type="float">
            <text:p>0.993826</text:p>
          </table:table-cell>
          <table:table-cell office:value-type="float" office:value="0.0034422" calcext:value-type="float">
            <text:p>0.0034422</text:p>
          </table:table-cell>
          <table:table-cell office:value-type="float" office:value="0.000184515" calcext:value-type="float">
            <text:p>0.0001845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15" calcext:value-type="float">
            <text:p>2.15</text:p>
          </table:table-cell>
          <table:table-cell office:value-type="float" office:value="-3.22127" calcext:value-type="float">
            <text:p>-3.22127</text:p>
          </table:table-cell>
          <table:table-cell office:value-type="float" office:value="0.0235409" calcext:value-type="float">
            <text:p>0.0235409</text:p>
          </table:table-cell>
          <table:table-cell office:value-type="float" office:value="10.4001" calcext:value-type="float">
            <text:p>10.4001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0.836554" calcext:value-type="float">
            <text:p>0.836554</text:p>
          </table:table-cell>
          <table:table-cell office:value-type="float" office:value="0.704456" calcext:value-type="float">
            <text:p>0.704456</text:p>
          </table:table-cell>
          <table:table-cell office:value-type="float" office:value="0.506366" calcext:value-type="float">
            <text:p>0.506366</text:p>
          </table:table-cell>
          <table:table-cell office:value-type="float" office:value="2.63517" calcext:value-type="float">
            <text:p>2.63517</text:p>
          </table:table-cell>
          <table:table-cell office:value-type="float" office:value="0.00509268" calcext:value-type="float">
            <text:p>0.0050926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.2</text:p>
          </table:table-cell>
          <table:table-cell office:value-type="float" office:value="-3.09465" calcext:value-type="float">
            <text:p>-3.09465</text:p>
          </table:table-cell>
          <table:table-cell office:value-type="float" office:value="0.0304441" calcext:value-type="float">
            <text:p>0.0304441</text:p>
          </table:table-cell>
          <table:table-cell office:value-type="float" office:value="9.60733" calcext:value-type="float">
            <text:p>9.60733</text:p>
          </table:table-cell>
          <table:table-cell office:value-type="float" office:value="93.4486" calcext:value-type="float">
            <text:p>93.4486</text:p>
          </table:table-cell>
          <table:table-cell office:value-type="float" office:value="0.786171" calcext:value-type="float">
            <text:p>0.786171</text:p>
          </table:table-cell>
          <table:table-cell office:value-type="float" office:value="0.628027" calcext:value-type="float">
            <text:p>0.628027</text:p>
          </table:table-cell>
          <table:table-cell office:value-type="float" office:value="0.412827" calcext:value-type="float">
            <text:p>0.412827</text:p>
          </table:table-cell>
          <table:table-cell office:value-type="float" office:value="5.16673" calcext:value-type="float">
            <text:p>5.16673</text:p>
          </table:table-cell>
          <table:table-cell office:value-type="float" office:value="0.00629011" calcext:value-type="float">
            <text:p>0.006290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.25</text:p>
          </table:table-cell>
          <table:table-cell office:value-type="float" office:value="-2.93348" calcext:value-type="float">
            <text:p>-2.93348</text:p>
          </table:table-cell>
          <table:table-cell office:value-type="float" office:value="0.0398163" calcext:value-type="float">
            <text:p>0.0398163</text:p>
          </table:table-cell>
          <table:table-cell office:value-type="float" office:value="8.64514" calcext:value-type="float">
            <text:p>8.64514</text:p>
          </table:table-cell>
          <table:table-cell office:value-type="float" office:value="76.0879" calcext:value-type="float">
            <text:p>76.0879</text:p>
          </table:table-cell>
          <table:table-cell office:value-type="float" office:value="0.699382" calcext:value-type="float">
            <text:p>0.699382</text:p>
          </table:table-cell>
          <table:table-cell office:value-type="float" office:value="0.513226" calcext:value-type="float">
            <text:p>0.513226</text:p>
          </table:table-cell>
          <table:table-cell office:value-type="float" office:value="0.295389" calcext:value-type="float">
            <text:p>0.295389</text:p>
          </table:table-cell>
          <table:table-cell office:value-type="float" office:value="10.2628" calcext:value-type="float">
            <text:p>10.2628</text:p>
          </table:table-cell>
          <table:table-cell office:value-type="float" office:value="0.00786495" calcext:value-type="float">
            <text:p>0.0078649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.3</text:p>
          </table:table-cell>
          <table:table-cell office:value-type="float" office:value="-2.7533" calcext:value-type="float">
            <text:p>-2.7533</text:p>
          </table:table-cell>
          <table:table-cell office:value-type="float" office:value="0.0431379" calcext:value-type="float">
            <text:p>0.0431379</text:p>
          </table:table-cell>
          <table:table-cell office:value-type="float" office:value="7.6238" calcext:value-type="float">
            <text:p>7.6238</text:p>
          </table:table-cell>
          <table:table-cell office:value-type="float" office:value="59.4295" calcext:value-type="float">
            <text:p>59.4295</text:p>
          </table:table-cell>
          <table:table-cell office:value-type="float" office:value="0.579462" calcext:value-type="float">
            <text:p>0.579462</text:p>
          </table:table-cell>
          <table:table-cell office:value-type="float" office:value="0.377351" calcext:value-type="float">
            <text:p>0.377351</text:p>
          </table:table-cell>
          <table:table-cell office:value-type="float" office:value="0.1825" calcext:value-type="float">
            <text:p>0.1825</text:p>
          </table:table-cell>
          <table:table-cell office:value-type="float" office:value="17.7382" calcext:value-type="float">
            <text:p>17.7382</text:p>
          </table:table-cell>
          <table:table-cell office:value-type="float" office:value="0.0081546" calcext:value-type="float">
            <text:p>0.008154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35" calcext:value-type="float">
            <text:p>2.35</text:p>
          </table:table-cell>
          <table:table-cell office:value-type="float" office:value="-2.57942" calcext:value-type="float">
            <text:p>-2.57942</text:p>
          </table:table-cell>
          <table:table-cell office:value-type="float" office:value="0.0413649" calcext:value-type="float">
            <text:p>0.0413649</text:p>
          </table:table-cell>
          <table:table-cell office:value-type="float" office:value="6.69476" calcext:value-type="float">
            <text:p>6.69476</text:p>
          </table:table-cell>
          <table:table-cell office:value-type="float" office:value="45.9427" calcext:value-type="float">
            <text:p>45.9427</text:p>
          </table:table-cell>
          <table:table-cell office:value-type="float" office:value="0.446155" calcext:value-type="float">
            <text:p>0.446155</text:p>
          </table:table-cell>
          <table:table-cell office:value-type="float" office:value="0.247379" calcext:value-type="float">
            <text:p>0.247379</text:p>
          </table:table-cell>
          <table:table-cell office:value-type="float" office:value="0.0962235" calcext:value-type="float">
            <text:p>0.0962235</text:p>
          </table:table-cell>
          <table:table-cell office:value-type="float" office:value="23.1668" calcext:value-type="float">
            <text:p>23.1668</text:p>
          </table:table-cell>
          <table:table-cell office:value-type="float" office:value="0.00749025" calcext:value-type="float">
            <text:p>0.007490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6" calcext:value-type="float">
            <text:p>2.6</text:p>
          </table:table-cell>
          <table:table-cell office:value-type="float" office:value="-2.05617" calcext:value-type="float">
            <text:p>-2.05617</text:p>
          </table:table-cell>
          <table:table-cell office:value-type="float" office:value="0.0213478" calcext:value-type="float">
            <text:p>0.0213478</text:p>
          </table:table-cell>
          <table:table-cell office:value-type="float" office:value="4.2492" calcext:value-type="float">
            <text:p>4.2492</text:p>
          </table:table-cell>
          <table:table-cell office:value-type="float" office:value="18.4201" calcext:value-type="float">
            <text:p>18.4201</text:p>
          </table:table-cell>
          <table:table-cell office:value-type="float" office:value="0.160241" calcext:value-type="float">
            <text:p>0.160241</text:p>
          </table:table-cell>
          <table:table-cell office:value-type="float" office:value="0.0391961" calcext:value-type="float">
            <text:p>0.0391961</text:p>
          </table:table-cell>
          <table:table-cell office:value-type="float" office:value="0.00409116" calcext:value-type="float">
            <text:p>0.00409116</text:p>
          </table:table-cell>
          <table:table-cell office:value-type="float" office:value="20.1547" calcext:value-type="float">
            <text:p>20.1547</text:p>
          </table:table-cell>
          <table:table-cell office:value-type="float" office:value="0.00315796" calcext:value-type="float">
            <text:p>0.0031579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.6</text:p>
          </table:table-cell>
          <table:table-cell office:value-type="float" office:value="-1.2733" calcext:value-type="float">
            <text:p>-1.2733</text:p>
          </table:table-cell>
          <table:table-cell office:value-type="float" office:value="0.0132417" calcext:value-type="float">
            <text:p>0.0132417</text:p>
          </table:table-cell>
          <table:table-cell office:value-type="float" office:value="1.63453" calcext:value-type="float">
            <text:p>1.63453</text:p>
          </table:table-cell>
          <table:table-cell office:value-type="float" office:value="2.75835" calcext:value-type="float">
            <text:p>2.75835</text:p>
          </table:table-cell>
          <table:table-cell office:value-type="float" office:value="0.0632035" calcext:value-type="float">
            <text:p>0.0632035</text:p>
          </table:table-cell>
          <table:table-cell office:value-type="float" office:value="0.00625682" calcext:value-type="float">
            <text:p>0.00625682</text:p>
          </table:table-cell>
          <table:table-cell office:value-type="float" office:value="0.000117146" calcext:value-type="float">
            <text:p>0.000117146</text:p>
          </table:table-cell>
          <table:table-cell office:value-type="float" office:value="5.206" calcext:value-type="float">
            <text:p>5.206</text:p>
          </table:table-cell>
          <table:table-cell office:value-type="float" office:value="0.00102174" calcext:value-type="float">
            <text:p>0.0010217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.6</text:p>
          </table:table-cell>
          <table:table-cell office:value-type="float" office:value="-0.94433" calcext:value-type="float">
            <text:p>-0.94433</text:p>
          </table:table-cell>
          <table:table-cell office:value-type="float" office:value="0.0114512" calcext:value-type="float">
            <text:p>0.0114512</text:p>
          </table:table-cell>
          <table:table-cell office:value-type="float" office:value="0.90321" calcext:value-type="float">
            <text:p>0.90321</text:p>
          </table:table-cell>
          <table:table-cell office:value-type="float" office:value="0.857089" calcext:value-type="float">
            <text:p>0.857089</text:p>
          </table:table-cell>
          <table:table-cell office:value-type="float" office:value="0.0479005" calcext:value-type="float">
            <text:p>0.0479005</text:p>
          </table:table-cell>
          <table:table-cell office:value-type="float" office:value="0.00361024" calcext:value-type="float">
            <text:p>0.00361024</text:p>
          </table:table-cell>
          <table:table-cell office:value-type="float" office:value="0.0000393475" calcext:value-type="float">
            <text:p>3.93475E-05</text:p>
          </table:table-cell>
          <table:table-cell office:value-type="float" office:value="3.16528" calcext:value-type="float">
            <text:p>3.16528</text:p>
          </table:table-cell>
          <table:table-cell office:value-type="float" office:value="0.000541171" calcext:value-type="float">
            <text:p>0.000541171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-3.98797" calcext:value-type="float">
            <text:p>-3.98797</text:p>
          </table:table-cell>
          <table:table-cell office:value-type="float" office:value="0.000221118" calcext:value-type="float">
            <text:p>0.000221118</text:p>
          </table:table-cell>
          <table:table-cell office:value-type="float" office:value="15.9042" calcext:value-type="float">
            <text:p>15.9042</text:p>
          </table:table-cell>
          <table:table-cell office:value-type="float" office:value="252.956" calcext:value-type="float">
            <text:p>252.956</text:p>
          </table:table-cell>
          <table:table-cell office:value-type="float" office:value="0.998453" calcext:value-type="float">
            <text:p>0.998453</text:p>
          </table:table-cell>
          <table:table-cell office:value-type="float" office:value="0.996911" calcext:value-type="float">
            <text:p>0.996911</text:p>
          </table:table-cell>
          <table:table-cell office:value-type="float" office:value="0.993847" calcext:value-type="float">
            <text:p>0.993847</text:p>
          </table:table-cell>
          <table:table-cell office:value-type="float" office:value="0.0034776" calcext:value-type="float">
            <text:p>0.0034776</text:p>
          </table:table-cell>
          <table:table-cell office:value-type="float" office:value="0.000182742" calcext:value-type="float">
            <text:p>0.00018274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5" calcext:value-type="float">
            <text:p>2.15</text:p>
          </table:table-cell>
          <table:table-cell office:value-type="float" office:value="-3.21853" calcext:value-type="float">
            <text:p>-3.21853</text:p>
          </table:table-cell>
          <table:table-cell office:value-type="float" office:value="0.0232411" calcext:value-type="float">
            <text:p>0.0232411</text:p>
          </table:table-cell>
          <table:table-cell office:value-type="float" office:value="10.3822" calcext:value-type="float">
            <text:p>10.3822</text:p>
          </table:table-cell>
          <table:table-cell office:value-type="float" office:value="108.739" calcext:value-type="float">
            <text:p>108.739</text:p>
          </table:table-cell>
          <table:table-cell office:value-type="float" office:value="0.835569" calcext:value-type="float">
            <text:p>0.835569</text:p>
          </table:table-cell>
          <table:table-cell office:value-type="float" office:value="0.702476" calcext:value-type="float">
            <text:p>0.702476</text:p>
          </table:table-cell>
          <table:table-cell office:value-type="float" office:value="0.503429" calcext:value-type="float">
            <text:p>0.503429</text:p>
          </table:table-cell>
          <table:table-cell office:value-type="float" office:value="2.75397" calcext:value-type="float">
            <text:p>2.75397</text:p>
          </table:table-cell>
          <table:table-cell office:value-type="float" office:value="0.00502782" calcext:value-type="float">
            <text:p>0.0050278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.2</text:p>
          </table:table-cell>
          <table:table-cell office:value-type="float" office:value="-3.09497" calcext:value-type="float">
            <text:p>-3.09497</text:p>
          </table:table-cell>
          <table:table-cell office:value-type="float" office:value="0.0299868" calcext:value-type="float">
            <text:p>0.0299868</text:p>
          </table:table-cell>
          <table:table-cell office:value-type="float" office:value="9.60882" calcext:value-type="float">
            <text:p>9.60882</text:p>
          </table:table-cell>
          <table:table-cell office:value-type="float" office:value="93.4607" calcext:value-type="float">
            <text:p>93.4607</text:p>
          </table:table-cell>
          <table:table-cell office:value-type="float" office:value="0.787349" calcext:value-type="float">
            <text:p>0.787349</text:p>
          </table:table-cell>
          <table:table-cell office:value-type="float" office:value="0.628876" calcext:value-type="float">
            <text:p>0.628876</text:p>
          </table:table-cell>
          <table:table-cell office:value-type="float" office:value="0.412658" calcext:value-type="float">
            <text:p>0.412658</text:p>
          </table:table-cell>
          <table:table-cell office:value-type="float" office:value="5.00306" calcext:value-type="float">
            <text:p>5.00306</text:p>
          </table:table-cell>
          <table:table-cell office:value-type="float" office:value="0.00619561" calcext:value-type="float">
            <text:p>0.0061956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office:value-type="float" office:value="-2.94297" calcext:value-type="float">
            <text:p>-2.94297</text:p>
          </table:table-cell>
          <table:table-cell office:value-type="float" office:value="0.0394359" calcext:value-type="float">
            <text:p>0.0394359</text:p>
          </table:table-cell>
          <table:table-cell office:value-type="float" office:value="8.70053" calcext:value-type="float">
            <text:p>8.70053</text:p>
          </table:table-cell>
          <table:table-cell office:value-type="float" office:value="77.0435" calcext:value-type="float">
            <text:p>77.0435</text:p>
          </table:table-cell>
          <table:table-cell office:value-type="float" office:value="0.705384" calcext:value-type="float">
            <text:p>0.705384</text:p>
          </table:table-cell>
          <table:table-cell office:value-type="float" office:value="0.522194" calcext:value-type="float">
            <text:p>0.522194</text:p>
          </table:table-cell>
          <table:table-cell office:value-type="float" office:value="0.304659" calcext:value-type="float">
            <text:p>0.304659</text:p>
          </table:table-cell>
          <table:table-cell office:value-type="float" office:value="9.93605" calcext:value-type="float">
            <text:p>9.93605</text:p>
          </table:table-cell>
          <table:table-cell office:value-type="float" office:value="0.00778982" calcext:value-type="float">
            <text:p>0.0077898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float" office:value="-2.75741" calcext:value-type="float">
            <text:p>-2.75741</text:p>
          </table:table-cell>
          <table:table-cell office:value-type="float" office:value="0.0439375" calcext:value-type="float">
            <text:p>0.0439375</text:p>
          </table:table-cell>
          <table:table-cell office:value-type="float" office:value="7.64725" calcext:value-type="float">
            <text:p>7.64725</text:p>
          </table:table-cell>
          <table:table-cell office:value-type="float" office:value="59.8158" calcext:value-type="float">
            <text:p>59.8158</text:p>
          </table:table-cell>
          <table:table-cell office:value-type="float" office:value="0.579189" calcext:value-type="float">
            <text:p>0.579189</text:p>
          </table:table-cell>
          <table:table-cell office:value-type="float" office:value="0.378421" calcext:value-type="float">
            <text:p>0.378421</text:p>
          </table:table-cell>
          <table:table-cell office:value-type="float" office:value="0.184233" calcext:value-type="float">
            <text:p>0.184233</text:p>
          </table:table-cell>
          <table:table-cell office:value-type="float" office:value="17.708" calcext:value-type="float">
            <text:p>17.708</text:p>
          </table:table-cell>
          <table:table-cell office:value-type="float" office:value="0.00830576" calcext:value-type="float">
            <text:p>0.0083057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5" calcext:value-type="float">
            <text:p>2.35</text:p>
          </table:table-cell>
          <table:table-cell office:value-type="float" office:value="-2.58043" calcext:value-type="float">
            <text:p>-2.58043</text:p>
          </table:table-cell>
          <table:table-cell office:value-type="float" office:value="0.0407439" calcext:value-type="float">
            <text:p>0.0407439</text:p>
          </table:table-cell>
          <table:table-cell office:value-type="float" office:value="6.69934" calcext:value-type="float">
            <text:p>6.69934</text:p>
          </table:table-cell>
          <table:table-cell office:value-type="float" office:value="45.9854" calcext:value-type="float">
            <text:p>45.9854</text:p>
          </table:table-cell>
          <table:table-cell office:value-type="float" office:value="0.449818" calcext:value-type="float">
            <text:p>0.449818</text:p>
          </table:table-cell>
          <table:table-cell office:value-type="float" office:value="0.24929" calcext:value-type="float">
            <text:p>0.24929</text:p>
          </table:table-cell>
          <table:table-cell office:value-type="float" office:value="0.0963309" calcext:value-type="float">
            <text:p>0.0963309</text:p>
          </table:table-cell>
          <table:table-cell office:value-type="float" office:value="22.79" calcext:value-type="float">
            <text:p>22.79</text:p>
          </table:table-cell>
          <table:table-cell office:value-type="float" office:value="0.00737779" calcext:value-type="float">
            <text:p>0.0073777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 office:value-type="float" office:value="-2.05831" calcext:value-type="float">
            <text:p>-2.05831</text:p>
          </table:table-cell>
          <table:table-cell office:value-type="float" office:value="0.021384" calcext:value-type="float">
            <text:p>0.021384</text:p>
          </table:table-cell>
          <table:table-cell office:value-type="float" office:value="4.25801" calcext:value-type="float">
            <text:p>4.25801</text:p>
          </table:table-cell>
          <table:table-cell office:value-type="float" office:value="18.4966" calcext:value-type="float">
            <text:p>18.4966</text:p>
          </table:table-cell>
          <table:table-cell office:value-type="float" office:value="0.163273" calcext:value-type="float">
            <text:p>0.163273</text:p>
          </table:table-cell>
          <table:table-cell office:value-type="float" office:value="0.0405893" calcext:value-type="float">
            <text:p>0.0405893</text:p>
          </table:table-cell>
          <table:table-cell office:value-type="float" office:value="0.00442248" calcext:value-type="float">
            <text:p>0.00442248</text:p>
          </table:table-cell>
          <table:table-cell office:value-type="float" office:value="20.1876" calcext:value-type="float">
            <text:p>20.1876</text:p>
          </table:table-cell>
          <table:table-cell office:value-type="float" office:value="0.00316332" calcext:value-type="float">
            <text:p>0.0031633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office:value-type="float" office:value="-1.27239" calcext:value-type="float">
            <text:p>-1.27239</text:p>
          </table:table-cell>
          <table:table-cell office:value-type="float" office:value="0.0130482" calcext:value-type="float">
            <text:p>0.0130482</text:p>
          </table:table-cell>
          <table:table-cell office:value-type="float" office:value="1.63202" calcext:value-type="float">
            <text:p>1.63202</text:p>
          </table:table-cell>
          <table:table-cell office:value-type="float" office:value="2.74873" calcext:value-type="float">
            <text:p>2.74873</text:p>
          </table:table-cell>
          <table:table-cell office:value-type="float" office:value="0.0630468" calcext:value-type="float">
            <text:p>0.0630468</text:p>
          </table:table-cell>
          <table:table-cell office:value-type="float" office:value="0.00622671" calcext:value-type="float">
            <text:p>0.00622671</text:p>
          </table:table-cell>
          <table:table-cell office:value-type="float" office:value="0.000115536" calcext:value-type="float">
            <text:p>0.000115536</text:p>
          </table:table-cell>
          <table:table-cell office:value-type="float" office:value="5.22647" calcext:value-type="float">
            <text:p>5.22647</text:p>
          </table:table-cell>
          <table:table-cell office:value-type="float" office:value="0.00100681" calcext:value-type="float">
            <text:p>0.0010068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6" calcext:value-type="float">
            <text:p>4.6</text:p>
          </table:table-cell>
          <table:table-cell office:value-type="float" office:value="-0.942246" calcext:value-type="float">
            <text:p>-0.942246</text:p>
          </table:table-cell>
          <table:table-cell office:value-type="float" office:value="0.0110933" calcext:value-type="float">
            <text:p>0.0110933</text:p>
          </table:table-cell>
          <table:table-cell office:value-type="float" office:value="0.898922" calcext:value-type="float">
            <text:p>0.898922</text:p>
          </table:table-cell>
          <table:table-cell office:value-type="float" office:value="0.847879" calcext:value-type="float">
            <text:p>0.847879</text:p>
          </table:table-cell>
          <table:table-cell office:value-type="float" office:value="0.0481066" calcext:value-type="float">
            <text:p>0.0481066</text:p>
          </table:table-cell>
          <table:table-cell office:value-type="float" office:value="0.00362939" calcext:value-type="float">
            <text:p>0.00362939</text:p>
          </table:table-cell>
          <table:table-cell office:value-type="float" office:value="0.0000393134" calcext:value-type="float">
            <text:p>3.93134E-05</text:p>
          </table:table-cell>
          <table:table-cell office:value-type="float" office:value="3.14879" calcext:value-type="float">
            <text:p>3.14879</text:p>
          </table:table-cell>
          <table:table-cell office:value-type="float" office:value="0.000524259" calcext:value-type="float">
            <text:p>0.000524259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float" office:value="-3.98801" calcext:value-type="float">
            <text:p>-3.98801</text:p>
          </table:table-cell>
          <table:table-cell office:value-type="float" office:value="0.000222075" calcext:value-type="float">
            <text:p>0.000222075</text:p>
          </table:table-cell>
          <table:table-cell office:value-type="float" office:value="15.9045" calcext:value-type="float">
            <text:p>15.9045</text:p>
          </table:table-cell>
          <table:table-cell office:value-type="float" office:value="252.966" calcext:value-type="float">
            <text:p>252.966</text:p>
          </table:table-cell>
          <table:table-cell office:value-type="float" office:value="0.998456" calcext:value-type="float">
            <text:p>0.998456</text:p>
          </table:table-cell>
          <table:table-cell office:value-type="float" office:value="0.996918" calcext:value-type="float">
            <text:p>0.996918</text:p>
          </table:table-cell>
          <table:table-cell office:value-type="float" office:value="0.99386" calcext:value-type="float">
            <text:p>0.99386</text:p>
          </table:table-cell>
          <table:table-cell office:value-type="float" office:value="0.00347979" calcext:value-type="float">
            <text:p>0.00347979</text:p>
          </table:table-cell>
          <table:table-cell office:value-type="float" office:value="0.000183533" calcext:value-type="float">
            <text:p>0.00018353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15" calcext:value-type="float">
            <text:p>2.15</text:p>
          </table:table-cell>
          <table:table-cell office:value-type="float" office:value="-3.22041" calcext:value-type="float">
            <text:p>-3.22041</text:p>
          </table:table-cell>
          <table:table-cell office:value-type="float" office:value="0.0233169" calcext:value-type="float">
            <text:p>0.0233169</text:p>
          </table:table-cell>
          <table:table-cell office:value-type="float" office:value="10.3944" calcext:value-type="float">
            <text:p>10.3944</text:p>
          </table:table-cell>
          <table:table-cell office:value-type="float" office:value="108.997" calcext:value-type="float">
            <text:p>108.997</text:p>
          </table:table-cell>
          <table:table-cell office:value-type="float" office:value="0.836483" calcext:value-type="float">
            <text:p>0.836483</text:p>
          </table:table-cell>
          <table:table-cell office:value-type="float" office:value="0.703681" calcext:value-type="float">
            <text:p>0.703681</text:p>
          </table:table-cell>
          <table:table-cell office:value-type="float" office:value="0.504798" calcext:value-type="float">
            <text:p>0.504798</text:p>
          </table:table-cell>
          <table:table-cell office:value-type="float" office:value="2.69487" calcext:value-type="float">
            <text:p>2.69487</text:p>
          </table:table-cell>
          <table:table-cell office:value-type="float" office:value="0.00504422" calcext:value-type="float">
            <text:p>0.0050442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-3.09012" calcext:value-type="float">
            <text:p>-3.09012</text:p>
          </table:table-cell>
          <table:table-cell office:value-type="float" office:value="0.0311279" calcext:value-type="float">
            <text:p>0.0311279</text:p>
          </table:table-cell>
          <table:table-cell office:value-type="float" office:value="9.57999" calcext:value-type="float">
            <text:p>9.57999</text:p>
          </table:table-cell>
          <table:table-cell office:value-type="float" office:value="92.9433" calcext:value-type="float">
            <text:p>92.9433</text:p>
          </table:table-cell>
          <table:table-cell office:value-type="float" office:value="0.781811" calcext:value-type="float">
            <text:p>0.781811</text:p>
          </table:table-cell>
          <table:table-cell office:value-type="float" office:value="0.6233" calcext:value-type="float">
            <text:p>0.6233</text:p>
          </table:table-cell>
          <table:table-cell office:value-type="float" office:value="0.408534" calcext:value-type="float">
            <text:p>0.408534</text:p>
          </table:table-cell>
          <table:table-cell office:value-type="float" office:value="5.34729" calcext:value-type="float">
            <text:p>5.34729</text:p>
          </table:table-cell>
          <table:table-cell office:value-type="float" office:value="0.00643139" calcext:value-type="float">
            <text:p>0.0064313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5" calcext:value-type="float">
            <text:p>2.25</text:p>
          </table:table-cell>
          <table:table-cell office:value-type="float" office:value="-2.93634" calcext:value-type="float">
            <text:p>-2.93634</text:p>
          </table:table-cell>
          <table:table-cell office:value-type="float" office:value="0.0385827" calcext:value-type="float">
            <text:p>0.0385827</text:p>
          </table:table-cell>
          <table:table-cell office:value-type="float" office:value="8.66066" calcext:value-type="float">
            <text:p>8.66066</text:p>
          </table:table-cell>
          <table:table-cell office:value-type="float" office:value="76.3168" calcext:value-type="float">
            <text:p>76.3168</text:p>
          </table:table-cell>
          <table:table-cell office:value-type="float" office:value="0.70268" calcext:value-type="float">
            <text:p>0.70268</text:p>
          </table:table-cell>
          <table:table-cell office:value-type="float" office:value="0.517545" calcext:value-type="float">
            <text:p>0.517545</text:p>
          </table:table-cell>
          <table:table-cell office:value-type="float" office:value="0.298682" calcext:value-type="float">
            <text:p>0.298682</text:p>
          </table:table-cell>
          <table:table-cell office:value-type="float" office:value="9.8669" calcext:value-type="float">
            <text:p>9.8669</text:p>
          </table:table-cell>
          <table:table-cell office:value-type="float" office:value="0.00762127" calcext:value-type="float">
            <text:p>0.007621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3" calcext:value-type="float">
            <text:p>2.3</text:p>
          </table:table-cell>
          <table:table-cell office:value-type="float" office:value="-2.76076" calcext:value-type="float">
            <text:p>-2.76076</text:p>
          </table:table-cell>
          <table:table-cell office:value-type="float" office:value="0.0439035" calcext:value-type="float">
            <text:p>0.0439035</text:p>
          </table:table-cell>
          <table:table-cell office:value-type="float" office:value="7.6657" calcext:value-type="float">
            <text:p>7.6657</text:p>
          </table:table-cell>
          <table:table-cell office:value-type="float" office:value="60.1015" calcext:value-type="float">
            <text:p>60.1015</text:p>
          </table:table-cell>
          <table:table-cell office:value-type="float" office:value="0.586325" calcext:value-type="float">
            <text:p>0.586325</text:p>
          </table:table-cell>
          <table:table-cell office:value-type="float" office:value="0.38401" calcext:value-type="float">
            <text:p>0.38401</text:p>
          </table:table-cell>
          <table:table-cell office:value-type="float" office:value="0.187194" calcext:value-type="float">
            <text:p>0.187194</text:p>
          </table:table-cell>
          <table:table-cell office:value-type="float" office:value="16.6047" calcext:value-type="float">
            <text:p>16.6047</text:p>
          </table:table-cell>
          <table:table-cell office:value-type="float" office:value="0.00829933" calcext:value-type="float">
            <text:p>0.0082993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35" calcext:value-type="float">
            <text:p>2.35</text:p>
          </table:table-cell>
          <table:table-cell office:value-type="float" office:value="-2.57706" calcext:value-type="float">
            <text:p>-2.57706</text:p>
          </table:table-cell>
          <table:table-cell office:value-type="float" office:value="0.0399873" calcext:value-type="float">
            <text:p>0.0399873</text:p>
          </table:table-cell>
          <table:table-cell office:value-type="float" office:value="6.68122" calcext:value-type="float">
            <text:p>6.68122</text:p>
          </table:table-cell>
          <table:table-cell office:value-type="float" office:value="45.7199" calcext:value-type="float">
            <text:p>45.7199</text:p>
          </table:table-cell>
          <table:table-cell office:value-type="float" office:value="0.442673" calcext:value-type="float">
            <text:p>0.442673</text:p>
          </table:table-cell>
          <table:table-cell office:value-type="float" office:value="0.242951" calcext:value-type="float">
            <text:p>0.242951</text:p>
          </table:table-cell>
          <table:table-cell office:value-type="float" office:value="0.092796" calcext:value-type="float">
            <text:p>0.092796</text:p>
          </table:table-cell>
          <table:table-cell office:value-type="float" office:value="23.6297" calcext:value-type="float">
            <text:p>23.6297</text:p>
          </table:table-cell>
          <table:table-cell office:value-type="float" office:value="0.0072408" calcext:value-type="float">
            <text:p>0.007240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6" calcext:value-type="float">
            <text:p>2.6</text:p>
          </table:table-cell>
          <table:table-cell office:value-type="float" office:value="-2.05799" calcext:value-type="float">
            <text:p>-2.05799</text:p>
          </table:table-cell>
          <table:table-cell office:value-type="float" office:value="0.0214783" calcext:value-type="float">
            <text:p>0.0214783</text:p>
          </table:table-cell>
          <table:table-cell office:value-type="float" office:value="4.25682" calcext:value-type="float">
            <text:p>4.25682</text:p>
          </table:table-cell>
          <table:table-cell office:value-type="float" office:value="18.4882" calcext:value-type="float">
            <text:p>18.4882</text:p>
          </table:table-cell>
          <table:table-cell office:value-type="float" office:value="0.161654" calcext:value-type="float">
            <text:p>0.161654</text:p>
          </table:table-cell>
          <table:table-cell office:value-type="float" office:value="0.0400328" calcext:value-type="float">
            <text:p>0.0400328</text:p>
          </table:table-cell>
          <table:table-cell office:value-type="float" office:value="0.00435746" calcext:value-type="float">
            <text:p>0.00435746</text:p>
          </table:table-cell>
          <table:table-cell office:value-type="float" office:value="20.1632" calcext:value-type="float">
            <text:p>20.1632</text:p>
          </table:table-cell>
          <table:table-cell office:value-type="float" office:value="0.00317726" calcext:value-type="float">
            <text:p>0.003177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6" calcext:value-type="float">
            <text:p>3.6</text:p>
          </table:table-cell>
          <table:table-cell office:value-type="float" office:value="-1.2729" calcext:value-type="float">
            <text:p>-1.2729</text:p>
          </table:table-cell>
          <table:table-cell office:value-type="float" office:value="0.0132126" calcext:value-type="float">
            <text:p>0.0132126</text:p>
          </table:table-cell>
          <table:table-cell office:value-type="float" office:value="1.63348" calcext:value-type="float">
            <text:p>1.63348</text:p>
          </table:table-cell>
          <table:table-cell office:value-type="float" office:value="2.75462" calcext:value-type="float">
            <text:p>2.75462</text:p>
          </table:table-cell>
          <table:table-cell office:value-type="float" office:value="0.0630541" calcext:value-type="float">
            <text:p>0.0630541</text:p>
          </table:table-cell>
          <table:table-cell office:value-type="float" office:value="0.00623598" calcext:value-type="float">
            <text:p>0.00623598</text:p>
          </table:table-cell>
          <table:table-cell office:value-type="float" office:value="0.000115465" calcext:value-type="float">
            <text:p>0.000115465</text:p>
          </table:table-cell>
          <table:table-cell office:value-type="float" office:value="5.22555" calcext:value-type="float">
            <text:p>5.22555</text:p>
          </table:table-cell>
          <table:table-cell office:value-type="float" office:value="0.00101949" calcext:value-type="float">
            <text:p>0.0010194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6" calcext:value-type="float">
            <text:p>4.6</text:p>
          </table:table-cell>
          <table:table-cell office:value-type="float" office:value="-0.942274" calcext:value-type="float">
            <text:p>-0.942274</text:p>
          </table:table-cell>
          <table:table-cell office:value-type="float" office:value="0.0112454" calcext:value-type="float">
            <text:p>0.0112454</text:p>
          </table:table-cell>
          <table:table-cell office:value-type="float" office:value="0.899125" calcext:value-type="float">
            <text:p>0.899125</text:p>
          </table:table-cell>
          <table:table-cell office:value-type="float" office:value="0.848739" calcext:value-type="float">
            <text:p>0.848739</text:p>
          </table:table-cell>
          <table:table-cell office:value-type="float" office:value="0.0478632" calcext:value-type="float">
            <text:p>0.0478632</text:p>
          </table:table-cell>
          <table:table-cell office:value-type="float" office:value="0.00359461" calcext:value-type="float">
            <text:p>0.00359461</text:p>
          </table:table-cell>
          <table:table-cell office:value-type="float" office:value="0.0000387898" calcext:value-type="float">
            <text:p>3.87898E-05</text:p>
          </table:table-cell>
          <table:table-cell office:value-type="float" office:value="3.15201" calcext:value-type="float">
            <text:p>3.15201</text:p>
          </table:table-cell>
          <table:table-cell office:value-type="float" office:value="0.000531448" calcext:value-type="float">
            <text:p>0.000531448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office:value-type="float" office:value="-3.98791" calcext:value-type="float">
            <text:p>-3.98791</text:p>
          </table:table-cell>
          <table:table-cell office:value-type="float" office:value="0.000224222" calcext:value-type="float">
            <text:p>0.000224222</text:p>
          </table:table-cell>
          <table:table-cell office:value-type="float" office:value="15.9036" calcext:value-type="float">
            <text:p>15.9036</text:p>
          </table:table-cell>
          <table:table-cell office:value-type="float" office:value="252.94" calcext:value-type="float">
            <text:p>252.94</text:p>
          </table:table-cell>
          <table:table-cell office:value-type="float" office:value="0.998443" calcext:value-type="float">
            <text:p>0.998443</text:p>
          </table:table-cell>
          <table:table-cell office:value-type="float" office:value="0.996892" calcext:value-type="float">
            <text:p>0.996892</text:p>
          </table:table-cell>
          <table:table-cell office:value-type="float" office:value="0.99381" calcext:value-type="float">
            <text:p>0.99381</text:p>
          </table:table-cell>
          <table:table-cell office:value-type="float" office:value="0.00351032" calcext:value-type="float">
            <text:p>0.00351032</text:p>
          </table:table-cell>
          <table:table-cell office:value-type="float" office:value="0.000185308" calcext:value-type="float">
            <text:p>0.00018530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15" calcext:value-type="float">
            <text:p>2.15</text:p>
          </table:table-cell>
          <table:table-cell office:value-type="float" office:value="-3.2201" calcext:value-type="float">
            <text:p>-3.2201</text:p>
          </table:table-cell>
          <table:table-cell office:value-type="float" office:value="0.0232313" calcext:value-type="float">
            <text:p>0.0232313</text:p>
          </table:table-cell>
          <table:table-cell office:value-type="float" office:value="10.3923" calcext:value-type="float">
            <text:p>10.3923</text:p>
          </table:table-cell>
          <table:table-cell office:value-type="float" office:value="108.951" calcext:value-type="float">
            <text:p>108.951</text:p>
          </table:table-cell>
          <table:table-cell office:value-type="float" office:value="0.836209" calcext:value-type="float">
            <text:p>0.836209</text:p>
          </table:table-cell>
          <table:table-cell office:value-type="float" office:value="0.703437" calcext:value-type="float">
            <text:p>0.703437</text:p>
          </table:table-cell>
          <table:table-cell office:value-type="float" office:value="0.504643" calcext:value-type="float">
            <text:p>0.504643</text:p>
          </table:table-cell>
          <table:table-cell office:value-type="float" office:value="2.74709" calcext:value-type="float">
            <text:p>2.74709</text:p>
          </table:table-cell>
          <table:table-cell office:value-type="float" office:value="0.0050257" calcext:value-type="float">
            <text:p>0.005025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" calcext:value-type="float">
            <text:p>2.2</text:p>
          </table:table-cell>
          <table:table-cell office:value-type="float" office:value="-3.09336" calcext:value-type="float">
            <text:p>-3.09336</text:p>
          </table:table-cell>
          <table:table-cell office:value-type="float" office:value="0.0299464" calcext:value-type="float">
            <text:p>0.0299464</text:p>
          </table:table-cell>
          <table:table-cell office:value-type="float" office:value="9.59881" calcext:value-type="float">
            <text:p>9.59881</text:p>
          </table:table-cell>
          <table:table-cell office:value-type="float" office:value="93.2652" calcext:value-type="float">
            <text:p>93.2652</text:p>
          </table:table-cell>
          <table:table-cell office:value-type="float" office:value="0.785884" calcext:value-type="float">
            <text:p>0.785884</text:p>
          </table:table-cell>
          <table:table-cell office:value-type="float" office:value="0.627741" calcext:value-type="float">
            <text:p>0.627741</text:p>
          </table:table-cell>
          <table:table-cell office:value-type="float" office:value="0.412008" calcext:value-type="float">
            <text:p>0.412008</text:p>
          </table:table-cell>
          <table:table-cell office:value-type="float" office:value="5.10369" calcext:value-type="float">
            <text:p>5.10369</text:p>
          </table:table-cell>
          <table:table-cell office:value-type="float" office:value="0.00618727" calcext:value-type="float">
            <text:p>0.0061872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.25</text:p>
          </table:table-cell>
          <table:table-cell office:value-type="float" office:value="-2.93846" calcext:value-type="float">
            <text:p>-2.93846</text:p>
          </table:table-cell>
          <table:table-cell office:value-type="float" office:value="0.038693" calcext:value-type="float">
            <text:p>0.038693</text:p>
          </table:table-cell>
          <table:table-cell office:value-type="float" office:value="8.67322" calcext:value-type="float">
            <text:p>8.67322</text:p>
          </table:table-cell>
          <table:table-cell office:value-type="float" office:value="76.5418" calcext:value-type="float">
            <text:p>76.5418</text:p>
          </table:table-cell>
          <table:table-cell office:value-type="float" office:value="0.704341" calcext:value-type="float">
            <text:p>0.704341</text:p>
          </table:table-cell>
          <table:table-cell office:value-type="float" office:value="0.519412" calcext:value-type="float">
            <text:p>0.519412</text:p>
          </table:table-cell>
          <table:table-cell office:value-type="float" office:value="0.300679" calcext:value-type="float">
            <text:p>0.300679</text:p>
          </table:table-cell>
          <table:table-cell office:value-type="float" office:value="9.8097" calcext:value-type="float">
            <text:p>9.8097</text:p>
          </table:table-cell>
          <table:table-cell office:value-type="float" office:value="0.00764307" calcext:value-type="float">
            <text:p>0.0076430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" calcext:value-type="float">
            <text:p>2.3</text:p>
          </table:table-cell>
          <table:table-cell office:value-type="float" office:value="-2.75833" calcext:value-type="float">
            <text:p>-2.75833</text:p>
          </table:table-cell>
          <table:table-cell office:value-type="float" office:value="0.0437254" calcext:value-type="float">
            <text:p>0.0437254</text:p>
          </table:table-cell>
          <table:table-cell office:value-type="float" office:value="7.65209" calcext:value-type="float">
            <text:p>7.65209</text:p>
          </table:table-cell>
          <table:table-cell office:value-type="float" office:value="59.8849" calcext:value-type="float">
            <text:p>59.8849</text:p>
          </table:table-cell>
          <table:table-cell office:value-type="float" office:value="0.582571" calcext:value-type="float">
            <text:p>0.582571</text:p>
          </table:table-cell>
          <table:table-cell office:value-type="float" office:value="0.380749" calcext:value-type="float">
            <text:p>0.380749</text:p>
          </table:table-cell>
          <table:table-cell office:value-type="float" office:value="0.185237" calcext:value-type="float">
            <text:p>0.185237</text:p>
          </table:table-cell>
          <table:table-cell office:value-type="float" office:value="16.8862" calcext:value-type="float">
            <text:p>16.8862</text:p>
          </table:table-cell>
          <table:table-cell office:value-type="float" office:value="0.00826567" calcext:value-type="float">
            <text:p>0.0082656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5" calcext:value-type="float">
            <text:p>2.35</text:p>
          </table:table-cell>
          <table:table-cell office:value-type="float" office:value="-2.57268" calcext:value-type="float">
            <text:p>-2.57268</text:p>
          </table:table-cell>
          <table:table-cell office:value-type="float" office:value="0.0401511" calcext:value-type="float">
            <text:p>0.0401511</text:p>
          </table:table-cell>
          <table:table-cell office:value-type="float" office:value="6.65883" calcext:value-type="float">
            <text:p>6.65883</text:p>
          </table:table-cell>
          <table:table-cell office:value-type="float" office:value="45.4238" calcext:value-type="float">
            <text:p>45.4238</text:p>
          </table:table-cell>
          <table:table-cell office:value-type="float" office:value="0.433011" calcext:value-type="float">
            <text:p>0.433011</text:p>
          </table:table-cell>
          <table:table-cell office:value-type="float" office:value="0.235922" calcext:value-type="float">
            <text:p>0.235922</text:p>
          </table:table-cell>
          <table:table-cell office:value-type="float" office:value="0.0898089" calcext:value-type="float">
            <text:p>0.0898089</text:p>
          </table:table-cell>
          <table:table-cell office:value-type="float" office:value="24.5803" calcext:value-type="float">
            <text:p>24.5803</text:p>
          </table:table-cell>
          <table:table-cell office:value-type="float" office:value="0.00727045" calcext:value-type="float">
            <text:p>0.0072704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6" calcext:value-type="float">
            <text:p>2.6</text:p>
          </table:table-cell>
          <table:table-cell office:value-type="float" office:value="-2.05721" calcext:value-type="float">
            <text:p>-2.05721</text:p>
          </table:table-cell>
          <table:table-cell office:value-type="float" office:value="0.0212737" calcext:value-type="float">
            <text:p>0.0212737</text:p>
          </table:table-cell>
          <table:table-cell office:value-type="float" office:value="4.25339" calcext:value-type="float">
            <text:p>4.25339</text:p>
          </table:table-cell>
          <table:table-cell office:value-type="float" office:value="18.4554" calcext:value-type="float">
            <text:p>18.4554</text:p>
          </table:table-cell>
          <table:table-cell office:value-type="float" office:value="0.160317" calcext:value-type="float">
            <text:p>0.160317</text:p>
          </table:table-cell>
          <table:table-cell office:value-type="float" office:value="0.0393405" calcext:value-type="float">
            <text:p>0.0393405</text:p>
          </table:table-cell>
          <table:table-cell office:value-type="float" office:value="0.00421196" calcext:value-type="float">
            <text:p>0.00421196</text:p>
          </table:table-cell>
          <table:table-cell office:value-type="float" office:value="20.0368" calcext:value-type="float">
            <text:p>20.0368</text:p>
          </table:table-cell>
          <table:table-cell office:value-type="float" office:value="0.00314699" calcext:value-type="float">
            <text:p>0.0031469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.6</text:p>
          </table:table-cell>
          <table:table-cell office:value-type="float" office:value="-1.27217" calcext:value-type="float">
            <text:p>-1.27217</text:p>
          </table:table-cell>
          <table:table-cell office:value-type="float" office:value="0.0131458" calcext:value-type="float">
            <text:p>0.0131458</text:p>
          </table:table-cell>
          <table:table-cell office:value-type="float" office:value="1.63156" calcext:value-type="float">
            <text:p>1.63156</text:p>
          </table:table-cell>
          <table:table-cell office:value-type="float" office:value="2.74796" calcext:value-type="float">
            <text:p>2.74796</text:p>
          </table:table-cell>
          <table:table-cell office:value-type="float" office:value="0.0630288" calcext:value-type="float">
            <text:p>0.0630288</text:p>
          </table:table-cell>
          <table:table-cell office:value-type="float" office:value="0.00622792" calcext:value-type="float">
            <text:p>0.00622792</text:p>
          </table:table-cell>
          <table:table-cell office:value-type="float" office:value="0.000115109" calcext:value-type="float">
            <text:p>0.000115109</text:p>
          </table:table-cell>
          <table:table-cell office:value-type="float" office:value="5.2186" calcext:value-type="float">
            <text:p>5.2186</text:p>
          </table:table-cell>
          <table:table-cell office:value-type="float" office:value="0.00101433" calcext:value-type="float">
            <text:p>0.0010143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6" calcext:value-type="float">
            <text:p>4.6</text:p>
          </table:table-cell>
          <table:table-cell office:value-type="float" office:value="-0.942814" calcext:value-type="float">
            <text:p>-0.942814</text:p>
          </table:table-cell>
          <table:table-cell office:value-type="float" office:value="0.0112667" calcext:value-type="float">
            <text:p>0.0112667</text:p>
          </table:table-cell>
          <table:table-cell office:value-type="float" office:value="0.900165" calcext:value-type="float">
            <text:p>0.900165</text:p>
          </table:table-cell>
          <table:table-cell office:value-type="float" office:value="0.850808" calcext:value-type="float">
            <text:p>0.850808</text:p>
          </table:table-cell>
          <table:table-cell office:value-type="float" office:value="0.047987" calcext:value-type="float">
            <text:p>0.047987</text:p>
          </table:table-cell>
          <table:table-cell office:value-type="float" office:value="0.00361323" calcext:value-type="float">
            <text:p>0.00361323</text:p>
          </table:table-cell>
          <table:table-cell office:value-type="float" office:value="0.0000388471" calcext:value-type="float">
            <text:p>3.88471E-05</text:p>
          </table:table-cell>
          <table:table-cell office:value-type="float" office:value="3.15058" calcext:value-type="float">
            <text:p>3.15058</text:p>
          </table:table-cell>
          <table:table-cell office:value-type="float" office:value="0.000532454" calcext:value-type="float">
            <text:p>0.000532454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-3.98795" calcext:value-type="float">
            <text:p>-3.98795</text:p>
          </table:table-cell>
          <table:table-cell office:value-type="float" office:value="0.000223373" calcext:value-type="float">
            <text:p>0.000223373</text:p>
          </table:table-cell>
          <table:table-cell office:value-type="float" office:value="15.9039" calcext:value-type="float">
            <text:p>15.9039</text:p>
          </table:table-cell>
          <table:table-cell office:value-type="float" office:value="252.949" calcext:value-type="float">
            <text:p>252.949</text:p>
          </table:table-cell>
          <table:table-cell office:value-type="float" office:value="0.998448" calcext:value-type="float">
            <text:p>0.998448</text:p>
          </table:table-cell>
          <table:table-cell office:value-type="float" office:value="0.996901" calcext:value-type="float">
            <text:p>0.996901</text:p>
          </table:table-cell>
          <table:table-cell office:value-type="float" office:value="0.993828" calcext:value-type="float">
            <text:p>0.993828</text:p>
          </table:table-cell>
          <table:table-cell office:value-type="float" office:value="0.0034977" calcext:value-type="float">
            <text:p>0.0034977</text:p>
          </table:table-cell>
          <table:table-cell office:value-type="float" office:value="0.000184606" calcext:value-type="float">
            <text:p>0.00018460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15" calcext:value-type="float">
            <text:p>2.15</text:p>
          </table:table-cell>
          <table:table-cell office:value-type="float" office:value="-3.21961" calcext:value-type="float">
            <text:p>-3.21961</text:p>
          </table:table-cell>
          <table:table-cell office:value-type="float" office:value="0.0233671" calcext:value-type="float">
            <text:p>0.0233671</text:p>
          </table:table-cell>
          <table:table-cell office:value-type="float" office:value="10.3893" calcext:value-type="float">
            <text:p>10.3893</text:p>
          </table:table-cell>
          <table:table-cell office:value-type="float" office:value="108.893" calcext:value-type="float">
            <text:p>108.893</text:p>
          </table:table-cell>
          <table:table-cell office:value-type="float" office:value="0.835934" calcext:value-type="float">
            <text:p>0.835934</text:p>
          </table:table-cell>
          <table:table-cell office:value-type="float" office:value="0.703072" calcext:value-type="float">
            <text:p>0.703072</text:p>
          </table:table-cell>
          <table:table-cell office:value-type="float" office:value="0.504295" calcext:value-type="float">
            <text:p>0.504295</text:p>
          </table:table-cell>
          <table:table-cell office:value-type="float" office:value="2.77863" calcext:value-type="float">
            <text:p>2.77863</text:p>
          </table:table-cell>
          <table:table-cell office:value-type="float" office:value="0.00505508" calcext:value-type="float">
            <text:p>0.0050550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2" calcext:value-type="float">
            <text:p>2.2</text:p>
          </table:table-cell>
          <table:table-cell office:value-type="float" office:value="-3.09363" calcext:value-type="float">
            <text:p>-3.09363</text:p>
          </table:table-cell>
          <table:table-cell office:value-type="float" office:value="0.0299397" calcext:value-type="float">
            <text:p>0.0299397</text:p>
          </table:table-cell>
          <table:table-cell office:value-type="float" office:value="9.60047" calcext:value-type="float">
            <text:p>9.60047</text:p>
          </table:table-cell>
          <table:table-cell office:value-type="float" office:value="93.2964" calcext:value-type="float">
            <text:p>93.2964</text:p>
          </table:table-cell>
          <table:table-cell office:value-type="float" office:value="0.785595" calcext:value-type="float">
            <text:p>0.785595</text:p>
          </table:table-cell>
          <table:table-cell office:value-type="float" office:value="0.627233" calcext:value-type="float">
            <text:p>0.627233</text:p>
          </table:table-cell>
          <table:table-cell office:value-type="float" office:value="0.411502" calcext:value-type="float">
            <text:p>0.411502</text:p>
          </table:table-cell>
          <table:table-cell office:value-type="float" office:value="5.12938" calcext:value-type="float">
            <text:p>5.12938</text:p>
          </table:table-cell>
          <table:table-cell office:value-type="float" office:value="0.00618589" calcext:value-type="float">
            <text:p>0.0061858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25" calcext:value-type="float">
            <text:p>2.25</text:p>
          </table:table-cell>
          <table:table-cell office:value-type="float" office:value="-2.93711" calcext:value-type="float">
            <text:p>-2.93711</text:p>
          </table:table-cell>
          <table:table-cell office:value-type="float" office:value="0.0386084" calcext:value-type="float">
            <text:p>0.0386084</text:p>
          </table:table-cell>
          <table:table-cell office:value-type="float" office:value="8.66525" calcext:value-type="float">
            <text:p>8.66525</text:p>
          </table:table-cell>
          <table:table-cell office:value-type="float" office:value="76.3997" calcext:value-type="float">
            <text:p>76.3997</text:p>
          </table:table-cell>
          <table:table-cell office:value-type="float" office:value="0.702336" calcext:value-type="float">
            <text:p>0.702336</text:p>
          </table:table-cell>
          <table:table-cell office:value-type="float" office:value="0.517488" calcext:value-type="float">
            <text:p>0.517488</text:p>
          </table:table-cell>
          <table:table-cell office:value-type="float" office:value="0.299273" calcext:value-type="float">
            <text:p>0.299273</text:p>
          </table:table-cell>
          <table:table-cell office:value-type="float" office:value="10.0498" calcext:value-type="float">
            <text:p>10.0498</text:p>
          </table:table-cell>
          <table:table-cell office:value-type="float" office:value="0.00762634" calcext:value-type="float">
            <text:p>0.0076263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3" calcext:value-type="float">
            <text:p>2.3</text:p>
          </table:table-cell>
          <table:table-cell office:value-type="float" office:value="-2.75423" calcext:value-type="float">
            <text:p>-2.75423</text:p>
          </table:table-cell>
          <table:table-cell office:value-type="float" office:value="0.0436406" calcext:value-type="float">
            <text:p>0.0436406</text:p>
          </table:table-cell>
          <table:table-cell office:value-type="float" office:value="7.62941" calcext:value-type="float">
            <text:p>7.62941</text:p>
          </table:table-cell>
          <table:table-cell office:value-type="float" office:value="59.533" calcext:value-type="float">
            <text:p>59.533</text:p>
          </table:table-cell>
          <table:table-cell office:value-type="float" office:value="0.57731" calcext:value-type="float">
            <text:p>0.57731</text:p>
          </table:table-cell>
          <table:table-cell office:value-type="float" office:value="0.375431" calcext:value-type="float">
            <text:p>0.375431</text:p>
          </table:table-cell>
          <table:table-cell office:value-type="float" office:value="0.18153" calcext:value-type="float">
            <text:p>0.18153</text:p>
          </table:table-cell>
          <table:table-cell office:value-type="float" office:value="17.3991" calcext:value-type="float">
            <text:p>17.3991</text:p>
          </table:table-cell>
          <table:table-cell office:value-type="float" office:value="0.00824963" calcext:value-type="float">
            <text:p>0.0082496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35" calcext:value-type="float">
            <text:p>2.35</text:p>
          </table:table-cell>
          <table:table-cell office:value-type="float" office:value="-2.57635" calcext:value-type="float">
            <text:p>-2.57635</text:p>
          </table:table-cell>
          <table:table-cell office:value-type="float" office:value="0.0405061" calcext:value-type="float">
            <text:p>0.0405061</text:p>
          </table:table-cell>
          <table:table-cell office:value-type="float" office:value="6.67811" calcext:value-type="float">
            <text:p>6.67811</text:p>
          </table:table-cell>
          <table:table-cell office:value-type="float" office:value="45.6922" calcext:value-type="float">
            <text:p>45.6922</text:p>
          </table:table-cell>
          <table:table-cell office:value-type="float" office:value="0.441443" calcext:value-type="float">
            <text:p>0.441443</text:p>
          </table:table-cell>
          <table:table-cell office:value-type="float" office:value="0.242656" calcext:value-type="float">
            <text:p>0.242656</text:p>
          </table:table-cell>
          <table:table-cell office:value-type="float" office:value="0.093133" calcext:value-type="float">
            <text:p>0.093133</text:p>
          </table:table-cell>
          <table:table-cell office:value-type="float" office:value="23.6719" calcext:value-type="float">
            <text:p>23.6719</text:p>
          </table:table-cell>
          <table:table-cell office:value-type="float" office:value="0.00733475" calcext:value-type="float">
            <text:p>0.0073347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6" calcext:value-type="float">
            <text:p>2.6</text:p>
          </table:table-cell>
          <table:table-cell office:value-type="float" office:value="-2.05719" calcext:value-type="float">
            <text:p>-2.05719</text:p>
          </table:table-cell>
          <table:table-cell office:value-type="float" office:value="0.0213711" calcext:value-type="float">
            <text:p>0.0213711</text:p>
          </table:table-cell>
          <table:table-cell office:value-type="float" office:value="4.25338" calcext:value-type="float">
            <text:p>4.25338</text:p>
          </table:table-cell>
          <table:table-cell office:value-type="float" office:value="18.4572" calcext:value-type="float">
            <text:p>18.4572</text:p>
          </table:table-cell>
          <table:table-cell office:value-type="float" office:value="0.161351" calcext:value-type="float">
            <text:p>0.161351</text:p>
          </table:table-cell>
          <table:table-cell office:value-type="float" office:value="0.0397605" calcext:value-type="float">
            <text:p>0.0397605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19.9162" calcext:value-type="float">
            <text:p>19.9162</text:p>
          </table:table-cell>
          <table:table-cell office:value-type="float" office:value="0.00316141" calcext:value-type="float">
            <text:p>0.0031614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.6</text:p>
          </table:table-cell>
          <table:table-cell office:value-type="float" office:value="-1.2727" calcext:value-type="float">
            <text:p>-1.2727</text:p>
          </table:table-cell>
          <table:table-cell office:value-type="float" office:value="0.0131858" calcext:value-type="float">
            <text:p>0.0131858</text:p>
          </table:table-cell>
          <table:table-cell office:value-type="float" office:value="1.63294" calcext:value-type="float">
            <text:p>1.63294</text:p>
          </table:table-cell>
          <table:table-cell office:value-type="float" office:value="2.75272" calcext:value-type="float">
            <text:p>2.75272</text:p>
          </table:table-cell>
          <table:table-cell office:value-type="float" office:value="0.0631752" calcext:value-type="float">
            <text:p>0.0631752</text:p>
          </table:table-cell>
          <table:table-cell office:value-type="float" office:value="0.00625397" calcext:value-type="float">
            <text:p>0.00625397</text:p>
          </table:table-cell>
          <table:table-cell office:value-type="float" office:value="0.000116366" calcext:value-type="float">
            <text:p>0.000116366</text:p>
          </table:table-cell>
          <table:table-cell office:value-type="float" office:value="5.22682" calcext:value-type="float">
            <text:p>5.22682</text:p>
          </table:table-cell>
          <table:table-cell office:value-type="float" office:value="0.00101742" calcext:value-type="float">
            <text:p>0.0010174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6" calcext:value-type="float">
            <text:p>4.6</text:p>
          </table:table-cell>
          <table:table-cell office:value-type="float" office:value="-0.942961" calcext:value-type="float">
            <text:p>-0.942961</text:p>
          </table:table-cell>
          <table:table-cell office:value-type="float" office:value="0.0112733" calcext:value-type="float">
            <text:p>0.0112733</text:p>
          </table:table-cell>
          <table:table-cell office:value-type="float" office:value="0.900449" calcext:value-type="float">
            <text:p>0.900449</text:p>
          </table:table-cell>
          <table:table-cell office:value-type="float" office:value="0.85138" calcext:value-type="float">
            <text:p>0.85138</text:p>
          </table:table-cell>
          <table:table-cell office:value-type="float" office:value="0.0480225" calcext:value-type="float">
            <text:p>0.0480225</text:p>
          </table:table-cell>
          <table:table-cell office:value-type="float" office:value="0.00361823" calcext:value-type="float">
            <text:p>0.00361823</text:p>
          </table:table-cell>
          <table:table-cell office:value-type="float" office:value="0.000038933" calcext:value-type="float">
            <text:p>3.8933E-05</text:p>
          </table:table-cell>
          <table:table-cell office:value-type="float" office:value="3.14941" calcext:value-type="float">
            <text:p>3.14941</text:p>
          </table:table-cell>
          <table:table-cell office:value-type="float" office:value="0.000532764" calcext:value-type="float">
            <text:p>0.000532764</text:p>
          </table:table-cell>
          <table:table-cell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<text:s/>Temp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077E-029" calcext:value-type="float">
            <text:p>1.50077E-29</text:p>
          </table:table-cell>
          <table:table-cell office:value-type="float" office:value="0" calcext:value-type="float">
            <text:p>0</text:p>
          </table:table-cell>
          <table:table-cell table:formula="of:=0.5*SQRT(900*[.H223]/[.J223]-1)/SIN(PI()/30)" office:value-type="float" office:value="3.70424431967302E+016" calcext:value-type="float">
            <text:p>3.70424431967302E+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float" office:value="-3.98796" calcext:value-type="float">
            <text:p>-3.98796</text:p>
          </table:table-cell>
          <table:table-cell office:value-type="float" office:value="0.000222875" calcext:value-type="float">
            <text:p>0.000222875</text:p>
          </table:table-cell>
          <table:table-cell office:value-type="float" office:value="15.9041" calcext:value-type="float">
            <text:p>15.9041</text:p>
          </table:table-cell>
          <table:table-cell office:value-type="float" office:value="252.954" calcext:value-type="float">
            <text:p>252.954</text:p>
          </table:table-cell>
          <table:table-cell office:value-type="float" office:value="0.998449" calcext:value-type="float">
            <text:p>0.998449</text:p>
          </table:table-cell>
          <table:table-cell office:value-type="float" office:value="0.996905" calcext:value-type="float">
            <text:p>0.996905</text:p>
          </table:table-cell>
          <table:table-cell office:value-type="float" office:value="0.993835" calcext:value-type="float">
            <text:p>0.993835</text:p>
          </table:table-cell>
          <table:table-cell office:value-type="float" office:value="0.00349306" calcext:value-type="float">
            <text:p>0.00349306</text:p>
          </table:table-cell>
          <table:table-cell office:value-type="float" office:value="0.000184195" calcext:value-type="float">
            <text:p>0.000184195</text:p>
          </table:table-cell>
          <table:table-cell table:formula="of:=0.5*SQRT(900*[.H224]/[.J224]-1)/SIN(PI()/30)" office:value-type="float" office:value="2424.26288379735" calcext:value-type="float">
            <text:p>2424.262883797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5" calcext:value-type="float">
            <text:p>2.15</text:p>
          </table:table-cell>
          <table:table-cell office:value-type="float" office:value="-3.21892" calcext:value-type="float">
            <text:p>-3.21892</text:p>
          </table:table-cell>
          <table:table-cell office:value-type="float" office:value="0.0235732" calcext:value-type="float">
            <text:p>0.0235732</text:p>
          </table:table-cell>
          <table:table-cell office:value-type="float" office:value="10.385" calcext:value-type="float">
            <text:p>10.385</text:p>
          </table:table-cell>
          <table:table-cell office:value-type="float" office:value="108.813" calcext:value-type="float">
            <text:p>108.813</text:p>
          </table:table-cell>
          <table:table-cell office:value-type="float" office:value="0.835348" calcext:value-type="float">
            <text:p>0.835348</text:p>
          </table:table-cell>
          <table:table-cell office:value-type="float" office:value="0.702237" calcext:value-type="float">
            <text:p>0.702237</text:p>
          </table:table-cell>
          <table:table-cell office:value-type="float" office:value="0.503333" calcext:value-type="float">
            <text:p>0.503333</text:p>
          </table:table-cell>
          <table:table-cell office:value-type="float" office:value="2.80642" calcext:value-type="float">
            <text:p>2.80642</text:p>
          </table:table-cell>
          <table:table-cell office:value-type="float" office:value="0.00509967" calcext:value-type="float">
            <text:p>0.00509967</text:p>
          </table:table-cell>
          <table:table-cell table:formula="of:=0.5*SQRT(900*[.H225]/[.J225]-1)/SIN(PI()/30)" office:value-type="float" office:value="71.623548982162" calcext:value-type="float">
            <text:p>71.6235489821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.2</text:p>
          </table:table-cell>
          <table:table-cell office:value-type="float" office:value="-3.09289" calcext:value-type="float">
            <text:p>-3.09289</text:p>
          </table:table-cell>
          <table:table-cell office:value-type="float" office:value="0.0298434" calcext:value-type="float">
            <text:p>0.0298434</text:p>
          </table:table-cell>
          <table:table-cell office:value-type="float" office:value="9.59584" calcext:value-type="float">
            <text:p>9.59584</text:p>
          </table:table-cell>
          <table:table-cell office:value-type="float" office:value="93.2041" calcext:value-type="float">
            <text:p>93.2041</text:p>
          </table:table-cell>
          <table:table-cell office:value-type="float" office:value="0.785769" calcext:value-type="float">
            <text:p>0.785769</text:p>
          </table:table-cell>
          <table:table-cell office:value-type="float" office:value="0.62731" calcext:value-type="float">
            <text:p>0.62731</text:p>
          </table:table-cell>
          <table:table-cell office:value-type="float" office:value="0.411356" calcext:value-type="float">
            <text:p>0.411356</text:p>
          </table:table-cell>
          <table:table-cell office:value-type="float" office:value="5.07314" calcext:value-type="float">
            <text:p>5.07314</text:p>
          </table:table-cell>
          <table:table-cell office:value-type="float" office:value="0.006166" calcext:value-type="float">
            <text:p>0.006166</text:p>
          </table:table-cell>
          <table:table-cell table:formula="of:=0.5*SQRT(900*[.H226]/[.J226]-1)/SIN(PI()/30)" office:value-type="float" office:value="50.2341820024027" calcext:value-type="float">
            <text:p>50.23418200240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5" calcext:value-type="float">
            <text:p>2.25</text:p>
          </table:table-cell>
          <table:table-cell office:value-type="float" office:value="-2.93706" calcext:value-type="float">
            <text:p>-2.93706</text:p>
          </table:table-cell>
          <table:table-cell office:value-type="float" office:value="0.0387635" calcext:value-type="float">
            <text:p>0.0387635</text:p>
          </table:table-cell>
          <table:table-cell office:value-type="float" office:value="8.66511" calcext:value-type="float">
            <text:p>8.66511</text:p>
          </table:table-cell>
          <table:table-cell office:value-type="float" office:value="76.4027" calcext:value-type="float">
            <text:p>76.4027</text:p>
          </table:table-cell>
          <table:table-cell office:value-type="float" office:value="0.70223" calcext:value-type="float">
            <text:p>0.70223</text:p>
          </table:table-cell>
          <table:table-cell office:value-type="float" office:value="0.517218" calcext:value-type="float">
            <text:p>0.517218</text:p>
          </table:table-cell>
          <table:table-cell office:value-type="float" office:value="0.299087" calcext:value-type="float">
            <text:p>0.299087</text:p>
          </table:table-cell>
          <table:table-cell office:value-type="float" office:value="10.0381" calcext:value-type="float">
            <text:p>10.0381</text:p>
          </table:table-cell>
          <table:table-cell office:value-type="float" office:value="0.00765698" calcext:value-type="float">
            <text:p>0.00765698</text:p>
          </table:table-cell>
          <table:table-cell table:formula="of:=0.5*SQRT(900*[.H227]/[.J227]-1)/SIN(PI()/30)" office:value-type="float" office:value="32.22062013613" calcext:value-type="float">
            <text:p>32.220620136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" calcext:value-type="float">
            <text:p>2.3</text:p>
          </table:table-cell>
          <table:table-cell office:value-type="float" office:value="-2.75631" calcext:value-type="float">
            <text:p>-2.75631</text:p>
          </table:table-cell>
          <table:table-cell office:value-type="float" office:value="0.0438494" calcext:value-type="float">
            <text:p>0.0438494</text:p>
          </table:table-cell>
          <table:table-cell office:value-type="float" office:value="7.6411" calcext:value-type="float">
            <text:p>7.6411</text:p>
          </table:table-cell>
          <table:table-cell office:value-type="float" office:value="59.7199" calcext:value-type="float">
            <text:p>59.7199</text:p>
          </table:table-cell>
          <table:table-cell office:value-type="float" office:value="0.579768" calcext:value-type="float">
            <text:p>0.579768</text:p>
          </table:table-cell>
          <table:table-cell office:value-type="float" office:value="0.377748" calcext:value-type="float">
            <text:p>0.377748</text:p>
          </table:table-cell>
          <table:table-cell office:value-type="float" office:value="0.183127" calcext:value-type="float">
            <text:p>0.183127</text:p>
          </table:table-cell>
          <table:table-cell office:value-type="float" office:value="17.2104" calcext:value-type="float">
            <text:p>17.2104</text:p>
          </table:table-cell>
          <table:table-cell office:value-type="float" office:value="0.00828911" calcext:value-type="float">
            <text:p>0.00828911</text:p>
          </table:table-cell>
          <table:table-cell table:formula="of:=0.5*SQRT(900*[.H228]/[.J228]-1)/SIN(PI()/30)" office:value-type="float" office:value="20.7148452748768" calcext:value-type="float">
            <text:p>20.7148452748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5" calcext:value-type="float">
            <text:p>2.35</text:p>
          </table:table-cell>
          <table:table-cell office:value-type="float" office:value="-2.57808" calcext:value-type="float">
            <text:p>-2.57808</text:p>
          </table:table-cell>
          <table:table-cell office:value-type="float" office:value="0.0404344" calcext:value-type="float">
            <text:p>0.0404344</text:p>
          </table:table-cell>
          <table:table-cell office:value-type="float" office:value="6.68692" calcext:value-type="float">
            <text:p>6.68692</text:p>
          </table:table-cell>
          <table:table-cell office:value-type="float" office:value="45.8091" calcext:value-type="float">
            <text:p>45.8091</text:p>
          </table:table-cell>
          <table:table-cell office:value-type="float" office:value="0.443848" calcext:value-type="float">
            <text:p>0.443848</text:p>
          </table:table-cell>
          <table:table-cell office:value-type="float" office:value="0.244433" calcext:value-type="float">
            <text:p>0.244433</text:p>
          </table:table-cell>
          <table:table-cell office:value-type="float" office:value="0.0938713" calcext:value-type="float">
            <text:p>0.0938713</text:p>
          </table:table-cell>
          <table:table-cell office:value-type="float" office:value="23.6107" calcext:value-type="float">
            <text:p>23.6107</text:p>
          </table:table-cell>
          <table:table-cell office:value-type="float" office:value="0.00732176" calcext:value-type="float">
            <text:p>0.00732176</text:p>
          </table:table-cell>
          <table:table-cell table:formula="of:=0.5*SQRT(900*[.H229]/[.J229]-1)/SIN(PI()/30)" office:value-type="float" office:value="13.7952167748515" calcext:value-type="float">
            <text:p>13.79521677485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 office:value-type="float" office:value="-2.05715" calcext:value-type="float">
            <text:p>-2.05715</text:p>
          </table:table-cell>
          <table:table-cell office:value-type="float" office:value="0.0213179" calcext:value-type="float">
            <text:p>0.0213179</text:p>
          </table:table-cell>
          <table:table-cell office:value-type="float" office:value="4.25318" calcext:value-type="float">
            <text:p>4.25318</text:p>
          </table:table-cell>
          <table:table-cell office:value-type="float" office:value="18.4542" calcext:value-type="float">
            <text:p>18.4542</text:p>
          </table:table-cell>
          <table:table-cell office:value-type="float" office:value="0.161068" calcext:value-type="float">
            <text:p>0.161068</text:p>
          </table:table-cell>
          <table:table-cell office:value-type="float" office:value="0.0396403" calcext:value-type="float">
            <text:p>0.0396403</text:p>
          </table:table-cell>
          <table:table-cell office:value-type="float" office:value="0.00424509" calcext:value-type="float">
            <text:p>0.00424509</text:p>
          </table:table-cell>
          <table:table-cell office:value-type="float" office:value="19.9285" calcext:value-type="float">
            <text:p>19.9285</text:p>
          </table:table-cell>
          <table:table-cell office:value-type="float" office:value="0.00315354" calcext:value-type="float">
            <text:p>0.00315354</text:p>
          </table:table-cell>
          <table:table-cell table:formula="of:=0.5*SQRT(900*[.H230]/[.J230]-1)/SIN(PI()/30)" office:value-type="float" office:value="4.25214107454068" calcext:value-type="float">
            <text:p>4.252141074540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.6</text:p>
          </table:table-cell>
          <table:table-cell office:value-type="float" office:value="-1.27274" calcext:value-type="float">
            <text:p>-1.27274</text:p>
          </table:table-cell>
          <table:table-cell office:value-type="float" office:value="0.0131333" calcext:value-type="float">
            <text:p>0.0131333</text:p>
          </table:table-cell>
          <table:table-cell office:value-type="float" office:value="1.63299" calcext:value-type="float">
            <text:p>1.63299</text:p>
          </table:table-cell>
          <table:table-cell office:value-type="float" office:value="2.75252" calcext:value-type="float">
            <text:p>2.75252</text:p>
          </table:table-cell>
          <table:table-cell office:value-type="float" office:value="0.0630295" calcext:value-type="float">
            <text:p>0.0630295</text:p>
          </table:table-cell>
          <table:table-cell office:value-type="float" office:value="0.00622492" calcext:value-type="float">
            <text:p>0.00622492</text:p>
          </table:table-cell>
          <table:table-cell office:value-type="float" office:value="0.0001152" calcext:value-type="float">
            <text:p>0.0001152</text:p>
          </table:table-cell>
          <table:table-cell office:value-type="float" office:value="5.23277" calcext:value-type="float">
            <text:p>5.23277</text:p>
          </table:table-cell>
          <table:table-cell office:value-type="float" office:value="0.00101338" calcext:value-type="float">
            <text:p>0.00101338</text:p>
          </table:table-cell>
          <table:table-cell table:formula="of:=0.5*SQRT(900*[.H231]/[.J231]-1)/SIN(PI()/30)" office:value-type="float" office:value="1.27136329898519" calcext:value-type="float">
            <text:p>1.271363298985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6" calcext:value-type="float">
            <text:p>4.6</text:p>
          </table:table-cell>
          <table:table-cell office:value-type="float" office:value="-0.943059" calcext:value-type="float">
            <text:p>-0.943059</text:p>
          </table:table-cell>
          <table:table-cell office:value-type="float" office:value="0.0112502" calcext:value-type="float">
            <text:p>0.0112502</text:p>
          </table:table-cell>
          <table:table-cell office:value-type="float" office:value="0.90061" calcext:value-type="float">
            <text:p>0.90061</text:p>
          </table:table-cell>
          <table:table-cell office:value-type="float" office:value="0.851586" calcext:value-type="float">
            <text:p>0.851586</text:p>
          </table:table-cell>
          <table:table-cell office:value-type="float" office:value="0.0479763" calcext:value-type="float">
            <text:p>0.0479763</text:p>
          </table:table-cell>
          <table:table-cell office:value-type="float" office:value="0.00361289" calcext:value-type="float">
            <text:p>0.00361289</text:p>
          </table:table-cell>
          <table:table-cell office:value-type="float" office:value="0.0000389926" calcext:value-type="float">
            <text:p>3.89926E-05</text:p>
          </table:table-cell>
          <table:table-cell office:value-type="float" office:value="3.15324" calcext:value-type="float">
            <text:p>3.15324</text:p>
          </table:table-cell>
          <table:table-cell office:value-type="float" office:value="0.000531673" calcext:value-type="float">
            <text:p>0.000531673</text:p>
          </table:table-cell>
          <table:table-cell table:formula="of:=0.5*SQRT(900*[.H232]/[.J232]-1)/SIN(PI()/30)" office:value-type="float" office:value="0.844828182210557" calcext:value-type="float">
            <text:p>0.844828182210557</text:p>
          </table:table-cell>
        </table:table-row>
      </table:table>
      <table:table table:name="Plots" table:style-name="ta1">
        <table:shapes>
          <draw:frame draw:z-index="0" draw:style-name="gr1" draw:text-style-name="P1" svg:width="159.99mm" svg:height="89.99mm" svg:x="0.01mm" svg:y="0.01mm">
            <draw:object draw:notify-on-update-of-ranges="PT_30.B223:PT_30.B232 PT_30.C223:PT_30.C2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mm" svg:y="93.77mm">
            <draw:object draw:notify-on-update-of-ranges="PT_30.B223:PT_30.B232 PT_30.G223:PT_30.G2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81.18mm" svg:y="0mm">
            <draw:object draw:notify-on-update-of-ranges="PT_30.B223:PT_30.B232 PT_30.K223:PT_30.K2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79.81mm" svg:y="91.38mm">
            <draw:object draw:notify-on-update-of-ranges="PT_30.B225:PT_30.B232 PT_30.L225:PT_30.L2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0T16:07:35.944733892</dc:date>
    <meta:editing-duration>PT3M36S</meta:editing-duration>
    <meta:editing-cycles>3</meta:editing-cycles>
    <meta:generator>LibreOffice/6.0.3.2$Linux_X86_64 LibreOffice_project/00m0$Build-2</meta:generator>
    <meta:document-statistic meta:table-count="2" meta:cell-count="255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9cm" svg:y="0.315cm" chart:style-name="ch2">
          <text:p>Energy vs Temp</text:p>
        </chart:title>
        <chart:plot-area chart:style-name="ch3" table:cell-range-address="PT_30.B223:PT_30.C232" svg:x="0.32cm" svg:y="1.196cm" svg:width="15.36cm" svg:height="7.624cm">
          <chartooo:coordinate-region svg:x="1.153cm" svg:y="1.357cm" svg:width="14.433cm" svg:height="7.3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T_30.C223:PT_30.C232" chart:class="chart:scatter">
            <chart:domain table:cell-range-address="PT_30.B223:PT_30.B23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PT_30.B223:PT_30.B232</svg:desc>
                </draw:g>
              </table:table-cell>
              <table:table-cell office:value-type="float" office:value="-4">
                <text:p>-4</text:p>
                <draw:g>
                  <svg:desc>PT_30.C223:PT_30.C2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-3.98796">
                <text:p>-3.98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">
                <text:p>2.15</text:p>
              </table:table-cell>
              <table:table-cell office:value-type="float" office:value="-3.21892">
                <text:p>-3.21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-3.09289">
                <text:p>-3.09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-2.93706">
                <text:p>-2.93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-2.75631">
                <text:p>-2.75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">
                <text:p>2.35</text:p>
              </table:table-cell>
              <table:table-cell office:value-type="float" office:value="-2.57808">
                <text:p>-2.57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">
                <text:p>2.6</text:p>
              </table:table-cell>
              <table:table-cell office:value-type="float" office:value="-2.05715">
                <text:p>-2.057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">
                <text:p>3.6</text:p>
              </table:table-cell>
              <table:table-cell office:value-type="float" office:value="-1.27274">
                <text:p>-1.27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">
                <text:p>4.6</text:p>
              </table:table-cell>
              <table:table-cell office:value-type="float" office:value="-0.943059">
                <text:p>-0.943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67cm" svg:y="0.315cm" chart:style-name="ch2">
          <text:p>Mag vs Temp</text:p>
        </chart:title>
        <chart:plot-area chart:style-name="ch3" table:cell-range-address="PT_30.B223:PT_30.B232 PT_30.G223:PT_30.G232" svg:x="0.32cm" svg:y="1.196cm" svg:width="15.36cm" svg:height="7.624cm">
          <chartooo:coordinate-region svg:x="1.047cm" svg:y="1.357cm" svg:width="14.539cm" svg:height="6.8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T_30.G223:PT_30.G232" chart:class="chart:scatter">
            <chart:domain table:cell-range-address="PT_30.B223:PT_30.B23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PT_30.B223:PT_30.B232</svg:desc>
                </draw:g>
              </table:table-cell>
              <table:table-cell office:value-type="float" office:value="1">
                <text:p>1</text:p>
                <draw:g>
                  <svg:desc>PT_30.G223:PT_30.G2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0.998449">
                <text:p>0.998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">
                <text:p>2.15</text:p>
              </table:table-cell>
              <table:table-cell office:value-type="float" office:value="0.835348">
                <text:p>0.835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0.785769">
                <text:p>0.785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0.70223">
                <text:p>0.70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0.579768">
                <text:p>0.579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">
                <text:p>2.35</text:p>
              </table:table-cell>
              <table:table-cell office:value-type="float" office:value="0.443848">
                <text:p>0.443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">
                <text:p>2.6</text:p>
              </table:table-cell>
              <table:table-cell office:value-type="float" office:value="0.161068">
                <text:p>0.161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">
                <text:p>3.6</text:p>
              </table:table-cell>
              <table:table-cell office:value-type="float" office:value="0.0630295">
                <text:p>0.0630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">
                <text:p>4.6</text:p>
              </table:table-cell>
              <table:table-cell office:value-type="float" office:value="0.0479763">
                <text:p>0.04797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59cm" svg:y="0.315cm" chart:style-name="ch2">
          <text:p>Spec Heat vs Temp</text:p>
        </chart:title>
        <chart:plot-area chart:style-name="ch3" table:cell-range-address="PT_30.B223:PT_30.B232 PT_30.K223:PT_30.K232" svg:x="0.32cm" svg:y="1.196cm" svg:width="15.36cm" svg:height="7.624cm">
          <chartooo:coordinate-region svg:x="1.418cm" svg:y="1.356cm" svg:width="14.169cm" svg:height="6.8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T_30.K223:PT_30.K232" chart:class="chart:scatter">
            <chart:domain table:cell-range-address="PT_30.B223:PT_30.B23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PT_30.B223:PT_30.B232</svg:desc>
                </draw:g>
              </table:table-cell>
              <table:table-cell office:value-type="float" office:value="0">
                <text:p>0</text:p>
                <draw:g>
                  <svg:desc>PT_30.K223:PT_30.K2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0.000184195">
                <text:p>0.000184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">
                <text:p>2.15</text:p>
              </table:table-cell>
              <table:table-cell office:value-type="float" office:value="0.00509967">
                <text:p>0.00509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0.006166">
                <text:p>0.006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0.00765698">
                <text:p>0.00765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0.00828911">
                <text:p>0.00828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">
                <text:p>2.35</text:p>
              </table:table-cell>
              <table:table-cell office:value-type="float" office:value="0.00732176">
                <text:p>0.00732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">
                <text:p>2.6</text:p>
              </table:table-cell>
              <table:table-cell office:value-type="float" office:value="0.00315354">
                <text:p>0.00315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">
                <text:p>3.6</text:p>
              </table:table-cell>
              <table:table-cell office:value-type="float" office:value="0.00101338">
                <text:p>0.00101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">
                <text:p>4.6</text:p>
              </table:table-cell>
              <table:table-cell office:value-type="float" office:value="0.000531673">
                <text:p>0.0005316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55cm" svg:y="0.315cm" chart:style-name="ch2">
          <text:p>Correl Length vs Temp</text:p>
        </chart:title>
        <chart:plot-area chart:style-name="ch3" table:cell-range-address="PT_30.B225:PT_30.B232 PT_30.L225:PT_30.L232" svg:x="0.32cm" svg:y="1.196cm" svg:width="15.36cm" svg:height="7.624cm">
          <chartooo:coordinate-region svg:x="0.941cm" svg:y="1.356cm" svg:width="14.645cm" svg:height="6.8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T_30.L225:PT_30.L232" chart:class="chart:scatter">
            <chart:domain table:cell-range-address="PT_30.B225:PT_30.B232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5">
                <text:p>2.15</text:p>
                <draw:g>
                  <svg:desc>PT_30.B225:PT_30.B232</svg:desc>
                </draw:g>
              </table:table-cell>
              <table:table-cell office:value-type="float" office:value="71.623548982162">
                <text:p>71.623548982162</text:p>
                <draw:g>
                  <svg:desc>PT_30.L225:PT_30.L2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50.2341820024027">
                <text:p>50.2341820024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">
                <text:p>2.25</text:p>
              </table:table-cell>
              <table:table-cell office:value-type="float" office:value="32.22062013613">
                <text:p>32.22062013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">
                <text:p>2.3</text:p>
              </table:table-cell>
              <table:table-cell office:value-type="float" office:value="20.7148452748768">
                <text:p>20.7148452748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5">
                <text:p>2.35</text:p>
              </table:table-cell>
              <table:table-cell office:value-type="float" office:value="13.7952167748515">
                <text:p>13.7952167748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">
                <text:p>2.6</text:p>
              </table:table-cell>
              <table:table-cell office:value-type="float" office:value="4.25214107454068">
                <text:p>4.25214107454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">
                <text:p>3.6</text:p>
              </table:table-cell>
              <table:table-cell office:value-type="float" office:value="1.27136329898519">
                <text:p>1.27136329898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">
                <text:p>4.6</text:p>
              </table:table-cell>
              <table:table-cell office:value-type="float" office:value="0.844828182210557">
                <text:p>0.8448281822105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